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BM Plex Mono" svg:font-family="'IBM Plex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4">
      <style:paragraph-properties>
        <style:tab-stops>
          <style:tab-stop style:position="15.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rsid="000b4578" officeooo:paragraph-rsid="000b4578"/>
    </style:style>
    <style:style style:name="P6" style:family="paragraph" style:parent-style-name="Text_20_body">
      <style:text-properties officeooo:rsid="000b4578" officeooo:paragraph-rsid="000b4578"/>
    </style:style>
    <style:style style:name="P7" style:family="paragraph" style:parent-style-name="Standard">
      <style:text-properties officeooo:paragraph-rsid="000b4578"/>
    </style:style>
    <style:style style:name="P8" style:family="paragraph" style:parent-style-name="Text_20_body">
      <style:text-properties officeooo:paragraph-rsid="000b4578"/>
    </style:style>
    <style:style style:name="P9" style:family="paragraph" style:parent-style-name="Text_20_body">
      <style:text-properties officeooo:paragraph-rsid="000e77e9"/>
    </style:style>
    <style:style style:name="P10"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var ds-font-family-cod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fo:font-size="12pt" fo:letter-spacing="normal" style:font-size-asian="12pt" style:font-size-complex="12pt"/>
    </style:style>
    <style:style style:name="P12" style:family="paragraph" style:parent-style-name="Text_20_body">
      <style:text-properties officeooo:paragraph-rsid="000edc87"/>
    </style:style>
    <style:style style:name="P1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636f88" loext:opacity="100%" style:font-name="var ds-font-family-code" fo:font-size="12pt" fo:letter-spacing="normal" fo:font-style="normal" fo:font-weight="normal" style:font-size-asian="12pt" style:font-size-complex="12pt"/>
    </style:style>
    <style:style style:name="P14"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size="12pt" style:font-size-asian="12pt" style:font-size-complex="12pt"/>
    </style:style>
    <style:style style:name="P15" style:family="paragraph" style:parent-style-name="Preformatted_20_Text">
      <style:paragraph-properties fo:margin-left="0cm" fo:margin-right="0cm" fo:margin-top="0cm" fo:margin-bottom="0cm" style:contextual-spacing="false" fo:text-indent="0cm" style:auto-text-indent="false" fo:padding="0cm" fo:border="none"/>
      <style:text-properties style:font-name="var ds-font-family-code"/>
    </style:style>
    <style:style style:name="P16" style:family="paragraph" style:parent-style-name="Preformatted_20_Text">
      <style:paragraph-properties fo:margin-left="0cm" fo:margin-right="0cm" fo:margin-top="0cm" fo:margin-bottom="0cm" style:contextual-spacing="false" fo:text-indent="0cm" style:auto-text-indent="false" fo:padding="0cm" fo:border="none"/>
    </style:style>
    <style:style style:name="P17" style:family="paragraph" style:parent-style-name="Preformatted_20_Text">
      <style:paragraph-properties fo:margin-left="0cm" fo:margin-right="0cm" fo:margin-top="0cm" fo:margin-bottom="0cm" style:contextual-spacing="false" fo:text-indent="0cm" style:auto-text-indent="false" fo:padding="0cm" fo:border="none"/>
      <style:text-properties fo:color="#81a1c1" loext:opacity="100%" style:font-name="var ds-font-family-code"/>
    </style:style>
    <style:style style:name="P18" style:family="paragraph" style:parent-style-name="Preformatted_20_Text">
      <style:paragraph-properties fo:margin-left="0cm" fo:margin-right="0cm" fo:margin-top="0cm" fo:margin-bottom="0cm" style:contextual-spacing="false" fo:padding="0cm" fo:border="none"/>
    </style:style>
    <style:style style:name="P19" style:family="paragraph" style:parent-style-name="Preformatted_20_Text">
      <style:paragraph-properties fo:margin-left="0cm" fo:margin-right="0cm" fo:margin-top="0cm" fo:margin-bottom="0cm" style:contextual-spacing="false" fo:text-indent="0cm" style:auto-text-indent="false" fo:padding="0cm" fo:border="none"/>
      <style:text-properties fo:color="#636f88" loext:opacity="100%" style:font-name="var ds-font-family-code"/>
    </style:style>
    <style:style style:name="P20" style:family="paragraph" style:parent-style-name="Text_20_body">
      <style:paragraph-properties fo:margin-left="0cm" fo:margin-right="0cm" fo:margin-top="0cm" fo:margin-bottom="0cm" style:contextual-spacing="false" fo:text-indent="0cm" style:auto-text-indent="false"/>
      <style:text-properties fo:color="#ffffff" loext:opacity="100%" fo:background-color="#000000" loext:padding="0cm" loext:border="none"/>
    </style:style>
    <style:style style:name="P21" style:family="paragraph" style:parent-style-name="Text_20_body">
      <style:paragraph-properties fo:margin-left="0.318cm" fo:margin-right="0cm" fo:orphans="2" fo:widows="2" fo:text-indent="0cm" style:auto-text-indent="false"/>
    </style:style>
    <style:style style:name="P22" style:family="paragraph" style:parent-style-name="Preformatted_20_Text">
      <style:paragraph-properties fo:margin-left="0cm" fo:margin-right="0cm" fo:margin-top="0cm" fo:margin-bottom="0cm" style:contextual-spacing="false" fo:text-indent="0cm" style:auto-text-indent="false" fo:padding="0cm" fo:border="none"/>
      <style:text-properties fo:color="#81a1c1" loext:opacity="100%" style:font-name="var ds-font-family-code" officeooo:paragraph-rsid="000eff7d"/>
    </style:style>
    <style:style style:name="P23" style:family="paragraph" style:parent-style-name="Text_20_body">
      <style:text-properties fo:color="#ffffff" loext:opacity="100%" fo:background-color="#000000" loext:padding="0cm" loext:border="none"/>
    </style:style>
    <style:style style:name="P24" style:family="paragraph" style:parent-style-name="Text_20_body">
      <style:text-properties officeooo:paragraph-rsid="000fcecd"/>
    </style:style>
    <style:style style:name="P25" style:family="paragraph" style:parent-style-name="Text_20_body">
      <style:paragraph-properties fo:margin-left="0cm" fo:margin-right="0cm" fo:text-indent="0cm" style:auto-text-indent="false"/>
    </style:style>
    <style:style style:name="P26" style:family="paragraph" style:parent-style-name="Preformatted_20_Text">
      <style:paragraph-properties fo:margin-top="0cm" fo:margin-bottom="0.499cm" style:contextual-spacing="false"/>
    </style:style>
    <style:style style:name="P27" style:family="paragraph" style:parent-style-name="Text_20_body" style:list-style-name="L1"/>
    <style:style style:name="P28" style:family="paragraph" style:parent-style-name="Preformatted_20_Text" style:list-style-name="L1"/>
    <style:style style:name="P29" style:family="paragraph" style:parent-style-name="Preformatted_20_Text" style:list-style-name="L1">
      <style:paragraph-properties fo:margin-top="0cm" fo:margin-bottom="0.499cm" style:contextual-spacing="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Preformatted_20_Text" style:list-style-name="L4">
      <style:paragraph-properties fo:margin-top="0cm" fo:margin-bottom="0.499cm" style:contextual-spacing="false"/>
    </style:style>
    <style:style style:name="P34" style:family="paragraph" style:parent-style-name="Preformatted_20_Text"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Preformatted_20_Text" style:list-style-name="L8"/>
    <style:style style:name="P40" style:family="paragraph" style:parent-style-name="Preformatted_20_Text" style:list-style-name="L8">
      <style:paragraph-properties fo:margin-top="0cm" fo:margin-bottom="0.499cm" style:contextual-spacing="false"/>
    </style:style>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T1" style:family="text">
      <style:text-properties officeooo:rsid="000e77e9" style:language-asian="ja" style:country-asian="JP"/>
    </style:style>
    <style:style style:name="T2" style:family="text">
      <style:text-properties style:language-asian="ja" style:country-asian="JP"/>
    </style:style>
    <style:style style:name="T3" style:family="text">
      <style:text-properties fo:color="#81a1c1" loext:opacity="100%"/>
    </style:style>
    <style:style style:name="T4" style:family="text">
      <style:text-properties fo:color="#b48ead" loext:opacity="100%"/>
    </style:style>
    <style:style style:name="T5" style:family="text">
      <style:text-properties fo:color="#636f88" loext:opacity="100%"/>
    </style:style>
    <style:style style:name="T6" style:family="text">
      <style:text-properties fo:color="#88c0d0" loext:opacity="100%"/>
    </style:style>
    <style:style style:name="T7" style:family="text">
      <style:text-properties fo:color="#81a1c1" loext:opacity="100%" style:font-name="var ds-font-family-code" fo:font-style="normal" fo:font-weight="normal"/>
    </style:style>
    <style:style style:name="T8" style:family="text">
      <style:text-properties style:font-name="var ds-font-family-code" fo:font-style="normal" fo:font-weight="normal"/>
    </style:style>
    <style:style style:name="T9" style:family="text">
      <style:text-properties fo:color="#a3be8c" loext:opacity="100%" style:font-name="var ds-font-family-code" fo:font-style="normal" fo:font-weight="normal"/>
    </style:style>
    <style:style style:name="T10" style:family="text">
      <style:text-properties fo:color="#b48ead" loext:opacity="100%" style:font-name="var ds-font-family-code" fo:font-style="normal" fo:font-weight="normal"/>
    </style:style>
    <style:style style:name="T11" style:family="text">
      <style:text-properties fo:color="#a3be8c" loext:opacity="100%"/>
    </style:style>
    <style:style style:name="T12" style:family="text">
      <style:text-properties fo:background-color="#000000" loext:char-shading-value="0"/>
    </style:style>
    <style:style style:name="T13" style:family="text">
      <style:text-properties fo:color="#88c0d0" loext:opacity="100%" style:font-name="var ds-font-family-code" fo:font-style="normal" fo:font-weight="normal"/>
    </style:style>
    <style:style style:name="T14" style:family="text">
      <style:text-properties fo:color="#81a1c1" loext:opacity="100%" style:font-name="var ds-font-family-code"/>
    </style:style>
    <style:style style:name="T15" style:family="text">
      <style:text-properties style:font-name="var ds-font-family-code"/>
    </style:style>
    <style:style style:name="T16" style:family="text">
      <style:text-properties fo:color="#a3be8c" loext:opacity="100%" style:font-name="var ds-font-family-code"/>
    </style:style>
    <style:style style:name="T17" style:family="text">
      <style:text-properties fo:color="#b48ead" loext:opacity="100%" style:font-name="var ds-font-family-code"/>
    </style:style>
    <style:style style:name="T18" style:family="text">
      <style:text-properties fo:color="#88c0d0" loext:opacity="100%" style:font-name="var ds-font-family-code"/>
    </style:style>
    <style:style style:name="T19" style:family="text">
      <style:text-properties fo:color="#636f88" loext:opacity="100%" style:font-name="var ds-font-family-cod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16_3155058529" text:style-name="Index_20_Link" text:visited-style-name="Index_20_Link">Part 0<text:tab/>5</text:a></text:p>
          <text:p text:style-name="P2"><text:a xlink:type="simple" xlink:href="#__RefHeading___Toc118_3155058529" text:style-name="Index_20_Link" text:visited-style-name="Index_20_Link">Fundamentals of Web Apps<text:tab/>5</text:a></text:p>
          <text:p text:style-name="P2"><text:a xlink:type="simple" xlink:href="#__RefHeading___Toc120_3155058529" text:style-name="Index_20_Link" text:visited-style-name="Index_20_Link">Developer Console and Debugging Tools<text:tab/>5</text:a></text:p>
          <text:p text:style-name="P2"><text:a xlink:type="simple" xlink:href="#__RefHeading___Toc122_3155058529" text:style-name="Index_20_Link" text:visited-style-name="Index_20_Link">HTTP GET and Resource Fetching<text:tab/>5</text:a></text:p>
          <text:p text:style-name="P2"><text:a xlink:type="simple" xlink:href="#__RefHeading___Toc124_3155058529" text:style-name="Index_20_Link" text:visited-style-name="Index_20_Link">Traditional Web Applications<text:tab/>5</text:a></text:p>
          <text:p text:style-name="P2"><text:a xlink:type="simple" xlink:href="#__RefHeading___Toc126_3155058529" text:style-name="Index_20_Link" text:visited-style-name="Index_20_Link">Running Application Logic in the Browser<text:tab/>5</text:a></text:p>
          <text:p text:style-name="P2"><text:a xlink:type="simple" xlink:href="#__RefHeading___Toc128_3155058529" text:style-name="Index_20_Link" text:visited-style-name="Index_20_Link">Event Handlers and Callback Functions<text:tab/>6</text:a></text:p>
          <text:p text:style-name="P2"><text:a xlink:type="simple" xlink:href="#__RefHeading___Toc130_3155058529" text:style-name="Index_20_Link" text:visited-style-name="Index_20_Link">Document Object Model (DOM)<text:tab/>6</text:a></text:p>
          <text:p text:style-name="P2"><text:a xlink:type="simple" xlink:href="#__RefHeading___Toc132_3155058529" text:style-name="Index_20_Link" text:visited-style-name="Index_20_Link">Manipulating the DOM from the Console<text:tab/>6</text:a></text:p>
          <text:p text:style-name="P2"><text:a xlink:type="simple" xlink:href="#__RefHeading___Toc134_3155058529" text:style-name="Index_20_Link" text:visited-style-name="Index_20_Link">CSS and Styling Rules<text:tab/>6</text:a></text:p>
          <text:p text:style-name="P2"><text:a xlink:type="simple" xlink:href="#__RefHeading___Toc136_3155058529" text:style-name="Index_20_Link" text:visited-style-name="Index_20_Link">Forms and HTTP POST Requests<text:tab/>6</text:a></text:p>
          <text:p text:style-name="P2"><text:a xlink:type="simple" xlink:href="#__RefHeading___Toc138_3155058529" text:style-name="Index_20_Link" text:visited-style-name="Index_20_Link">AJAX: A Revolution in Web Development<text:tab/>7</text:a></text:p>
          <text:p text:style-name="P2"><text:a xlink:type="simple" xlink:href="#__RefHeading___Toc140_3155058529" text:style-name="Index_20_Link" text:visited-style-name="Index_20_Link">The Single-Page App Approach<text:tab/>7</text:a></text:p>
          <text:p text:style-name="P2"><text:a xlink:type="simple" xlink:href="#__RefHeading___Toc142_3155058529" text:style-name="Index_20_Link" text:visited-style-name="Index_20_Link">JavaScript Libraries and Frameworks<text:tab/>7</text:a></text:p>
          <text:p text:style-name="P2"><text:a xlink:type="simple" xlink:href="#__RefHeading___Toc144_3155058529" text:style-name="Index_20_Link" text:visited-style-name="Index_20_Link">Full-Stack Web Development<text:tab/>7</text:a></text:p>
          <text:p text:style-name="P2"><text:a xlink:type="simple" xlink:href="#__RefHeading___Toc146_3155058529" text:style-name="Index_20_Link" text:visited-style-name="Index_20_Link">JavaScript Fatigue<text:tab/>8</text:a></text:p>
          <text:p text:style-name="P2"><text:a xlink:type="simple" xlink:href="#__RefHeading___Toc148_3155058529" text:style-name="Index_20_Link" text:visited-style-name="Index_20_Link">Summary<text:tab/>8</text:a></text:p>
          <text:p text:style-name="P1"><text:a xlink:type="simple" xlink:href="#__RefHeading___Toc526_4110317715" text:style-name="Index_20_Link" text:visited-style-name="Index_20_Link">Part 1<text:tab/>8</text:a></text:p>
          <text:p text:style-name="P2"><text:a xlink:type="simple" xlink:href="#__RefHeading___Toc528_4110317715" text:style-name="Index_20_Link" text:visited-style-name="Index_20_Link">React Basics<text:tab/>9</text:a></text:p>
          <text:p text:style-name="P2"><text:a xlink:type="simple" xlink:href="#__RefHeading___Toc530_4110317715" text:style-name="Index_20_Link" text:visited-style-name="Index_20_Link">JavaScript Fundamentals<text:tab/>11</text:a></text:p>
          <text:p text:style-name="P2"><text:a xlink:type="simple" xlink:href="#__RefHeading___Toc532_4110317715" text:style-name="Index_20_Link" text:visited-style-name="Index_20_Link">Component State, Event Handlers<text:tab/>14</text:a></text:p>
          <text:p text:style-name="P2"><text:a xlink:type="simple" xlink:href="#__RefHeading___Toc534_4110317715" text:style-name="Index_20_Link" text:visited-style-name="Index_20_Link">Complex State Management<text:tab/>17</text:a></text:p>
          <text:p text:style-name="P1"><text:a xlink:type="simple" xlink:href="#__RefHeading___Toc536_4110317715" text:style-name="Index_20_Link" text:visited-style-name="Index_20_Link">Part 2: Communicating with server<text:tab/>21</text:a></text:p>
          <text:p text:style-name="P2"><text:a xlink:type="simple" xlink:href="#__RefHeading___Toc7735_899862562" text:style-name="Index_20_Link" text:visited-style-name="Index_20_Link">Rendering a Collection, Modules<text:tab/>21</text:a></text:p>
          <text:p text:style-name="P2"><text:a xlink:type="simple" xlink:href="#__RefHeading___Toc7737_899862562" text:style-name="Index_20_Link" text:visited-style-name="Index_20_Link">Rendering Collections<text:tab/>22</text:a></text:p>
          <text:p text:style-name="P2"><text:a xlink:type="simple" xlink:href="#__RefHeading___Toc7739_899862562" text:style-name="Index_20_Link" text:visited-style-name="Index_20_Link">Refactoring with Modules<text:tab/>22</text:a></text:p>
          <text:p text:style-name="P2"><text:a xlink:type="simple" xlink:href="#__RefHeading___Toc7741_899862562" text:style-name="Index_20_Link" text:visited-style-name="Index_20_Link">Debugging Tips<text:tab/>23</text:a></text:p>
          <text:p text:style-name="P2"><text:a xlink:type="simple" xlink:href="#__RefHeading___Toc7743_899862562" text:style-name="Index_20_Link" text:visited-style-name="Index_20_Link">Saving the Notes in Component State<text:tab/>23</text:a></text:p>
          <text:p text:style-name="P2"><text:a xlink:type="simple" xlink:href="#__RefHeading___Toc7745_899862562" text:style-name="Index_20_Link" text:visited-style-name="Index_20_Link">Adding a Form<text:tab/>24</text:a></text:p>
          <text:p text:style-name="P2"><text:a xlink:type="simple" xlink:href="#__RefHeading___Toc7747_899862562" text:style-name="Index_20_Link" text:visited-style-name="Index_20_Link">Controlled Component<text:tab/>25</text:a></text:p>
          <text:p text:style-name="P2"><text:a xlink:type="simple" xlink:href="#__RefHeading___Toc7749_899862562" text:style-name="Index_20_Link" text:visited-style-name="Index_20_Link">Adding New Notes<text:tab/>25</text:a></text:p>
          <text:p text:style-name="P2"><text:a xlink:type="simple" xlink:href="#__RefHeading___Toc7751_899862562" text:style-name="Index_20_Link" text:visited-style-name="Index_20_Link">Filtering Displayed Notes<text:tab/>26</text:a></text:p>
          <text:p text:style-name="P2"><text:a xlink:type="simple" xlink:href="#__RefHeading___Toc7753_899862562" text:style-name="Index_20_Link" text:visited-style-name="Index_20_Link">Getting Data from Server<text:tab/>26</text:a></text:p>
          <text:p text:style-name="P2"><text:a xlink:type="simple" xlink:href="#__RefHeading___Toc7755_899862562" text:style-name="Index_20_Link" text:visited-style-name="Index_20_Link">From XHR to Axios<text:tab/>27</text:a></text:p>
          <text:p text:style-name="P2"><text:a xlink:type="simple" xlink:href="#__RefHeading___Toc7757_899862562" text:style-name="Index_20_Link" text:visited-style-name="Index_20_Link">Fetching with Axios and Promises<text:tab/>27</text:a></text:p>
          <text:p text:style-name="P2"><text:a xlink:type="simple" xlink:href="#__RefHeading___Toc7759_899862562" text:style-name="Index_20_Link" text:visited-style-name="Index_20_Link">Moving Fetch into the App Component<text:tab/>28</text:a></text:p>
          <text:p text:style-name="P2"><text:a xlink:type="simple" xlink:href="#__RefHeading___Toc7761_899862562" text:style-name="Index_20_Link" text:visited-style-name="Index_20_Link">Application Architecture<text:tab/>28</text:a></text:p>
          <text:p text:style-name="P2"><text:a xlink:type="simple" xlink:href="#__RefHeading___Toc7763_899862562" text:style-name="Index_20_Link" text:visited-style-name="Index_20_Link">Altering Data on the Server<text:tab/>29</text:a></text:p>
          <text:p text:style-name="P2"><text:a xlink:type="simple" xlink:href="#__RefHeading___Toc7765_899862562" text:style-name="Index_20_Link" text:visited-style-name="Index_20_Link">Toggling Importance of a Note<text:tab/>29</text:a></text:p>
          <text:p text:style-name="P2"><text:a xlink:type="simple" xlink:href="#__RefHeading___Toc7767_899862562" text:style-name="Index_20_Link" text:visited-style-name="Index_20_Link">Extracting Server Communication<text:tab/>29</text:a></text:p>
          <text:p text:style-name="P2"><text:a xlink:type="simple" xlink:href="#__RefHeading___Toc7769_899862562" text:style-name="Index_20_Link" text:visited-style-name="Index_20_Link">Handling Errors Gracefully<text:tab/>30</text:a></text:p>
          <text:p text:style-name="P2"><text:a xlink:type="simple" xlink:href="#__RefHeading___Toc7771_899862562" text:style-name="Index_20_Link" text:visited-style-name="Index_20_Link">Full Stack Developer’s Oath<text:tab/>30</text:a></text:p>
          <text:p text:style-name="P2"><text:a xlink:type="simple" xlink:href="#__RefHeading___Toc7773_899862562" text:style-name="Index_20_Link" text:visited-style-name="Index_20_Link">Adding Styles to React App<text:tab/>30</text:a></text:p>
          <text:p text:style-name="P2"><text:a xlink:type="simple" xlink:href="#__RefHeading___Toc7775_899862562" text:style-name="Index_20_Link" text:visited-style-name="Index_20_Link">Element Selectors<text:tab/>31</text:a></text:p>
          <text:p text:style-name="P2"><text:a xlink:type="simple" xlink:href="#__RefHeading___Toc7777_899862562" text:style-name="Index_20_Link" text:visited-style-name="Index_20_Link">Class Selectors<text:tab/>31</text:a></text:p>
          <text:p text:style-name="P2"><text:a xlink:type="simple" xlink:href="#__RefHeading___Toc7779_899862562" text:style-name="Index_20_Link" text:visited-style-name="Index_20_Link">Notification Component for Error Messages<text:tab/>31</text:a></text:p>
          <text:p text:style-name="P2"><text:a xlink:type="simple" xlink:href="#__RefHeading___Toc7781_899862562" text:style-name="Index_20_Link" text:visited-style-name="Index_20_Link">Inline Styles<text:tab/>32</text:a></text:p>
          <text:p text:style-name="P2"><text:a xlink:type="simple" xlink:href="#__RefHeading___Toc7783_899862562" text:style-name="Index_20_Link" text:visited-style-name="Index_20_Link">Handling Uninitialized State<text:tab/>32</text:a></text:p>
          <text:p text:style-name="P2"><text:a xlink:type="simple" xlink:href="#__RefHeading___Toc7785_899862562" text:style-name="Index_20_Link" text:visited-style-name="Index_20_Link">Effect Hook Dependencies<text:tab/>32</text:a></text:p>
          <text:p text:style-name="P1"><text:a xlink:type="simple" xlink:href="#__RefHeading___Toc9882_899862562" text:style-name="Index_20_Link" text:visited-style-name="Index_20_Link">Part 3: Programming a server with NodeJS and Express<text:tab/>33</text:a></text:p>
          <text:p text:style-name="P2"><text:a xlink:type="simple" xlink:href="#__RefHeading___Toc9884_899862562" text:style-name="Index_20_Link" text:visited-style-name="Index_20_Link"><text:soft-page-break/>Node.js and Express<text:tab/>33</text:a></text:p>
          <text:p text:style-name="P2"><text:a xlink:type="simple" xlink:href="#__RefHeading___Toc9886_899862562" text:style-name="Index_20_Link" text:visited-style-name="Index_20_Link">Project Initialization with npm<text:tab/>33</text:a></text:p>
          <text:p text:style-name="P2"><text:a xlink:type="simple" xlink:href="#__RefHeading___Toc9888_899862562" text:style-name="Index_20_Link" text:visited-style-name="Index_20_Link">A Minimal HTTP Server<text:tab/>33</text:a></text:p>
          <text:p text:style-name="P2"><text:a xlink:type="simple" xlink:href="#__RefHeading___Toc9890_899862562" text:style-name="Index_20_Link" text:visited-style-name="Index_20_Link">Introducing Express<text:tab/>34</text:a></text:p>
          <text:p text:style-name="P2"><text:a xlink:type="simple" xlink:href="#__RefHeading___Toc9892_899862562" text:style-name="Index_20_Link" text:visited-style-name="Index_20_Link">Development Workflow<text:tab/>35</text:a></text:p>
          <text:p text:style-name="P2"><text:a xlink:type="simple" xlink:href="#__RefHeading___Toc9894_899862562" text:style-name="Index_20_Link" text:visited-style-name="Index_20_Link">RESTful API Endpoints<text:tab/>35</text:a></text:p>
          <text:p text:style-name="P2"><text:a xlink:type="simple" xlink:href="#__RefHeading___Toc9896_899862562" text:style-name="Index_20_Link" text:visited-style-name="Index_20_Link">Creating and Validating Notes<text:tab/>35</text:a></text:p>
          <text:p text:style-name="P2"><text:a xlink:type="simple" xlink:href="#__RefHeading___Toc9898_899862562" text:style-name="Index_20_Link" text:visited-style-name="Index_20_Link">Middleware<text:tab/>36</text:a></text:p>
          <text:p text:style-name="P2"><text:a xlink:type="simple" xlink:href="#__RefHeading___Toc9900_899862562" text:style-name="Index_20_Link" text:visited-style-name="Index_20_Link">Connecting Frontend to Your Backend<text:tab/>36</text:a></text:p>
          <text:p text:style-name="P2"><text:a xlink:type="simple" xlink:href="#__RefHeading___Toc9902_899862562" text:style-name="Index_20_Link" text:visited-style-name="Index_20_Link">Preparing for Deployment<text:tab/>37</text:a></text:p>
          <text:p text:style-name="P2"><text:a xlink:type="simple" xlink:href="#__RefHeading___Toc9904_899862562" text:style-name="Index_20_Link" text:visited-style-name="Index_20_Link">Choosing a Hosting Service<text:tab/>37</text:a></text:p>
          <text:p text:style-name="P2"><text:a xlink:type="simple" xlink:href="#__RefHeading___Toc9906_899862562" text:style-name="Index_20_Link" text:visited-style-name="Index_20_Link">Deploying with Fly.io<text:tab/>37</text:a></text:p>
          <text:p text:style-name="P2"><text:a xlink:type="simple" xlink:href="#__RefHeading___Toc9908_899862562" text:style-name="Index_20_Link" text:visited-style-name="Index_20_Link">Deploying with Render<text:tab/>38</text:a></text:p>
          <text:p text:style-name="P2"><text:a xlink:type="simple" xlink:href="#__RefHeading___Toc9910_899862562" text:style-name="Index_20_Link" text:visited-style-name="Index_20_Link">Building and Serving the Frontend<text:tab/>38</text:a></text:p>
          <text:p text:style-name="P2"><text:a xlink:type="simple" xlink:href="#__RefHeading___Toc9912_899862562" text:style-name="Index_20_Link" text:visited-style-name="Index_20_Link">Automating Deployments<text:tab/>38</text:a></text:p>
          <text:p text:style-name="P2"><text:a xlink:type="simple" xlink:href="#__RefHeading___Toc9914_899862562" text:style-name="Index_20_Link" text:visited-style-name="Index_20_Link">Proxying in Development<text:tab/>39</text:a></text:p>
          <text:p text:style-name="P2"><text:a xlink:type="simple" xlink:href="#__RefHeading___Toc9916_899862562" text:style-name="Index_20_Link" text:visited-style-name="Index_20_Link">Debugging Node Applications<text:tab/>39</text:a></text:p>
          <text:p text:style-name="P2"><text:a xlink:type="simple" xlink:href="#__RefHeading___Toc9918_899862562" text:style-name="Index_20_Link" text:visited-style-name="Index_20_Link">Choosing MongoDB for Persistence<text:tab/>39</text:a></text:p>
          <text:p text:style-name="P2"><text:a xlink:type="simple" xlink:href="#__RefHeading___Toc9920_899862562" text:style-name="Index_20_Link" text:visited-style-name="Index_20_Link">Mongoose: An ODM for MongoDB<text:tab/>40</text:a></text:p>
          <text:p text:style-name="P2"><text:a xlink:type="simple" xlink:href="#__RefHeading___Toc9922_899862562" text:style-name="Index_20_Link" text:visited-style-name="Index_20_Link">Integrating Mongoose into the Backend<text:tab/>40</text:a></text:p>
          <text:p text:style-name="P2"><text:a xlink:type="simple" xlink:href="#__RefHeading___Toc9924_899862562" text:style-name="Index_20_Link" text:visited-style-name="Index_20_Link">Creating, Updating, and Deleting Notes<text:tab/>41</text:a></text:p>
          <text:p text:style-name="P2"><text:a xlink:type="simple" xlink:href="#__RefHeading___Toc9926_899862562" text:style-name="Index_20_Link" text:visited-style-name="Index_20_Link">Centralized Error Handling<text:tab/>41</text:a></text:p>
          <text:p text:style-name="P2"><text:a xlink:type="simple" xlink:href="#__RefHeading___Toc9928_899862562" text:style-name="Index_20_Link" text:visited-style-name="Index_20_Link">Data Validation in the Backend<text:tab/>42</text:a></text:p>
          <text:p text:style-name="P2"><text:a xlink:type="simple" xlink:href="#__RefHeading___Toc9930_899862562" text:style-name="Index_20_Link" text:visited-style-name="Index_20_Link">Deploying with Environment‑Based Configuration<text:tab/>43</text:a></text:p>
          <text:p text:style-name="P2"><text:a xlink:type="simple" xlink:href="#__RefHeading___Toc9932_899862562" text:style-name="Index_20_Link" text:visited-style-name="Index_20_Link">Introducing ESLint for Static Analysis<text:tab/>43</text:a></text:p>
          <text:p text:style-name="P1"><text:a xlink:type="simple" xlink:href="#__RefHeading___Toc9934_899862562" text:style-name="Index_20_Link" text:visited-style-name="Index_20_Link">Part 4: Testing Express servers, user administration<text:tab/>44</text:a></text:p>
          <text:p text:style-name="P2"><text:a xlink:type="simple" xlink:href="#__RefHeading___Toc9936_899862562" text:style-name="Index_20_Link" text:visited-style-name="Index_20_Link">Refactoring for Maintainability<text:tab/>44</text:a></text:p>
          <text:p text:style-name="P3"><text:a xlink:type="simple" xlink:href="#__RefHeading___Toc9938_899862562" text:style-name="Index_20_Link" text:visited-style-name="Index_20_Link">Logger Module<text:tab/>44</text:a></text:p>
          <text:p text:style-name="P3"><text:a xlink:type="simple" xlink:href="#__RefHeading___Toc9940_899862562" text:style-name="Index_20_Link" text:visited-style-name="Index_20_Link">Configuration Module<text:tab/>44</text:a></text:p>
          <text:p text:style-name="P3"><text:a xlink:type="simple" xlink:href="#__RefHeading___Toc9942_899862562" text:style-name="Index_20_Link" text:visited-style-name="Index_20_Link">Middleware Module<text:tab/>45</text:a></text:p>
          <text:p text:style-name="P3"><text:a xlink:type="simple" xlink:href="#__RefHeading___Toc9944_899862562" text:style-name="Index_20_Link" text:visited-style-name="Index_20_Link">Controllers<text:tab/>45</text:a></text:p>
          <text:p text:style-name="P3"><text:a xlink:type="simple" xlink:href="#__RefHeading___Toc9946_899862562" text:style-name="Index_20_Link" text:visited-style-name="Index_20_Link">App and Server Entry Points<text:tab/>46</text:a></text:p>
          <text:p text:style-name="P2"><text:a xlink:type="simple" xlink:href="#__RefHeading___Toc9948_899862562" text:style-name="Index_20_Link" text:visited-style-name="Index_20_Link">Introduction to Testing with Node’s Built‑In Test Runner<text:tab/>46</text:a></text:p>
          <text:p text:style-name="P2"><text:a xlink:type="simple" xlink:href="#__RefHeading___Toc9950_899862562" text:style-name="Index_20_Link" text:visited-style-name="Index_20_Link">Integration Testing the Notes API<text:tab/>47</text:a></text:p>
          <text:p text:style-name="P2"><text:a xlink:type="simple" xlink:href="#__RefHeading___Toc9952_899862562" text:style-name="Index_20_Link" text:visited-style-name="Index_20_Link">Test Environment Configuration<text:tab/>47</text:a></text:p>
          <text:p text:style-name="P2"><text:a xlink:type="simple" xlink:href="#__RefHeading___Toc9954_899862562" text:style-name="Index_20_Link" text:visited-style-name="Index_20_Link">Supertest for API Calls<text:tab/>48</text:a></text:p>
          <text:p text:style-name="P2"><text:a xlink:type="simple" xlink:href="#__RefHeading___Toc9956_899862562" text:style-name="Index_20_Link" text:visited-style-name="Index_20_Link">Resetting the Database for Predictable Tests<text:tab/>48</text:a></text:p>
          <text:p text:style-name="P2"><text:a xlink:type="simple" xlink:href="#__RefHeading___Toc9958_899862562" text:style-name="Index_20_Link" text:visited-style-name="Index_20_Link">Testing POST and Validation<text:tab/>49</text:a></text:p>
          <text:p text:style-name="P2"><text:a xlink:type="simple" xlink:href="#__RefHeading___Toc9960_899862562" text:style-name="Index_20_Link" text:visited-style-name="Index_20_Link">Refactoring to Async/Await<text:tab/>49</text:a></text:p>
          <text:p text:style-name="P2"><text:a xlink:type="simple" xlink:href="#__RefHeading___Toc9962_899862562" text:style-name="Index_20_Link" text:visited-style-name="Index_20_Link">Introduction to Error Handling<text:tab/>49</text:a></text:p>
          <text:p text:style-name="P2"><text:a xlink:type="simple" xlink:href="#__RefHeading___Toc9964_899862562" text:style-name="Index_20_Link" text:visited-style-name="Index_20_Link">The try...catch Statement<text:tab/>49</text:a></text:p>
          <text:p text:style-name="P4"><text:a xlink:type="simple" xlink:href="#__RefHeading___Toc9966_899862562" text:style-name="Index_20_Link" text:visited-style-name="Index_20_Link">Example<text:tab/>50</text:a></text:p>
          <text:p text:style-name="P2"><text:a xlink:type="simple" xlink:href="#__RefHeading___Toc9968_899862562" text:style-name="Index_20_Link" text:visited-style-name="Index_20_Link">Creating Custom Errors<text:tab/>50</text:a></text:p>
          <text:p text:style-name="P4"><text:a xlink:type="simple" xlink:href="#__RefHeading___Toc9970_899862562" text:style-name="Index_20_Link" text:visited-style-name="Index_20_Link">Syntax<text:tab/>50</text:a></text:p>
          <text:p text:style-name="P4"><text:a xlink:type="simple" xlink:href="#__RefHeading___Toc9972_899862562" text:style-name="Index_20_Link" text:visited-style-name="Index_20_Link">Example<text:tab/>50</text:a></text:p>
          <text:p text:style-name="P2"><text:a xlink:type="simple" xlink:href="#__RefHeading___Toc9974_899862562" text:style-name="Index_20_Link" text:visited-style-name="Index_20_Link">Error Types in JavaScript<text:tab/>51</text:a></text:p>
          <text:p text:style-name="P2"><text:a xlink:type="simple" xlink:href="#__RefHeading___Toc9976_899862562" text:style-name="Index_20_Link" text:visited-style-name="Index_20_Link">Best Practices for Error Handling<text:tab/>51</text:a></text:p>
          <text:p text:style-name="P4"><text:a xlink:type="simple" xlink:href="#__RefHeading___Toc9978_899862562" text:style-name="Index_20_Link" text:visited-style-name="Index_20_Link">Example: Comprehensive Error Handling<text:tab/>51</text:a></text:p>
          <text:p text:style-name="P2"><text:a xlink:type="simple" xlink:href="#__RefHeading___Toc9980_899862562" text:style-name="Index_20_Link" text:visited-style-name="Index_20_Link">Conclusion<text:tab/>52</text:a></text:p>
          <text:p text:style-name="P2"><text:a xlink:type="simple" xlink:href="#__RefHeading___Toc9982_899862562" text:style-name="Index_20_Link" text:visited-style-name="Index_20_Link">Database Relationships<text:tab/>52</text:a></text:p>
          <text:p text:style-name="P2"><text:a xlink:type="simple" xlink:href="#__RefHeading___Toc9984_899862562" text:style-name="Index_20_Link" text:visited-style-name="Index_20_Link">Mongoose Schemas<text:tab/>53</text:a></text:p>
          <text:p text:style-name="P2"><text:a xlink:type="simple" xlink:href="#__RefHeading___Toc9986_899862562" text:style-name="Index_20_Link" text:visited-style-name="Index_20_Link">Creating Users<text:tab/>53</text:a></text:p>
          <text:p text:style-name="P2"><text:a xlink:type="simple" xlink:href="#__RefHeading___Toc9988_899862562" text:style-name="Index_20_Link" text:visited-style-name="Index_20_Link"><text:soft-page-break/>Validation and Uniqueness<text:tab/>53</text:a></text:p>
          <text:p text:style-name="P2"><text:a xlink:type="simple" xlink:href="#__RefHeading___Toc9990_899862562" text:style-name="Index_20_Link" text:visited-style-name="Index_20_Link">Associating Notes with Users<text:tab/>53</text:a></text:p>
          <text:p text:style-name="P2"><text:a xlink:type="simple" xlink:href="#__RefHeading___Toc9992_899862562" text:style-name="Index_20_Link" text:visited-style-name="Index_20_Link">Populating References<text:tab/>54</text:a></text:p>
          <text:p text:style-name="P2"><text:a xlink:type="simple" xlink:href="#__RefHeading___Toc9994_899862562" text:style-name="Index_20_Link" text:visited-style-name="Index_20_Link">Testing<text:tab/>54</text:a></text:p>
          <text:p text:style-name="P2"><text:a xlink:type="simple" xlink:href="#__RefHeading___Toc9996_899862562" text:style-name="Index_20_Link" text:visited-style-name="Index_20_Link">Token Authentication<text:tab/>54</text:a></text:p>
          <text:p text:style-name="P2"><text:a xlink:type="simple" xlink:href="#__RefHeading___Toc9998_899862562" text:style-name="Index_20_Link" text:visited-style-name="Index_20_Link">Overview of the Authentication Process<text:tab/>54</text:a></text:p>
          <text:p text:style-name="P2"><text:a xlink:type="simple" xlink:href="#__RefHeading___Toc10000_899862562" text:style-name="Index_20_Link" text:visited-style-name="Index_20_Link">Backend Implementation<text:tab/>55</text:a></text:p>
          <text:p text:style-name="P2"><text:a xlink:type="simple" xlink:href="#__RefHeading___Toc10002_899862562" text:style-name="Index_20_Link" text:visited-style-name="Index_20_Link">Restricting Note Creation to Logged-In Users<text:tab/>56</text:a></text:p>
          <text:p text:style-name="P2"><text:a xlink:type="simple" xlink:href="#__RefHeading___Toc10004_899862562" text:style-name="Index_20_Link" text:visited-style-name="Index_20_Link">Enhancements and Limitations<text:tab/>56</text:a></text:p>
          <text:p text:style-name="P2"><text:a xlink:type="simple" xlink:href="#__RefHeading___Toc10006_899862562" text:style-name="Index_20_Link" text:visited-style-name="Index_20_Link">End Notes<text:tab/>57</text:a></text:p>
        </text:index-body>
      </text:table-of-content>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p text:style-name="P6"/>
      <text:h text:style-name="P5" text:outline-level="1"><text:bookmark-start text:name="__RefHeading___Toc116_3155058529"/><text:soft-page-break/>Part 0<text:bookmark-end text:name="__RefHeading___Toc116_3155058529"/></text:h>
      <text:h text:style-name="Heading_20_2" text:outline-level="2"><text:bookmark-start text:name="__RefHeading___Toc118_3155058529"/>Fundamentals of Web Apps<text:bookmark-end text:name="__RefHeading___Toc118_3155058529"/></text:h>
      <text:p text:style-name="Text_20_body">This section introduces the basics of web application development through an example app, which serves to illustrate fundamental principles. While the app demonstrates outdated techniques, it provides a foundation for understanding concepts like HTTP communication, HTML rendering, and JavaScript-based client-side logic. Modern best practices will be adopted in later parts of the course.</text:p>
      <text:h text:style-name="Heading_20_2" text:outline-level="2"><text:bookmark-start text:name="__RefHeading___Toc120_3155058529"/>Developer Console and Debugging Tools<text:bookmark-end text:name="__RefHeading___Toc120_3155058529"/></text:h>
      <text:p text:style-name="Text_20_body">The <text:span text:style-name="Strong_20_Emphasis">Developer Console</text:span> is an essential tool for debugging web applications. It allows developers to monitor HTTP requests, view logs, and manipulate the page dynamically. The <text:span text:style-name="Strong_20_Emphasis">Network</text:span> tab is particularly important for inspecting server communications, such as GET requests, response headers, and status codes. Developers are advised to keep the console open at all times and adjust settings to disable caching and preserve logs, which helps maintain a clear record of activity during development. The <text:span text:style-name="Strong_20_Emphasis">Console</text:span> tab, equally important, logs data and errors, aiding in troubleshooting and debugging.</text:p>
      <text:h text:style-name="Heading_20_2" text:outline-level="2"><text:bookmark-start text:name="__RefHeading___Toc122_3155058529"/>HTTP GET and Resource Fetching<text:bookmark-end text:name="__RefHeading___Toc122_3155058529"/></text:h>
      <text:p text:style-name="Text_20_body">The interaction between a web browser and a server is facilitated by the HTTP protocol. When a page is loaded, the browser sends GET requests to fetch resources. For example, accessing the example app's homepage triggers a request to retrieve the HTML document and another to download an image. The browser processes these responses based on their <text:span text:style-name="Strong_20_Emphasis">Content-Type</text:span> headers, rendering HTML as a webpage and PNG data as an image. This sequence demonstrates how the browser builds a page incrementally, with HTML content rendered before images are fully loaded.</text:p>
      <text:h text:style-name="Heading_20_2" text:outline-level="2"><text:bookmark-start text:name="__RefHeading___Toc124_3155058529"/>Traditional Web Applications<text:bookmark-end text:name="__RefHeading___Toc124_3155058529"/></text:h>
      <text:p text:style-name="Text_20_body">The example app mimics traditional web development, where all application logic resides on the server. The server dynamically generates HTML pages by embedding variables, such as the number of notes created, into template strings. The homepage demonstrates this with dynamically generated content rendered using Node.js and the Express library. Traditional methods rely on "dumb" browsers that simply render server-generated HTML without performing any complex client-side processing.</text:p>
      <text:h text:style-name="Heading_20_2" text:outline-level="2"><text:bookmark-start text:name="__RefHeading___Toc126_3155058529"/>Running Application Logic in the Browser<text:bookmark-end text:name="__RefHeading___Toc126_3155058529"/></text:h>
      <text:p text:style-name="Text_20_body">Modern web applications leverage JavaScript to execute application logic directly in the browser. On the example app's notes page, the browser fetches and executes a JavaScript file (<text:span text:style-name="Source_20_Text">main.js</text:span>) that dynamically updates the DOM with a list of notes. This is done by retrieving data from a <text:span text:style-name="Source_20_Text">/data.json</text:span> endpoint, which provides raw JSON data. The JavaScript code parses this data, creates an unordered list (<text:span text:style-name="Source_20_Text">ul</text:span>), and appends list items (<text:span text:style-name="Source_20_Text">li</text:span>) for each note, displaying them dynamically. While the sample code uses outdated techniques like <text:span text:style-name="Source_20_Text">XMLHttpRequest</text:span>, it illustrates how browsers fetch and process data asynchronously.</text:p>
      <text:h text:style-name="Heading_20_2" text:outline-level="2"><text:bookmark-start text:name="__RefHeading___Toc128_3155058529"/><text:soft-page-break/>Event Handlers and Callback Functions<text:bookmark-end text:name="__RefHeading___Toc128_3155058529"/></text:h>
      <text:p text:style-name="Text_20_body">JavaScript employs event-driven programming, where event handlers (callback functions) are invoked by the browser when specific events occur. For example, the <text:span text:style-name="Source_20_Text">onreadystatechange</text:span> event is used to process server responses once the request state indicates completion. This structure ensures that the browser handles asynchronous operations efficiently, waiting for responses before executing dependent code.</text:p>
      <text:h text:style-name="Heading_20_2" text:outline-level="2"><text:bookmark-start text:name="__RefHeading___Toc130_3155058529"/>Document Object Model (DOM)<text:bookmark-end text:name="__RefHeading___Toc130_3155058529"/></text:h>
      <text:p text:style-name="Text_20_body">HTML documents are represented as tree-like structures called the DOM, which allows for programmatic interaction with page elements. JavaScript can create, modify, or delete nodes in the DOM using methods such as <text:span text:style-name="Source_20_Text">createElement</text:span> and <text:span text:style-name="Source_20_Text">appendChild</text:span>. For example, the JavaScript code in the notes page creates a <text:span text:style-name="Source_20_Text">ul</text:span> element, adds <text:span text:style-name="Source_20_Text">li</text:span> items for each note, and appends it to the DOM tree. The <text:span text:style-name="Strong_20_Emphasis">Elements</text:span> tab in the Developer Console visualizes this structure, enabling developers to inspect and modify elements directly.</text:p>
      <text:h text:style-name="Heading_20_2" text:outline-level="2"><text:bookmark-start text:name="__RefHeading___Toc132_3155058529"/>Manipulating the DOM from the Console<text:bookmark-end text:name="__RefHeading___Toc132_3155058529"/></text:h>
      <text:p text:style-name="Text_20_body">The browser console provides an interactive way to manipulate the DOM. Developers can dynamically add, modify, or remove elements by using commands like <text:span text:style-name="Source_20_Text">createElement</text:span> and <text:span text:style-name="Source_20_Text">appendChild</text:span>. Changes made through the console are temporary, as reloading the page resets the DOM to its original state based on the server-provided data. This illustrates how JavaScript manipulates a local representation of the page while leaving the server-side data unaffected.</text:p>
      <text:h text:style-name="Heading_20_2" text:outline-level="2"><text:bookmark-start text:name="__RefHeading___Toc134_3155058529"/>CSS and Styling Rules<text:bookmark-end text:name="__RefHeading___Toc134_3155058529"/></text:h>
      <text:p text:style-name="Text_20_body">The Notes page includes a link in its HTML head element to fetch a CSS style sheet, <text:span text:style-name="Source_20_Text">main.css</text:span>, which determines the appearance of the page. CSS, or Cascading Style Sheets, is a language used for defining the styles of web elements. The <text:span text:style-name="Source_20_Text">main.css</text:span> file defines two class selectors: <text:span text:style-name="Source_20_Text">.container</text:span> and <text:span text:style-name="Source_20_Text">.notes</text:span>. The <text:span text:style-name="Source_20_Text">.container</text:span> class outlines elements with a 1-pixel border and adds padding, while the <text:span text:style-name="Source_20_Text">.notes</text:span> class changes the text color to blue.</text:p>
      <text:p text:style-name="Text_20_body">HTML elements can include attributes like <text:span text:style-name="Source_20_Text">class</text:span> or <text:span text:style-name="Source_20_Text">id</text:span>. In this example, the <text:span text:style-name="Source_20_Text">div</text:span> element with the class <text:span text:style-name="Source_20_Text">container</text:span> is styled according to the CSS rules, and the unordered list of notes is styled using the <text:span text:style-name="Source_20_Text">.notes</text:span> class. These styles can be viewed and temporarily modified in the browser's Developer Tools. However, any permanent changes must be saved to the CSS file.</text:p>
      <text:h text:style-name="Heading_20_2" text:outline-level="2"><text:bookmark-start text:name="__RefHeading___Toc136_3155058529"/>Forms and HTTP POST Requests<text:bookmark-end text:name="__RefHeading___Toc136_3155058529"/></text:h>
      <text:p text:style-name="Text_20_body">The Notes page contains a form that enables users to add new notes. When the form is submitted, the browser sends an HTTP POST request to the server's <text:span text:style-name="Source_20_Text">new_note</text:span> endpoint. The server responds with a <text:span text:style-name="Source_20_Text">302 Found</text:span> status, redirecting the browser to reload the Notes page.</text:p>
      <text:p text:style-name="Text_20_body">This reload results in multiple HTTP GET requests, including requests for <text:span text:style-name="Source_20_Text">main.css</text:span>, <text:span text:style-name="Source_20_Text">main.js</text:span>, and the JSON data for existing notes. The form submission's data is encapsulated in the request body and is accessible on the server through the <text:span text:style-name="Source_20_Text">req.body</text:span> object. The server code adds the note <text:soft-page-break/>to an in-memory array and redirects the browser, but the data is not persistently stored, so new notes disappear when the server restarts.</text:p>
      <text:h text:style-name="Heading_20_2" text:outline-level="2"><text:bookmark-start text:name="__RefHeading___Toc138_3155058529"/>AJAX: A Revolution in Web Development<text:bookmark-end text:name="__RefHeading___Toc138_3155058529"/></text:h>
      <text:p text:style-name="Text_20_body">The Notes page employs AJAX (Asynchronous JavaScript and XML) for fetching notes asynchronously without requiring a full page reload. AJAX allows for dynamic content updates by fetching and rendering data using JavaScript. While the form submission on this page still uses traditional mechanisms, AJAX showcases the evolution from server-rendered pages to interactive, browser-side updates.</text:p>
      <text:p text:style-name="Text_20_body">The term AJAX became a significant milestone in web development in the early 2000s. Although the term is rarely used today, its influence remains foundational to modern web technologies.</text:p>
      <text:h text:style-name="Heading_20_2" text:outline-level="2"><text:bookmark-start text:name="__RefHeading___Toc140_3155058529"/>The Single-Page App Approach<text:bookmark-end text:name="__RefHeading___Toc140_3155058529"/></text:h>
      <text:p text:style-name="Text_20_body">The Notes page transitions toward a Single-Page Application (SPA) model in its alternative implementation. Unlike traditional web pages, SPAs fetch content dynamically without reloading the entire page. The SPA version of the Notes page employs JavaScript to handle form submissions and send data as JSON via an HTTP POST request. This eliminates unnecessary reloads, making the user experience smoother.</text:p>
      <text:p text:style-name="Text_20_body">The JavaScript code registers an event handler for form submissions, preventing default behavior. It processes the new note, updates the page dynamically, and sends the data to the server using an HTTP POST request with the <text:span text:style-name="Source_20_Text">Content-Type</text:span> header set to <text:span text:style-name="Source_20_Text">application/json</text:span>.</text:p>
      <text:h text:style-name="Heading_20_2" text:outline-level="2"><text:bookmark-start text:name="__RefHeading___Toc142_3155058529"/>JavaScript Libraries and Frameworks<text:bookmark-end text:name="__RefHeading___Toc142_3155058529"/></text:h>
      <text:p text:style-name="Text_20_body">The course emphasizes using "vanilla" JavaScript to manipulate web pages. Historically, libraries like jQuery simplified JavaScript development and ensured cross-browser compatibility. However, advancements in JavaScript and browser technologies have diminished jQuery's prominence.</text:p>
      <text:p text:style-name="Text_20_body">The rise of SPAs brought modern frameworks like BackboneJS, AngularJS, and React into focus. While AngularJS initially dominated, its popularity declined due to compatibility issues with newer versions. React, currently the most widely adopted library, provides robust tools for building SPAs. Alternatives like Vue.js are also gaining traction.</text:p>
      <text:h text:style-name="Heading_20_2" text:outline-level="2"><text:bookmark-start text:name="__RefHeading___Toc144_3155058529"/>Full-Stack Web Development<text:bookmark-end text:name="__RefHeading___Toc144_3155058529"/></text:h>
      <text:p text:style-name="Text_20_body">Full-stack development involves working across all layers of a web application: the browser (frontend), the server (backend), and often a database. This course introduces full-stack concepts by using JavaScript for both frontend and backend development. While specialization was more common in the past, full-stack developers today are proficient in multiple layers and may also handle deployment and cloud configuration.</text:p>
      <text:p text:style-name="Text_20_body">Using JavaScript across the stack simplifies development but also introduces challenges, such as debugging asynchronous code and managing CSS for presentable designs.</text:p>
      <text:h text:style-name="Heading_20_2" text:outline-level="2"><text:bookmark-start text:name="__RefHeading___Toc146_3155058529"/><text:soft-page-break/>JavaScript Fatigue<text:bookmark-end text:name="__RefHeading___Toc146_3155058529"/></text:h>
      <text:p text:style-name="Text_20_body">The rapidly evolving nature of JavaScript presents unique challenges for developers, collectively referred to as "JavaScript fatigue." New tools, libraries, and best practices emerge frequently, overwhelming even experienced developers. This course acknowledges these difficulties and aims to minimize early-stage configuration challenges, allowing learners to focus on coding and concepts initially.</text:p>
      <text:h text:style-name="Heading_20_2" text:outline-level="2"><text:bookmark-start text:name="__RefHeading___Toc148_3155058529"/>Summary<text:bookmark-end text:name="__RefHeading___Toc148_3155058529"/></text:h>
      <text:p text:style-name="P7"><text:line-break/>Part 0 begins with an introduction to creating a simple Notes page using HTML, CSS, and JavaScript. The Notes page structure is defined with HTML, styled using CSS, and dynamically updated using JavaScript. The initial implementation follows a traditional server-rendered approach, with each action (e.g., submitting a form) resulting in a full page reload.</text:p>
      <text:p text:style-name="P8"><text:line-break/>The course then introduces AJAX, marking a transition from traditional web pages to more interactive experiences. AJAX allows asynchronous data fetching without reloading the entire page, paving the way for modern dynamic web applications.</text:p>
      <text:p text:style-name="Text_20_body"><text:line-break/>Building on AJAX, the course demonstrates a SPA version of the Notes page, where JavaScript handles form submissions and updates the page dynamically without reloads. This SPA model represents a significant leap in user experience and efficiency by reducing server requests and enhancing interactivity.</text:p>
      <text:p text:style-name="Text_20_body"><text:line-break/>The course acknowledges the historical importance of libraries like jQuery and the rise of modern SPA frameworks such as AngularJS, React, and Vue.js. These frameworks streamlined frontend development, though their complexity and rapid evolution also introduced challenges for developers.</text:p>
      <text:p text:style-name="Text_20_body"><text:line-break/>A brief introduction to full-stack development highlights how JavaScript can unify frontend and backend development. The course provides a foundation in full-stack concepts while addressing common challenges, such as debugging asynchronous code and managing CSS effectively.</text:p>
      <text:p text:style-name="Text_20_body"><text:line-break/>The course concludes with an acknowledgment of "JavaScript fatigue," emphasizing the overwhelming nature of the rapidly evolving ecosystem. It reassures learners by focusing on foundational concepts and practical application rather than exhaustive tool configurations.</text:p>
      <text:p text:style-name="Text_20_body"/>
      <text:h text:style-name="Heading_20_1" text:outline-level="1"><text:bookmark-start text:name="__RefHeading___Toc526_4110317715"/>Part 1<text:bookmark-end text:name="__RefHeading___Toc526_4110317715"/></text:h>
      <text:p text:style-name="Text_20_body"/>
      <text:p text:style-name="Text_20_body"/>
      <text:p text:style-name="Text_20_body"/>
      <text:h text:style-name="Heading_20_2" text:outline-level="2"><text:bookmark-start text:name="__RefHeading___Toc528_4110317715"/><text:soft-page-break/>React Basics<text:bookmark-end text:name="__RefHeading___Toc528_4110317715"/></text:h>
      <text:p text:style-name="Text_20_body"/>
      <text:p text:style-name="P9">To start a new React project, the easiest method is using Vite. Run the command<text:span text:style-name="T1">s:</text:span></text:p>
      <text:p text:style-name="P9">npm create vite@latest introdemo -- --template react</text:p>
      <text:p text:style-name="P9">cd introdemo </text:p>
      <text:p text:style-name="P9">npm install</text:p>
      <text:p text:style-name="P9">npm run dev</text:p>
      <text:p text:style-name="P9"><text:span text:style-name="T1">T</text:span>o generate a new React application. Navigate into the project folder<text:span text:style-name="T2"> </text:span><text:span text:style-name="T1">and</text:span><text:span text:style-name="T2"> </text:span>install dependencies and start the development server. By default, the application runs on http://localhost:5173. If port 5173 is occupied, Vite will automatically select the next available port.</text:p>
      <text:p text:style-name="Text_20_body">The initial project structure includes a src folder containing the main application code.</text:p>
      <text:p text:style-name="Text_20_body"/>
      <text:p text:style-name="Text_20_body">In React, components are the building blocks of the application. They are defined as JavaScript functions, typically using arrow function syntax for conciseness. For example, a component named App might return a JSX structure like a div containing a paragraph. When this component is rendered using ReactDOM.createRoot, its output is injected into the designated DOM element, usually a div with the ID root in index.html.</text:p>
      <text:p text:style-name="Text_20_body"/>
      <text:p text:style-name="Text_20_body">Components can be reused multiple times within an application. For instance, if you create a Hello component that renders a greeting, you can include it several times inside the App component. This modular approach makes it easier to manage and scale applications.</text:p>
      <text:p text:style-name="Text_20_body"/>
      <text:p text:style-name="P9">JSX is a syntax extension for JavaScript that allows you to write HTML-like code within your React components. Although it resembles HTML, JSX is actually transformed into JavaScript function calls behind the scenes. For example, a JSX expression like </text:p>
      <text:p text:style-name="P9">&lt;div&gt;&lt;p&gt;Hello&lt;/p&gt;&lt;/div&gt; </text:p>
      <text:p text:style-name="P9">compiles to </text:p>
      <text:p text:style-name="P9">React.createElement('div', null, React.createElement('p', null, 'Hello')).</text:p>
      <text:p text:style-name="Text_20_body"/>
      <text:p text:style-name="Text_20_body">There are a few key differences between JSX and HTML. In JSX, all tags must be properly closed, including self-closing tags like &lt;br /&gt;. Additionally, you can embed dynamic JavaScript expressions within curly braces {}, enabling you to inject variables, calculations, or function calls directly into your markup.</text:p>
      <text:p text:style-name="Text_20_body"/>
      <text:p text:style-name="Text_20_body">Props (short for properties) allow you to pass data from a parent component to a child component. For example, if you have a Hello component, you can pass a name prop to customize the greeting. <text:soft-page-break/>Inside the component, props are received as an object parameter, and you can access individual props like props.name. <text:span text:style-name="T1">Or use deconstruction like {name} to make access easier.</text:span></text:p>
      <text:p text:style-name="Text_20_body"/>
      <text:p text:style-name="P9">Props can be static strings or dynamic JavaScript expressions. For instance, you might pass a hardcoded name like </text:p>
      <text:p text:style-name="P9">&lt;Hello name="Alice" /&gt; </text:p>
      <text:p text:style-name="P9">or use a variable like </text:p>
      <text:p text:style-name="P9">&lt;Hello name={userName} /&gt;. </text:p>
      <text:p text:style-name="P9">You can also pass multiple props, including numbers, booleans, or even the results of expressions, such as </text:p>
      <text:p text:style-name="P9">&lt;Hello age={30 + 5} /&gt;.</text:p>
      <text:p text:style-name="Text_20_body"/>
      <text:p text:style-name="Text_20_body">When working with React, it’s crucial to keep the browser console open at all times. Many errors, such as rendering invalid content or missing props, will be displayed there. For example, if you accidentally try to render an entire object instead of a specific property, React will throw an error stating, "Objects are not valid as a React child." To fix this, ensure you only render primitive values like strings or numbers.</text:p>
      <text:p text:style-name="Text_20_body">Another common mistake is forgetting to capitalize component names. React treats lowercase components as built-in HTML tags, so a component like footer would render an actual &lt;footer&gt; HTML element instead of your custom component. Always start component names with a capital letter.</text:p>
      <text:p text:style-name="Text_20_body">Components must return a single root element. If you try to return multiple adjacent elements without wrapping them, React will throw an error. You can solve this by wrapping elements in a div or using a fragment (&lt;&gt;...&lt;/&gt;) to avoid adding extra nodes to the DOM.</text:p>
      <text:p text:style-name="Text_20_body"/>
      <text:p text:style-name="Text_20_body">React provides helpful error messages, but debugging still requires attention to detail. Always verify changes in small increments, and use console.log to inspect values during development. If an error occurs, revert to a working state before proceeding.</text:p>
      <text:p text:style-name="Text_20_body">Avoid rendering raw objects or arrays directly in JSX. Instead, access their properties or map through arrays to render individual items. For example, if you have an array of friends, render each friend’s name and age separately rather than trying to display the entire object.</text:p>
      <text:p text:style-name="Text_20_body"/>
      <text:p text:style-name="Text_20_body">By following these guidelines—keeping the console open, using proper component structure, and passing props correctly—you can build React applications efficiently while avoiding common pitfalls.</text:p>
      <text:p text:style-name="Text_20_body"/>
      <text:h text:style-name="Heading_20_2" text:outline-level="2"><text:soft-page-break/></text:h>
      <text:h text:style-name="Heading_20_2" text:outline-level="2"><text:bookmark-start text:name="__RefHeading___Toc530_4110317715"/>JavaScript Fundamentals<text:bookmark-end text:name="__RefHeading___Toc530_4110317715"/></text:h>
      <text:p text:style-name="Text_20_body"/>
      <text:p text:style-name="Text_20_body">JavaScript has undergone significant evolution in recent years, with ECMAScript®2024 (commonly referred to as ES15) representing the current standard. This continuous development means we now have access to more powerful and expressive syntax features. However, browser compatibility remains a challenge because different browsers implement these features at varying paces. To bridge this gap, we use transpilation tools like Babel, which convert modern JavaScript code into versions that can run reliably across different browser environments.</text:p>
      <text:p text:style-name="Text_20_body">In the context of React development, Vite provides a streamlined build process that automatically handles this transpilation behind the scenes. This allows developers to write modern JavaScript without worrying about compatibility issues.</text:p>
      <text:p text:style-name="Text_20_body"/>
      <text:p text:style-name="Text_20_body">JavaScript provides three ways to declare variables, each with specific use cases:</text:p>
      <text:p text:style-name="Text_20_body">const: Creates an immutable binding to a value. While the variable cannot be reassigned, the content of objects or arrays declared with const can still be modified.</text:p>
      <text:p text:style-name="Text_20_body">let: Offers block-scoped variable declarations that can be reassigned.</text:p>
      <text:p text:style-name="Text_20_body">var: The older function-scoped declaration that has some problematic behaviors, particularly with hoisting and scope leakage.</text:p>
      <text:p text:style-name="Text_20_body"/>
      <text:p text:style-name="P10"><text:span text:style-name="T3">const</text:span> x <text:span text:style-name="T3">=</text:span> <text:span text:style-name="T4">1</text:span><text:span text:style-name="T3">;</text:span> <text:s/></text:p>
      <text:p text:style-name="P10"><text:span text:style-name="T3">let</text:span> y <text:span text:style-name="T3">=</text:span> <text:span text:style-name="T4">5</text:span><text:span text:style-name="T3">;</text:span> <text:s/></text:p>
      <text:p text:style-name="P10">y <text:span text:style-name="T3">+=</text:span> <text:span text:style-name="T4">10</text:span><text:span text:style-name="T3">;</text:span> <text:s/><text:span text:style-name="T5">// Valid <text:s/></text:span></text:p>
      <text:p text:style-name="P10">x <text:span text:style-name="T3">=</text:span> <text:span text:style-name="T4">4</text:span><text:span text:style-name="T3">;</text:span> <text:s text:c="3"/><text:span text:style-name="T5">// Error (const reassignment) <text:s/></text:span></text:p>
      <text:p text:style-name="Text_20_body"/>
      <text:p text:style-name="Text_20_body">The choice between const and let follows a simple principle: use const by default, and only switch to let when you need to reassign the variable. This approach leads to more predictable code. JavaScript's dynamic typing allows variables to change types during execution, which provides flexibility but requires careful type management.</text:p>
      <text:p text:style-name="Text_20_body"/>
      <text:p text:style-name="Text_20_body"/>
      <text:p text:style-name="Text_20_body">Arrays in JavaScript are versatile data structures that come with a rich set of built-in methods. Understanding these methods is crucial for effective React development:</text:p>
      <text:p text:style-name="Text_20_body">The push method modifies the original array by adding elements to its end, while concat creates a new array that combines the original with additional elements. This distinction is particularly important in React, where immutability is often preferred for state management.</text:p>
      <text:p text:style-name="Text_20_body"/>
      <text:p text:style-name="Text_20_body"><text:soft-page-break/>The map method represents a cornerstone of functional programming in JavaScript. It creates a new array by applying a transformation function to each element of the original array. This pattern is ubiquitous in React for rendering lists of components.</text:p>
      <text:p text:style-name="Text_20_body">Array destructuring provides an elegant way to extract values from arrays into distinct variables. The rest parameter (...) in destructuring patterns allows collection of remaining elements, offering flexible array manipulation capabilities.</text:p>
      <text:p text:style-name="P10"><text:span text:style-name="T3">const</text:span> t <text:span text:style-name="T3">=</text:span> <text:span text:style-name="T3">[</text:span><text:span text:style-name="T4">1</text:span><text:span text:style-name="T3">,</text:span> <text:span text:style-name="T4">2</text:span><text:span text:style-name="T3">,</text:span> <text:span text:style-name="T4">3</text:span><text:span text:style-name="T3">];</text:span> <text:s/></text:p>
      <text:p text:style-name="P10"><text:span text:style-name="T3">const</text:span> squared <text:span text:style-name="T3">=</text:span> t<text:span text:style-name="T3">.</text:span><text:span text:style-name="T6">map</text:span><text:span text:style-name="T3">(</text:span>x <text:span text:style-name="T3">=&gt;</text:span> x <text:span text:style-name="T3">*</text:span> x<text:span text:style-name="T3">);</text:span> <text:s/><text:span text:style-name="T5">// [1, 4, 9] <text:s/></text:span></text:p>
      <text:p text:style-name="P10"><text:span text:style-name="T3">const</text:span> <text:span text:style-name="T3">[</text:span>first<text:span text:style-name="T3">,</text:span> <text:span text:style-name="T3">...</text:span>rest<text:span text:style-name="T3">]</text:span> <text:span text:style-name="T3">=</text:span> t<text:span text:style-name="T3">;</text:span> <text:s text:c="7"/><text:span text:style-name="T5">// first=1, rest=[2, 3] <text:s/></text:span></text:p>
      <text:p text:style-name="Text_20_body"/>
      <text:p text:style-name="Text_20_body"/>
      <text:p text:style-name="Text_20_body"/>
      <text:p text:style-name="Text_20_body">JavaScript objects are collections of key-value pairs that serve as the foundation for data organization. Objects can be created using literal notation, and their properties can be accessed either through dot notation or bracket notation (the latter being necessary for property names that aren't valid identifiers).</text:p>
      <text:p text:style-name="P10"><text:span text:style-name="T3">const</text:span> person <text:span text:style-name="T3">=</text:span> <text:span text:style-name="T3">{</text:span> <text:s/></text:p>
      <text:p text:style-name="P11"><text:s text:c="2"/><text:span text:style-name="T7">name:</text:span><text:span text:style-name="T8"> </text:span><text:span text:style-name="T9">'Alice'</text:span><text:span text:style-name="T7">,</text:span><text:span text:style-name="T8"> <text:s/></text:span></text:p>
      <text:p text:style-name="P11"><text:s text:c="2"/><text:span text:style-name="T7">age:</text:span><text:span text:style-name="T8"> </text:span><text:span text:style-name="T10">25</text:span><text:span text:style-name="T7">,</text:span><text:span text:style-name="T8"> <text:s/></text:span></text:p>
      <text:p text:style-name="P10"><text:span text:style-name="T3">};</text:span> <text:s/></text:p>
      <text:p text:style-name="P10">person<text:span text:style-name="T3">.</text:span>city <text:span text:style-name="T3">=</text:span> <text:span text:style-name="T11">'Berlin'</text:span><text:span text:style-name="T3">;</text:span> <text:s/></text:p>
      <text:p text:style-name="P10">console<text:span text:style-name="T3">.</text:span><text:span text:style-name="T6">log</text:span><text:span text:style-name="T3">(</text:span>person<text:span text:style-name="T3">[</text:span><text:span text:style-name="T11">'age'</text:span><text:span text:style-name="T3">]);</text:span> <text:s/><text:span text:style-name="T5">// 25 <text:s/></text:span></text:p>
      <text:p text:style-name="Text_20_body"/>
      <text:p text:style-name="Text_20_body">Objects in JavaScript are dynamic - properties can be added or removed at any time. This flexibility is powerful but requires careful consideration, especially when working with React state objects. The concept of method definitions within objects introduces the complex topic of this binding, which behaves differently between traditional functions and arrow functions.</text:p>
      <text:p text:style-name="Text_20_body"/>
      <text:p text:style-name="Text_20_body"/>
      <text:p text:style-name="Text_20_body">Modern JavaScript offers several function definition styles, each with specific characteristics:</text:p>
      <text:p text:style-name="Text_20_body">Arrow functions provide a concise syntax and lexical this binding, making them ideal for callbacks and methods where context preservation is important. Their implicit return feature for single-expression bodies further enhances code readability.</text:p>
      <text:p text:style-name="Text_20_body">Traditional function declarations are hoisted and have their own this context, which can be useful in certain object-oriented patterns. Function expressions offer similar capabilities but follow variable assignment rules.</text:p>
      <text:p text:style-name="P12">The choice between these styles depends on factors like scope requirements, this binding needs, and code organization preferences. In React development, arrow functions are generally preferred for their consistent behavior and clean syntax.</text:p>
      <text:p text:style-name="Preformatted_20_Text"/>
      <text:p text:style-name="Preformatted_20_Text"/>
      <text:p text:style-name="P13"><text:soft-page-break/>// Arrow function <text:s/></text:p>
      <text:p text:style-name="P10"><text:span text:style-name="T3">const</text:span> <text:span text:style-name="T6">sum</text:span> <text:span text:style-name="T3">=</text:span> <text:span text:style-name="T3">(</text:span>a<text:span text:style-name="T3">,</text:span> b<text:span text:style-name="T3">)</text:span> <text:span text:style-name="T3">=&gt;</text:span> a <text:span text:style-name="T3">+</text:span> b<text:span text:style-name="T3">;</text:span> <text:s/></text:p>
      <text:p text:style-name="P14"/>
      <text:p text:style-name="P13">// Traditional <text:s/></text:p>
      <text:p text:style-name="P10"><text:span text:style-name="T3">function</text:span> <text:span text:style-name="T6">product</text:span><text:span text:style-name="T3">(</text:span>a<text:span text:style-name="T3">,</text:span> b<text:span text:style-name="T3">)</text:span> <text:span text:style-name="T3">{</text:span> <text:s/></text:p>
      <text:p text:style-name="P11"><text:s text:c="2"/><text:span text:style-name="T7">return</text:span><text:span text:style-name="T8"> a </text:span><text:span text:style-name="T7">*</text:span><text:span text:style-name="T8"> b</text:span><text:span text:style-name="T7">;</text:span><text:span text:style-name="T8"> <text:s/></text:span></text:p>
      <text:p text:style-name="P10"><text:span text:style-name="T3">}</text:span> <text:s/></text:p>
      <text:p text:style-name="Text_20_body"/>
      <text:p text:style-name="Text_20_body"/>
      <text:p text:style-name="Text_20_body"/>
      <text:p text:style-name="Text_20_body">Understanding <text:span text:style-name="T12">this</text:span> is crucial for effective JavaScript development. The value of this is determined by how a function is called, leading to several common patterns:</text:p>
      <text:p text:style-name="Text_20_body"/>
      <text:p text:style-name="Text_20_body">Method invocation: this refers to the object containing the method</text:p>
      <text:p text:style-name="Text_20_body">Function invocation: this defaults to the global object (or undefined in strict mode)</text:p>
      <text:p text:style-name="Text_20_body">Constructor invocation: this refers to the newly created instance</text:p>
      <text:p text:style-name="Text_20_body">Explicit binding: call, apply, and bind can set this directly</text:p>
      <text:p text:style-name="P10"><text:span text:style-name="T3">const</text:span> obj <text:span text:style-name="T3">=</text:span> <text:span text:style-name="T3">{</text:span> <text:s/></text:p>
      <text:p text:style-name="P11"><text:s text:c="2"/><text:span text:style-name="T7">name:</text:span><text:span text:style-name="T8"> </text:span><text:span text:style-name="T9">'Bob'</text:span><text:span text:style-name="T7">,</text:span><text:span text:style-name="T8"> <text:s/></text:span></text:p>
      <text:p text:style-name="P11"><text:s text:c="2"/><text:span text:style-name="T13">greet</text:span><text:span text:style-name="T7">:</text:span><text:span text:style-name="T8"> </text:span><text:span text:style-name="T7">function()</text:span><text:span text:style-name="T8"> </text:span><text:span text:style-name="T7">{</text:span><text:span text:style-name="T8"> console</text:span><text:span text:style-name="T7">.</text:span><text:span text:style-name="T13">log</text:span><text:span text:style-name="T7">(this.</text:span><text:span text:style-name="T8">name</text:span><text:span text:style-name="T7">);</text:span><text:span text:style-name="T8"> </text:span><text:span text:style-name="T7">}</text:span><text:span text:style-name="T8"> <text:s/></text:span></text:p>
      <text:p text:style-name="P10"><text:span text:style-name="T3">};</text:span> <text:s/></text:p>
      <text:p text:style-name="P10"><text:span text:style-name="T6">setTimeout</text:span><text:span text:style-name="T3">(</text:span>obj<text:span text:style-name="T3">.</text:span><text:span text:style-name="T6">greet</text:span><text:span text:style-name="T3">.</text:span><text:span text:style-name="T6">bind</text:span><text:span text:style-name="T3">(</text:span>obj<text:span text:style-name="T3">),</text:span> <text:span text:style-name="T4">1000</text:span><text:span text:style-name="T3">);</text:span> <text:s/><text:span text:style-name="T5">// Fixes context <text:s/></text:span></text:p>
      <text:p text:style-name="Text_20_body"/>
      <text:p text:style-name="Text_20_body">The introduction of arrow functions changed this landscape by lexically binding this, often providing more predictable behavior. However, this means arrow functions aren't suitable for methods that need dynamic this binding.</text:p>
      <text:p text:style-name="Text_20_body"/>
      <text:p text:style-name="Text_20_body">The class syntax introduced in ES6 provides a more familiar way to implement object-oriented patterns. However, it's important to understand that these are syntactic sugar over JavaScript's prototypal inheritance system. Classes support:</text:p>
      <text:p text:style-name="P10"><text:span text:style-name="T3">class</text:span> <text:span text:style-name="T6">Person</text:span> <text:span text:style-name="T3">{</text:span> <text:s/></text:p>
      <text:p text:style-name="P11"><text:s text:c="2"/><text:span text:style-name="T13">constructor</text:span><text:span text:style-name="T7">(</text:span><text:span text:style-name="T8">name</text:span><text:span text:style-name="T7">)</text:span><text:span text:style-name="T8"> </text:span><text:span text:style-name="T7">{</text:span><text:span text:style-name="T8"> </text:span><text:span text:style-name="T7">this.</text:span><text:span text:style-name="T8">name </text:span><text:span text:style-name="T7">=</text:span><text:span text:style-name="T8"> name</text:span><text:span text:style-name="T7">;</text:span><text:span text:style-name="T8"> </text:span><text:span text:style-name="T7">}</text:span><text:span text:style-name="T8"> <text:s/></text:span></text:p>
      <text:p text:style-name="P11"><text:s text:c="2"/><text:span text:style-name="T13">greet</text:span><text:span text:style-name="T7">()</text:span><text:span text:style-name="T8"> </text:span><text:span text:style-name="T7">{</text:span><text:span text:style-name="T8"> console</text:span><text:span text:style-name="T7">.</text:span><text:span text:style-name="T13">log</text:span><text:span text:style-name="T7">(</text:span><text:span text:style-name="T9">`Hello, </text:span><text:span text:style-name="T7">${this.</text:span><text:span text:style-name="T8">name</text:span><text:span text:style-name="T7">}</text:span><text:span text:style-name="T9">!`</text:span><text:span text:style-name="T7">);</text:span><text:span text:style-name="T8"> </text:span><text:span text:style-name="T7">}</text:span><text:span text:style-name="T8"> <text:s/></text:span></text:p>
      <text:p text:style-name="P10"><text:span text:style-name="T3">}</text:span> <text:s/></text:p>
      <text:p text:style-name="P10"><text:span text:style-name="T3">const</text:span> alice <text:span text:style-name="T3">=</text:span> <text:span text:style-name="T3">new</text:span> <text:span text:style-name="T6">Person</text:span><text:span text:style-name="T3">(</text:span><text:span text:style-name="T11">'Alice'</text:span><text:span text:style-name="T3">);</text:span> <text:s/></text:p>
      <text:p text:style-name="P10">alice<text:span text:style-name="T3">.</text:span><text:span text:style-name="T6">greet</text:span><text:span text:style-name="T3">();</text:span> <text:s/></text:p>
      <text:p text:style-name="Text_20_body"/>
      <text:p text:style-name="Text_20_body">Constructor methods for instance initialization</text:p>
      <text:p text:style-name="Text_20_body">Method definitions on the prototype</text:p>
      <text:p text:style-name="P12">Static methods</text:p>
      <text:p text:style-name="P12"><text:soft-page-break/>Inheritance through the extends keyword</text:p>
      <text:p text:style-name="Text_20_body">While classes can be useful for organizing code, modern React development with hooks has reduced their necessity in many cases. Understanding them remains valuable for working with older codebases and certain Node.js patterns.</text:p>
      <text:h text:style-name="Heading_20_2" text:outline-level="2"><text:bookmark-start text:name="__RefHeading___Toc532_4110317715"/>Component State, Event Handlers<text:bookmark-end text:name="__RefHeading___Toc532_4110317715"/></text:h>
      <text:p text:style-name="Text_20_body">Let's return to working with React, starting with a simple example:</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p</text:span><text:span text:style-name="T14">&gt;</text:span></text:p>
      <text:p text:style-name="P16"><text:s text:c="8"/><text:span text:style-name="T15">Hello </text:span><text:span text:style-name="T14">{</text:span><text:span text:style-name="T15">props</text:span><text:span text:style-name="T14">.</text:span><text:span text:style-name="T15">name</text:span><text:span text:style-name="T14">},</text:span><text:span text:style-name="T15"> you are </text:span><text:span text:style-name="T14">{</text:span><text:span text:style-name="T15">props</text:span><text:span text:style-name="T14">.</text:span><text:span text:style-name="T15">age</text:span><text:span text:style-name="T14">}</text:span><text:span text:style-name="T15"> years old</text:span></text:p>
      <text:p text:style-name="P16"><text:s text:c="6"/><text:span text:style-name="T14">&lt;/</text:span><text:span text:style-name="T15">p</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name </text:span><text:span text:style-name="T14">=</text:span><text:span text:style-name="T15"> </text:span><text:span text:style-name="T16">'Peter'</text:span></text:p>
      <text:p text:style-name="P16"><text:s text:c="2"/><text:span text:style-name="T14">const</text:span><text:span text:style-name="T15"> age </text:span><text:span text:style-name="T14">=</text:span><text:span text:style-name="T15"> </text:span><text:span text:style-name="T17">10</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h1</text:span><text:span text:style-name="T14">&gt;</text:span><text:span text:style-name="T15">Greetings</text:span><text:span text:style-name="T14">&lt;/</text:span><text:span text:style-name="T15">h1</text:span><text:span text:style-name="T14">&gt;</text:span></text:p>
      <text:p text:style-name="P16"><text:s text:c="6"/><text:span text:style-name="T14">&lt;</text:span><text:span text:style-name="T15">Hello name</text:span><text:span text:style-name="T14">=</text:span><text:span text:style-name="T16">"Maya"</text:span><text:span text:style-name="T15"> age</text:span><text:span text:style-name="T14">={</text:span><text:span text:style-name="T17">26</text:span><text:span text:style-name="T15"> </text:span><text:span text:style-name="T14">+</text:span><text:span text:style-name="T15"> </text:span><text:span text:style-name="T17">10</text:span><text:span text:style-name="T14">}</text:span><text:span text:style-name="T15"> </text:span><text:span text:style-name="T14">/&gt;</text:span></text:p>
      <text:p text:style-name="P16"><text:s text:c="6"/><text:span text:style-name="T14">&lt;</text:span><text:span text:style-name="T15">Hello name</text:span><text:span text:style-name="T14">={</text:span><text:span text:style-name="T15">name</text:span><text:span text:style-name="T14">}</text:span><text:span text:style-name="T15"> age</text:span><text:span text:style-name="T14">={</text:span><text:span text:style-name="T15">age</text:span><text:span text:style-name="T14">}</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We can expand our Hello component to include logic for calculating the year of birth. The bornYear function demonstrates how helper functions within components can access props directly without needing them as parameters. This pattern is common in JavaScript, where functions can be nested and still access their parent's scope, unlike some other programming languages where this would be more complex.</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const</text:span><text:span text:style-name="T15"> </text:span><text:span text:style-name="T18">bornYear</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4">const</text:span><text:span text:style-name="T15"> yearNow </text:span><text:span text:style-name="T14">=</text:span><text:span text:style-name="T15"> </text:span><text:span text:style-name="T14">new</text:span><text:span text:style-name="T15"> </text:span><text:span text:style-name="T18">Date</text:span><text:span text:style-name="T14">().</text:span><text:span text:style-name="T18">getFullYear</text:span><text:span text:style-name="T14">()</text:span></text:p>
      <text:p text:style-name="P16"><text:s text:c="4"/><text:span text:style-name="T14">return</text:span><text:span text:style-name="T15"> yearNow </text:span><text:span text:style-name="T14">-</text:span><text:span text:style-name="T15"> props</text:span><text:span text:style-name="T14">.</text:span><text:span text:style-name="T15">age</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p</text:span><text:span text:style-name="T14">&gt;</text:span><text:span text:style-name="T15">Hello </text:span><text:span text:style-name="T14">{</text:span><text:span text:style-name="T15">props</text:span><text:span text:style-name="T14">.</text:span><text:span text:style-name="T15">name</text:span><text:span text:style-name="T14">},</text:span><text:span text:style-name="T15"> you are </text:span><text:span text:style-name="T14">{</text:span><text:span text:style-name="T15">props</text:span><text:span text:style-name="T14">.</text:span><text:span text:style-name="T15">age</text:span><text:span text:style-name="T14">}</text:span><text:span text:style-name="T15"> years old</text:span><text:span text:style-name="T14">&lt;/</text:span><text:span text:style-name="T15">p</text:span><text:span text:style-name="T14">&gt;</text:span></text:p>
      <text:p text:style-name="P16"><text:s text:c="6"/><text:span text:style-name="T14">&lt;</text:span><text:span text:style-name="T15">p</text:span><text:span text:style-name="T14">&gt;</text:span><text:span text:style-name="T15">So you were probably born </text:span><text:span text:style-name="T14">in</text:span><text:span text:style-name="T15"> </text:span><text:span text:style-name="T14">{</text:span><text:span text:style-name="T18">bornYear</text:span><text:span text:style-name="T14">()}&lt;/</text:span><text:span text:style-name="T15">p</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Destructuring allows us to extract values from objects and arrays more cleanly. In React components, this means we can avoid repetitive prop references. The examples show progressive <text:soft-page-break/>refinement from basic destructuring to directly unpacking props in the function parameters, making the code more concise and readable.</text:p>
      <text:p text:style-name="P19">// Step 1: Basic destructuring</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const</text:span><text:span text:style-name="T15"> </text:span><text:span text:style-name="T14">{</text:span><text:span text:style-name="T15"> name</text:span><text:span text:style-name="T14">,</text:span><text:span text:style-name="T15"> age </text:span><text:span text:style-name="T14">}</text:span><text:span text:style-name="T15"> </text:span><text:span text:style-name="T14">=</text:span><text:span text:style-name="T15"> props</text:span></text:p>
      <text:p text:style-name="P16"><text:s text:c="2"/><text:span text:style-name="T19">// ...</text:span></text:p>
      <text:p text:style-name="P17">}</text:p>
      <text:p text:style-name="P18"/>
      <text:p text:style-name="P19">// Step 2: Direct parameter destructuring</text:p>
      <text:p text:style-name="P15"><text:span text:style-name="T3">const</text:span> <text:span text:style-name="T6">Hello</text:span> <text:span text:style-name="T3">=</text:span> <text:span text:style-name="T3">({</text:span> name<text:span text:style-name="T3">,</text:span> age <text:span text:style-name="T3">})</text:span> <text:span text:style-name="T3">=&gt;</text:span> <text:span text:style-name="T3">{</text:span></text:p>
      <text:p text:style-name="P16"><text:s text:c="2"/><text:span text:style-name="T19">// ...</text:span></text:p>
      <text:p text:style-name="P17">}</text:p>
      <text:h text:style-name="Heading_20_4" text:outline-level="4"/>
      <text:p text:style-name="Text_20_body">The counter example illustrates React's rendering behavior. Initially, we see a manual approach to force re-renders, which while educational, isn't how React applications are typically built. This leads us to React's state management system and the useState hook, which handles re-renders automatically when state changes.</text:p>
      <text:p text:style-name="P20"/>
      <text:p text:style-name="P19">// Manual re-rendering (not recommended)</text:p>
      <text:p text:style-name="P15"><text:span text:style-name="T3">let</text:span> counter <text:span text:style-name="T3">=</text:span> <text:span text:style-name="T4">1</text:span></text:p>
      <text:p text:style-name="P15"><text:span text:style-name="T3">const</text:span> <text:span text:style-name="T6">refresh</text:span> <text:span text:style-name="T3">=</text:span> <text:span text:style-name="T3">()</text:span> <text:span text:style-name="T3">=&gt;</text:span> <text:span text:style-name="T3">{</text:span></text:p>
      <text:p text:style-name="P16"><text:s text:c="2"/><text:span text:style-name="T15">root</text:span><text:span text:style-name="T14">.</text:span><text:span text:style-name="T18">render</text:span><text:span text:style-name="T14">(&lt;</text:span><text:span text:style-name="T15">App counter</text:span><text:span text:style-name="T14">={</text:span><text:span text:style-name="T15">counter</text:span><text:span text:style-name="T14">}</text:span><text:span text:style-name="T15"> </text:span><text:span text:style-name="T14">/&gt;)</text:span></text:p>
      <text:p text:style-name="P17">}</text:p>
      <text:p text:style-name="P18"/>
      <text:p text:style-name="P19">// Proper state management</text:p>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9">// ...</text:span></text:p>
      <text:p text:style-name="P17">}</text:p>
      <text:p text:style-name="P21"/>
      <text:p text:style-name="Text_20_body">The useState hook provides a way to add state to function components. When the state update function is called, React automatically re-renders the component with the new state value. The example demonstrates this with a counter that increments every second.</text:p>
      <text:p text:style-name="P15"><text:span text:style-name="T3">import</text:span> <text:span text:style-name="T3">{</text:span> useState <text:span text:style-name="T3">}</text:span> <text:span text:style-name="T3">from</text:span> <text:span text:style-name="T11">'react'</text:span></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
      <text:p text:style-name="P16"><text:s text:c="2"/><text:span text:style-name="T18">setTimeout</text:span><text:span text:style-name="T14">(</text:span></text:p>
      <text:p text:style-name="P16"><text:s text:c="4"/><text:span text:style-name="T14">()</text:span><text:span text:style-name="T15"> </text:span><text:span text:style-name="T14">=&gt;</text:span><text:span text:style-name="T15"> </text:span><text:span text:style-name="T18">setCounter</text:span><text:span text:style-name="T14">(</text:span><text:span text:style-name="T15">counter </text:span><text:span text:style-name="T14">+</text:span><text:span text:style-name="T15"> </text:span><text:span text:style-name="T17">1</text:span><text:span text:style-name="T14">),</text:span></text:p>
      <text:p text:style-name="P16"><text:s text:c="4"/><text:span text:style-name="T17">1000</text:span></text:p>
      <text:p text:style-name="P16"><text:s text:c="2"/><text:span text:style-name="T14">)</text:span></text:p>
      <text:p text:style-name="P18"/>
      <text:p text:style-name="P16"><text:s text:c="2"/><text:span text:style-name="T14">return</text:span><text:span text:style-name="T15"> </text:span><text:span text:style-name="T14">&lt;</text:span><text:span text:style-name="T15">div</text:span><text:span text:style-name="T14">&gt;{</text:span><text:span text:style-name="T15">counter</text:span><text:span text:style-name="T14">}&lt;/</text:span><text:span text:style-name="T15">div</text:span><text:span text:style-name="T14">&gt;</text:span></text:p>
      <text:p text:style-name="P17">}</text:p>
      <text:h text:style-name="Heading_20_4" text:outline-level="4"/>
      <text:p text:style-name="Text_20_body">Event handlers in React are similar to DOM events but with some syntactic differences. The key points are using camelCase naming and passing function references rather than function calls. The examples show both correct patterns and common mistakes to avoid.</text:p>
      <text:p text:style-name="P20"/>
      <text:p text:style-name="P20"><text:soft-page-break/></text:p>
      <text:p text:style-name="P19">// Correct: Passing function reference</text:p>
      <text:p text:style-name="P15"><text:span text:style-name="T3">&lt;</text:span>button onClick<text:span text:style-name="T3">={</text:span>handleClick<text:span text:style-name="T3">}&gt;</text:span></text:p>
      <text:p text:style-name="P18"/>
      <text:p text:style-name="P19">// Correct: Inline arrow function</text:p>
      <text:p text:style-name="P15"><text:span text:style-name="T3">&lt;</text:span>button onClick<text:span text:style-name="T3">={()</text:span> <text:span text:style-name="T3">=&gt;</text:span> <text:span text:style-name="T6">setCounter</text:span><text:span text:style-name="T3">(</text:span>counter <text:span text:style-name="T3">+</text:span> <text:span text:style-name="T4">1</text:span><text:span text:style-name="T3">)}&gt;</text:span></text:p>
      <text:p text:style-name="P18"/>
      <text:p text:style-name="P19">// Incorrect: Calling function immediately</text:p>
      <text:p text:style-name="P16"><text:span text:style-name="T14">&lt;</text:span><text:span text:style-name="T15">button onClick</text:span><text:span text:style-name="T14">={</text:span><text:span text:style-name="T18">setCounter</text:span><text:span text:style-name="T14">(</text:span><text:span text:style-name="T15">counter </text:span><text:span text:style-name="T14">+</text:span><text:span text:style-name="T15"> </text:span><text:span text:style-name="T17">1</text:span><text:span text:style-name="T14">)}&gt;</text:span></text:p>
      <text:p text:style-name="P21"/>
      <text:p text:style-name="Text_20_body">The counter application demonstrates proper component composition. State is managed in the parent component and passed down to children via props, while event handlers are passed down to allow children to communicate changes back up.</text:p>
      <text:p text:style-name="P15"><text:span text:style-name="T3">const</text:span> <text:span text:style-name="T6">Display</text:span> <text:span text:style-name="T3">=</text:span> <text:span text:style-name="T3">({</text:span> counter <text:span text:style-name="T3">})</text:span> <text:span text:style-name="T3">=&gt;</text:span> <text:span text:style-name="T3">&lt;</text:span>div<text:span text:style-name="T3">&gt;{</text:span>counter<text:span text:style-name="T3">}&lt;/</text:span>div<text:span text:style-name="T3">&gt;</text:span></text:p>
      <text:p text:style-name="P18"/>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text:s text:c="2"/></text:p>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Display counter</text:span><text:span text:style-name="T14">={</text:span><text:span text:style-name="T15">counter</text:span><text:span text:style-name="T14">}</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Counter</text:span><text:span text:style-name="T14">(</text:span><text:span text:style-name="T15">counter </text:span><text:span text:style-name="T14">+</text:span><text:span text:style-name="T15"> </text:span><text:span text:style-name="T17">1</text:span><text:span text:style-name="T14">)}</text:span><text:span text:style-name="T15"> text</text:span><text:span text:style-name="T14">=</text:span><text:span text:style-name="T16">"plus"</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4" text:outline-level="4"/>
      <text:p text:style-name="Text_20_body">Understanding React's rendering cycle is crucial. When state changes, React re-renders the component and its children. The examples include console.log statements to help visualize this process and understand the sequence of event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5">console</text:span><text:span text:style-name="T14">.</text:span><text:span text:style-name="T18">log</text:span><text:span text:style-name="T14">(</text:span><text:span text:style-name="T16">'rendering...'</text:span><text:span text:style-name="T14">,</text:span><text:span text:style-name="T15"> counter</text:span><text:span text:style-name="T14">)</text:span></text:p>
      <text:p text:style-name="P18"/>
      <text:p text:style-name="P16"><text:s text:c="2"/><text:span text:style-name="T14">const</text:span><text:span text:style-name="T15"> </text:span><text:span text:style-name="T18">increaseByOne</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5">console</text:span><text:span text:style-name="T14">.</text:span><text:span text:style-name="T18">log</text:span><text:span text:style-name="T14">(</text:span><text:span text:style-name="T16">'increasing...'</text:span><text:span text:style-name="T14">)</text:span></text:p>
      <text:p text:style-name="P16"><text:s text:c="4"/><text:span text:style-name="T18">setCounter</text:span><text:span text:style-name="T14">(</text:span><text:span text:style-name="T15">counter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9">// ...</text:span></text:p>
      <text:p text:style-name="P17">}</text:p>
      <text:h text:style-name="Heading_20_4" text:outline-level="4"/>
      <text:p text:style-name="Text_20_body">The chapter concludes by showing how to further refine components using destructuring and concise arrow function syntax. This makes the components more focused and easier to read while maintaining all functionality.</text:p>
      <text:p text:style-name="P20"/>
      <text:p text:style-name="P20"/>
      <text:p text:style-name="P19"><text:soft-page-break/>// Before refactoring</text:p>
      <text:p text:style-name="P15"><text:span text:style-name="T3">const</text:span> <text:span text:style-name="T6">Display</text:span> <text:span text:style-name="T3">=</text:span> <text:span text:style-name="T3">(</text:span>props<text:span text:style-name="T3">)</text:span> <text:span text:style-name="T3">=&gt;</text:span> <text:span text:style-name="T3">{</text:span></text:p>
      <text:p text:style-name="P16"><text:s text:c="2"/><text:span text:style-name="T14">return</text:span><text:span text:style-name="T15"> </text:span><text:span text:style-name="T14">&lt;</text:span><text:span text:style-name="T15">div</text:span><text:span text:style-name="T14">&gt;{</text:span><text:span text:style-name="T15">props</text:span><text:span text:style-name="T14">.</text:span><text:span text:style-name="T15">counter</text:span><text:span text:style-name="T14">}&lt;/</text:span><text:span text:style-name="T15">div</text:span><text:span text:style-name="T14">&gt;</text:span></text:p>
      <text:p text:style-name="P17">}</text:p>
      <text:p text:style-name="P18"/>
      <text:p text:style-name="P19">// After refactoring</text:p>
      <text:p text:style-name="P15"><text:span text:style-name="T3">const</text:span> <text:span text:style-name="T6">Display</text:span> <text:span text:style-name="T3">=</text:span> <text:span text:style-name="T3">({</text:span> counter <text:span text:style-name="T3">})</text:span> <text:span text:style-name="T3">=&gt;</text:span> <text:span text:style-name="T3">&lt;</text:span>div<text:span text:style-name="T3">&gt;{</text:span>counter<text:span text:style-name="T3">}&lt;/</text:span>div<text:span text:style-name="T3">&gt;</text:span></text:p>
      <text:p text:style-name="Text_20_body">The Button component undergoes similar refinement, demonstrating how proper destructuring and arrow functions can make components more declarative and easier to understand at a glance.</text:p>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Text_20_body"/>
      <text:h text:style-name="Heading_20_2" text:outline-level="2"><text:bookmark-start text:name="__RefHeading___Toc534_4110317715"/>Complex State Management<text:bookmark-end text:name="__RefHeading___Toc534_4110317715"/></text:h>
      <text:p text:style-name="Text_20_body">When applications require tracking multiple state values, we can use separate useState hooks for each value. The counter example below shows independent left and right counter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left</text:span><text:span text:style-name="T14">,</text:span><text:span text:style-name="T15"> setLef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right</text:span><text:span text:style-name="T14">,</text:span><text:span text:style-name="T15"> setRigh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left</text:span><text:span text:style-name="T14">}</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Left</text:span><text:span text:style-name="T14">(</text:span><text:span text:style-name="T15">left </text:span><text:span text:style-name="T14">+</text:span><text:span text:style-name="T15"> </text:span><text:span text:style-name="T17">1</text:span><text:span text:style-name="T14">)}&gt;</text:span><text:span text:style-name="T15">left</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Right</text:span><text:span text:style-name="T14">(</text:span><text:span text:style-name="T15">right </text:span><text:span text:style-name="T14">+</text:span><text:span text:style-name="T15"> </text:span><text:span text:style-name="T17">1</text:span><text:span text:style-name="T14">)}&gt;</text:span><text:span text:style-name="T15">right</text:span><text:span text:style-name="T14">&lt;/</text:span><text:span text:style-name="T15">button</text:span><text:span text:style-name="T14">&gt;</text:span></text:p>
      <text:p text:style-name="P16"><text:s text:c="6"/><text:span text:style-name="T14">{</text:span><text:span text:style-name="T15">right</text:span><text:span text:style-name="T14">}</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For related state values, we can combine them into a single state object. The spread operator helps update nested properties immutably:</text:p>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licks</text:span><text:span text:style-name="T14">,</text:span><text:span text:style-name="T15"> setClicks</text:span><text:span text:style-name="T14">]</text:span><text:span text:style-name="T15"> </text:span><text:span text:style-name="T14">=</text:span><text:span text:style-name="T15"> </text:span><text:span text:style-name="T18">useState</text:span><text:span text:style-name="T14">({</text:span><text:span text:style-name="T15"> </text:span><text:span text:style-name="T14">left:</text:span><text:span text:style-name="T15"> </text:span><text:span text:style-name="T17">0</text:span><text:span text:style-name="T14">,</text:span><text:span text:style-name="T15"> </text:span><text:span text:style-name="T14">right:</text:span><text:span text:style-name="T15"> </text:span><text:span text:style-name="T17">0</text:span><text:span text:style-name="T15"> </text:span><text:span text:style-name="T14">})</text:span></text:p>
      <text:p text:style-name="P18"/>
      <text:p text:style-name="P16"><text:s text:c="2"/><text:span text:style-name="T14">const</text:span><text:span text:style-name="T15"> </text:span><text:span text:style-name="T18">handleLef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Clicks</text:span><text:span text:style-name="T14">({</text:span><text:span text:style-name="T15"> </text:span><text:span text:style-name="T14">...</text:span><text:span text:style-name="T15">clicks</text:span><text:span text:style-name="T14">,</text:span><text:span text:style-name="T15"> </text:span><text:span text:style-name="T14">left:</text:span><text:span text:style-name="T15"> clicks</text:span><text:span text:style-name="T14">.</text:span><text:span text:style-name="T15">left </text:span><text:span text:style-name="T14">+</text:span><text:span text:style-name="T15"> </text:span><text:span text:style-name="T17">1</text:span><text:span text:style-name="T15"> </text:span><text:span text:style-name="T14">})</text:span></text:p>
      <text:p text:style-name="P16"><text:s text:c="2"/><text:span text:style-name="T14">}</text:span></text:p>
      <text:p text:style-name="P18"/>
      <text:p text:style-name="P16"><text:s text:c="2"/><text:span text:style-name="T14">const</text:span><text:span text:style-name="T15"> </text:span><text:span text:style-name="T18">handleRigh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Clicks</text:span><text:span text:style-name="T14">({</text:span><text:span text:style-name="T15"> </text:span><text:span text:style-name="T14">...</text:span><text:span text:style-name="T15">clicks</text:span><text:span text:style-name="T14">,</text:span><text:span text:style-name="T15"> </text:span><text:span text:style-name="T14">right:</text:span><text:span text:style-name="T15"> clicks</text:span><text:span text:style-name="T14">.</text:span><text:span text:style-name="T15">right </text:span><text:span text:style-name="T14">+</text:span><text:span text:style-name="T15"> </text:span><text:span text:style-name="T17">1</text:span><text:span text:style-name="T15"> </text:span><text:span text:style-name="T14">})</text:span></text:p>
      <text:p text:style-name="P16"><text:s text:c="2"/><text:span text:style-name="T14">}</text:span></text:p>
      <text:p text:style-name="P18"><text:s text:c="2"/></text:p>
      <text:p text:style-name="P16"><text:s text:c="2"/><text:span text:style-name="T19">// ... same return as before</text:span></text:p>
      <text:p text:style-name="P17">}</text:p>
      <text:h text:style-name="Heading_20_3" text:outline-level="3"/>
      <text:p text:style-name="Text_20_body">We can extend our counter to track all clicks in an array. Note how we use concat instead of push to maintain immutability:</text:p>
      <text:p text:style-name="P20"/>
      <text:p text:style-name="P15"><text:soft-page-break/><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left</text:span><text:span text:style-name="T14">,</text:span><text:span text:style-name="T15"> setLef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right</text:span><text:span text:style-name="T14">,</text:span><text:span text:style-name="T15"> setRigh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allClicks</text:span><text:span text:style-name="T14">,</text:span><text:span text:style-name="T15"> setAll</text:span><text:span text:style-name="T14">]</text:span><text:span text:style-name="T15"> </text:span><text:span text:style-name="T14">=</text:span><text:span text:style-name="T15"> </text:span><text:span text:style-name="T18">useState</text:span><text:span text:style-name="T14">([])</text:span></text:p>
      <text:p text:style-name="P18"/>
      <text:p text:style-name="P16"><text:s text:c="2"/><text:span text:style-name="T14">const</text:span><text:span text:style-name="T15"> </text:span><text:span text:style-name="T18">handleLef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All</text:span><text:span text:style-name="T14">(</text:span><text:span text:style-name="T15">allClicks</text:span><text:span text:style-name="T14">.</text:span><text:span text:style-name="T18">concat</text:span><text:span text:style-name="T14">(</text:span><text:span text:style-name="T16">'L'</text:span><text:span text:style-name="T14">))</text:span></text:p>
      <text:p text:style-name="P16"><text:s text:c="4"/><text:span text:style-name="T18">setLeft</text:span><text:span text:style-name="T14">(</text:span><text:span text:style-name="T15">left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4">const</text:span><text:span text:style-name="T15"> </text:span><text:span text:style-name="T18">handleRigh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All</text:span><text:span text:style-name="T14">(</text:span><text:span text:style-name="T15">allClicks</text:span><text:span text:style-name="T14">.</text:span><text:span text:style-name="T18">concat</text:span><text:span text:style-name="T14">(</text:span><text:span text:style-name="T16">'R'</text:span><text:span text:style-name="T14">))</text:span></text:p>
      <text:p text:style-name="P16"><text:s text:c="4"/><text:span text:style-name="T18">setRight</text:span><text:span text:style-name="T14">(</text:span><text:span text:style-name="T15">right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left</text:span><text:span text:style-name="T14">}</text:span></text:p>
      <text:p text:style-name="P16"><text:s text:c="6"/><text:span text:style-name="T14">&lt;</text:span><text:span text:style-name="T15">button onClick</text:span><text:span text:style-name="T14">={</text:span><text:span text:style-name="T15">handleLeftClick</text:span><text:span text:style-name="T14">}&gt;</text:span><text:span text:style-name="T15">left</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handleRightClick</text:span><text:span text:style-name="T14">}&gt;</text:span><text:span text:style-name="T15">right</text:span><text:span text:style-name="T14">&lt;/</text:span><text:span text:style-name="T15">button</text:span><text:span text:style-name="T14">&gt;</text:span></text:p>
      <text:p text:style-name="P16"><text:s text:c="6"/><text:span text:style-name="T14">{</text:span><text:span text:style-name="T15">right</text:span><text:span text:style-name="T14">}</text:span></text:p>
      <text:p text:style-name="P16"><text:s text:c="6"/><text:span text:style-name="T14">&lt;</text:span><text:span text:style-name="T15">p</text:span><text:span text:style-name="T14">&gt;{</text:span><text:span text:style-name="T15">allClicks</text:span><text:span text:style-name="T14">.</text:span><text:span text:style-name="T18">join</text:span><text:span text:style-name="T14">(</text:span><text:span text:style-name="T16">' '</text:span><text:span text:style-name="T14">)}&lt;/</text:span><text:span text:style-name="T15">p</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State updates are asynchronous in React. When deriving new state from current state, we should use the most recent values:</text:p>
      <text:p text:style-name="P20"/>
      <text:p text:style-name="P19">// Problem: Uses potentially stale state</text:p>
      <text:p text:style-name="P15"><text:span text:style-name="T3">const</text:span> <text:span text:style-name="T6">handleLeftClick</text:span> <text:span text:style-name="T3">=</text:span> <text:span text:style-name="T3">()</text:span> <text:span text:style-name="T3">=&gt;</text:span> <text:span text:style-name="T3">{</text:span></text:p>
      <text:p text:style-name="P16"><text:s text:c="2"/><text:span text:style-name="T18">setLeft</text:span><text:span text:style-name="T14">(</text:span><text:span text:style-name="T15">left </text:span><text:span text:style-name="T14">+</text:span><text:span text:style-name="T15"> </text:span><text:span text:style-name="T17">1</text:span><text:span text:style-name="T14">)</text:span></text:p>
      <text:p text:style-name="P16"><text:s text:c="2"/><text:span text:style-name="T18">setTotal</text:span><text:span text:style-name="T14">(</text:span><text:span text:style-name="T15">left </text:span><text:span text:style-name="T14">+</text:span><text:span text:style-name="T15"> right</text:span><text:span text:style-name="T14">)</text:span><text:span text:style-name="T15"> </text:span><text:span text:style-name="T19">// May use outdated left value</text:span></text:p>
      <text:p text:style-name="P17">}</text:p>
      <text:p text:style-name="P18"/>
      <text:p text:style-name="P19">// Solution: Calculate using fresh values</text:p>
      <text:p text:style-name="P15"><text:span text:style-name="T3">const</text:span> <text:span text:style-name="T6">handleLeftClick</text:span> <text:span text:style-name="T3">=</text:span> <text:span text:style-name="T3">()</text:span> <text:span text:style-name="T3">=&gt;</text:span> <text:span text:style-name="T3">{</text:span></text:p>
      <text:p text:style-name="P16"><text:s text:c="2"/><text:span text:style-name="T14">const</text:span><text:span text:style-name="T15"> newLeft </text:span><text:span text:style-name="T14">=</text:span><text:span text:style-name="T15"> left </text:span><text:span text:style-name="T14">+</text:span><text:span text:style-name="T15"> </text:span><text:span text:style-name="T17">1</text:span></text:p>
      <text:p text:style-name="P16"><text:s text:c="2"/><text:span text:style-name="T18">setLeft</text:span><text:span text:style-name="T14">(</text:span><text:span text:style-name="T15">newLeft</text:span><text:span text:style-name="T14">)</text:span></text:p>
      <text:p text:style-name="P16"><text:s text:c="2"/><text:span text:style-name="T18">setTotal</text:span><text:span text:style-name="T14">(</text:span><text:span text:style-name="T15">newLeft </text:span><text:span text:style-name="T14">+</text:span><text:span text:style-name="T15"> right</text:span><text:span text:style-name="T14">)</text:span></text:p>
      <text:p text:style-name="P17">}</text:p>
      <text:h text:style-name="Heading_20_3" text:outline-level="3"/>
      <text:p text:style-name="Text_20_body">Components can render different output based on their state. This History component shows a message when no clicks have occurred:</text:p>
      <text:p text:style-name="P20"/>
      <text:p text:style-name="P15"><text:span text:style-name="T3">const</text:span> <text:span text:style-name="T6">History</text:span> <text:span text:style-name="T3">=</text:span> <text:span text:style-name="T3">({</text:span> allClicks <text:span text:style-name="T3">})</text:span> <text:span text:style-name="T3">=&gt;</text:span> <text:span text:style-name="T3">{</text:span></text:p>
      <text:p text:style-name="P16"><text:s text:c="2"/><text:span text:style-name="T14">if</text:span><text:span text:style-name="T15"> </text:span><text:span text:style-name="T14">(</text:span><text:span text:style-name="T15">allClicks</text:span><text:span text:style-name="T14">.</text:span><text:span text:style-name="T15">length </text:span><text:span text:style-name="T14">===</text:span><text:span text:style-name="T15"> </text:span><text:span text:style-name="T17">0</text:span><text:span text:style-name="T14">)</text:span><text:span text:style-name="T15"> </text:span><text:span text:style-name="T14">{</text:span></text:p>
      <text:p text:style-name="P16"><text:s text:c="4"/><text:span text:style-name="T14">return</text:span><text:span text:style-name="T15"> </text:span><text:span text:style-name="T14">&lt;</text:span><text:span text:style-name="T15">div</text:span><text:span text:style-name="T14">&gt;</text:span><text:span text:style-name="T15">No button presses yet</text:span><text:span text:style-name="T14">&lt;/</text:span><text:span text:style-name="T15">div</text:span><text:span text:style-name="T14">&gt;</text:span></text:p>
      <text:p text:style-name="P16"><text:s text:c="2"/><text:span text:style-name="T14">}</text:span></text:p>
      <text:p text:style-name="P16"><text:s text:c="2"/><text:span text:style-name="T14">return</text:span><text:span text:style-name="T15"> </text:span><text:span text:style-name="T14">&lt;</text:span><text:span text:style-name="T15">div</text:span><text:span text:style-name="T14">&gt;</text:span><text:span text:style-name="T15">Button press history</text:span><text:span text:style-name="T14">:</text:span><text:span text:style-name="T15"> </text:span><text:span text:style-name="T14">{</text:span><text:span text:style-name="T15">allClicks</text:span><text:span text:style-name="T14">.</text:span><text:span text:style-name="T18">join</text:span><text:span text:style-name="T14">(</text:span><text:span text:style-name="T16">' '</text:span><text:span text:style-name="T14">)}&lt;/</text:span><text:span text:style-name="T15">div</text:span><text:span text:style-name="T14">&gt;</text:span></text:p>
      <text:p text:style-name="P22">}</text:p>
      <text:p text:style-name="Text_20_body"/>
      <text:p text:style-name="Text_20_body"><text:soft-page-break/>Effective debugging involves multiple approaches. Console logging helps inspect values during execution, while React DevTools provides component hierarchy visualization. The debugger statement pauses execution for inspection, and error messages should always be addressed immediately rather than ignored.</text:p>
      <text:p text:style-name="Text_20_body">Proper event handling requires passing function references rather than invocations. Correct patterns include arrow functions or pre-defined handlers:</text:p>
      <text:p text:style-name="P20"/>
      <text:p text:style-name="P19">// Correct</text:p>
      <text:p text:style-name="P15"><text:span text:style-name="T3">&lt;</text:span>button onClick<text:span text:style-name="T3">={()</text:span> <text:span text:style-name="T3">=&gt;</text:span> <text:span text:style-name="T6">setValue</text:span><text:span text:style-name="T3">(</text:span><text:span text:style-name="T4">0</text:span><text:span text:style-name="T3">)}&gt;</text:span>Reset<text:span text:style-name="T3">&lt;/</text:span>button<text:span text:style-name="T3">&gt;</text:span></text:p>
      <text:p text:style-name="P15"><text:span text:style-name="T3">&lt;</text:span>button onClick<text:span text:style-name="T3">={</text:span>handleReset<text:span text:style-name="T3">}&gt;</text:span>Reset<text:span text:style-name="T3">&lt;/</text:span>button<text:span text:style-name="T3">&gt;</text:span></text:p>
      <text:p text:style-name="P18"/>
      <text:p text:style-name="P19">// Incorrect</text:p>
      <text:p text:style-name="P15"><text:span text:style-name="T3">&lt;</text:span>button onClick<text:span text:style-name="T3">={</text:span><text:span text:style-name="T6">setValue</text:span><text:span text:style-name="T3">(</text:span><text:span text:style-name="T4">0</text:span><text:span text:style-name="T3">)}&gt;</text:span>Reset<text:span text:style-name="T3">&lt;/</text:span>button<text:span text:style-name="T3">&gt;</text:span> <text:span text:style-name="T5">// Calls immediately</text:span></text:p>
      <text:h text:style-name="Heading_20_3" text:outline-level="3"/>
      <text:p text:style-name="Text_20_body">Hooks must follow specific usage rules. They should only be called at the top level of components (not in loops/conditions) and maintain consistent order between renders. The eslint-plugin-react-hooks helps enforce these rules during development.</text:p>
      <text:p text:style-name="Text_20_body"/>
      <text:p text:style-name="Text_20_body">Event handlers in React can be defined using a function that returns another function. This pattern, while not essential for basic React development, demonstrates JavaScript's flexibility with higher-order functions. The key insight is that when we assign <text:span text:style-name="Source_20_Text">onClick={hello()}</text:span>, we're actually assigning the function that hello() returns, not making a direct function call as an event handler. This works because the outer function executes during rendering and returns the actual handler function that will be called on click event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const</text:span><text:span text:style-name="T15"> </text:span><text:span text:style-name="T18">hello</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4">const</text:span><text:span text:style-name="T15"> </text:span><text:span text:style-name="T18">handler</text:span><text:span text:style-name="T15"> </text:span><text:span text:style-name="T14">=</text:span><text:span text:style-name="T15"> </text:span><text:span text:style-name="T14">()</text:span><text:span text:style-name="T15"> </text:span><text:span text:style-name="T14">=&gt;</text:span><text:span text:style-name="T15"> console</text:span><text:span text:style-name="T14">.</text:span><text:span text:style-name="T18">log</text:span><text:span text:style-name="T14">(</text:span><text:span text:style-name="T16">'hello world'</text:span><text:span text:style-name="T14">)</text:span></text:p>
      <text:p text:style-name="P16"><text:s text:c="4"/><text:span text:style-name="T14">return</text:span><text:span text:style-name="T15"> handler</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hello</text:span><text:span text:style-name="T14">()}&gt;</text:span><text:span text:style-name="T15">button</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We can extend this pattern to create parameterized handler factories. The hello function takes a parameter and returns a customized handler function for each button. Each button gets its own version of the handler with the appropriate parameter value preserved through closure.</text:p>
      <text:p text:style-name="P20"/>
      <text:p text:style-name="P20"/>
      <text:p text:style-name="P20"/>
      <text:p text:style-name="P15"><text:soft-page-break/><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const</text:span><text:span text:style-name="T15"> </text:span><text:span text:style-name="T18">hello</text:span><text:span text:style-name="T15"> </text:span><text:span text:style-name="T14">=</text:span><text:span text:style-name="T15"> </text:span><text:span text:style-name="T14">(</text:span><text:span text:style-name="T15">who</text:span><text:span text:style-name="T14">)</text:span><text:span text:style-name="T15"> </text:span><text:span text:style-name="T14">=&gt;</text:span><text:span text:style-name="T15"> </text:span><text:span text:style-name="T14">()</text:span><text:span text:style-name="T15"> </text:span><text:span text:style-name="T14">=&gt;</text:span><text:span text:style-name="T15"> </text:span><text:span text:style-name="T14">{</text:span></text:p>
      <text:p text:style-name="P16"><text:s text:c="4"/><text:span text:style-name="T15">console</text:span><text:span text:style-name="T14">.</text:span><text:span text:style-name="T18">log</text:span><text:span text:style-name="T14">(</text:span><text:span text:style-name="T16">'hello'</text:span><text:span text:style-name="T14">,</text:span><text:span text:style-name="T15"> who</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hello</text:span><text:span text:style-name="T14">(</text:span><text:span text:style-name="T16">'world'</text:span><text:span text:style-name="T14">)}&gt;</text:span><text:span text:style-name="T15">button</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8">hello</text:span><text:span text:style-name="T14">(</text:span><text:span text:style-name="T16">'react'</text:span><text:span text:style-name="T14">)}&gt;</text:span><text:span text:style-name="T15">button</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This function-returning-function pattern becomes particularly useful for creating reusable state handlers. The setToValue function acts as a factory that generates click handlers pre-configured with specific values. This approach can make code more declarative when dealing with multiple similar state transition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text:s text:c="2"/></text:p>
      <text:p text:style-name="P16"><text:s text:c="2"/><text:span text:style-name="T14">const</text:span><text:span text:style-name="T15"> </text:span><text:span text:style-name="T18">setToValue</text:span><text:span text:style-name="T15"> </text:span><text:span text:style-name="T14">=</text:span><text:span text:style-name="T15"> </text:span><text:span text:style-name="T14">(</text:span><text:span text:style-name="T15">newValue</text:span><text:span text:style-name="T14">)</text:span><text:span text:style-name="T15"> </text:span><text:span text:style-name="T14">=&gt;</text:span><text:span text:style-name="T15"> </text:span><text:span text:style-name="T14">()</text:span><text:span text:style-name="T15"> </text:span><text:span text:style-name="T14">=&gt;</text:span><text:span text:style-name="T15"> </text:span><text:span text:style-name="T14">{</text:span></text:p>
      <text:p text:style-name="P16"><text:s text:c="4"/><text:span text:style-name="T18">setValue</text:span><text:span text:style-name="T14">(</text:span><text:span text:style-name="T15">newValue</text:span><text:span text:style-name="T14">)</text:span></text:p>
      <text:p text:style-name="P16"><text:s text:c="2"/><text:span text:style-name="T14">}</text:span></text:p>
      <text:p text:style-name="P18"><text:s text:c="2"/></text:p>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setToValue</text:span><text:span text:style-name="T14">(</text:span><text:span text:style-name="T17">1000</text:span><text:span text:style-name="T14">)}&gt;</text:span><text:span text:style-name="T15">thousand</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8">setToValue</text:span><text:span text:style-name="T14">(</text:span><text:span text:style-name="T17">0</text:span><text:span text:style-name="T14">)}&gt;</text:span><text:span text:style-name="T15">reset</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However, the same functionality can often be achieved more simply using inline arrow functions. This alternative approach is more straightforward and may be preferable for simpler cases, though both patterns are valid and useful in different situations.</text:p>
      <text:p text:style-name="P23"/>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const</text:span><text:span text:style-name="T15"> </text:span><text:span text:style-name="T18">setToValue</text:span><text:span text:style-name="T15"> </text:span><text:span text:style-name="T14">=</text:span><text:span text:style-name="T15"> </text:span><text:span text:style-name="T14">(</text:span><text:span text:style-name="T15">newValue</text:span><text:span text:style-name="T14">)</text:span><text:span text:style-name="T15"> </text:span><text:span text:style-name="T14">=&gt;</text:span><text:span text:style-name="T15"> </text:span><text:span text:style-name="T14">{</text:span></text:p>
      <text:p text:style-name="P16"><text:s text:c="4"/><text:span text:style-name="T18">setValue</text:span><text:span text:style-name="T14">(</text:span><text:span text:style-name="T15">newValue</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ToValue</text:span><text:span text:style-name="T14">(</text:span><text:span text:style-name="T17">1000</text:span><text:span text:style-name="T14">)}&gt;</text:span><text:span text:style-name="T15">thousand</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ToValue</text:span><text:span text:style-name="T14">(</text:span><text:span text:style-name="T17">0</text:span><text:span text:style-name="T14">)}&gt;</text:span><text:span text:style-name="T15">reset</text:span><text:span text:style-name="T14">&lt;/</text:span><text:span text:style-name="T15">button</text:span><text:span text:style-name="T14">&gt;</text:span></text:p>
      <text:p text:style-name="P16"><text:soft-page-break/><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Proper component structure is crucial for maintainable React applications. Components should be defined at the module level rather than inside other components. This ensures they are not recreated on each render and can be properly optimized by React. The Display and Button components are defined separately and receive all their data and behavior through props.</text:p>
      <text:p text:style-name="P20"/>
      <text:p text:style-name="P15"><text:span text:style-name="T3">const</text:span> <text:span text:style-name="T6">Display</text:span> <text:span text:style-name="T3">=</text:span> <text:span text:style-name="T3">({</text:span> value <text:span text:style-name="T3">})</text:span> <text:span text:style-name="T3">=&gt;</text:span> <text:span text:style-name="T3">&lt;</text:span>div<text:span text:style-name="T3">&gt;{</text:span>value<text:span text:style-name="T3">}&lt;/</text:span>div<text:span text:style-name="T3">&gt;</text:span></text:p>
      <text:p text:style-name="P18"/>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Display value</text:span><text:span text:style-name="T14">={</text:span><text:span text:style-name="T15">value</text:span><text:span text:style-name="T14">}</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Value</text:span><text:span text:style-name="T14">(</text:span><text:span text:style-name="T17">1000</text:span><text:span text:style-name="T14">)}</text:span><text:span text:style-name="T15"> text</text:span><text:span text:style-name="T14">=</text:span><text:span text:style-name="T16">"thousand"</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Value</text:span><text:span text:style-name="T14">(</text:span><text:span text:style-name="T17">0</text:span><text:span text:style-name="T14">)}</text:span><text:span text:style-name="T15"> text</text:span><text:span text:style-name="T14">=</text:span><text:span text:style-name="T16">"reset"</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P24"/>
      <text:p text:style-name="P24">Effective React development requires disciplined debugging practices. The browser's developer tools should remain open during development, with particular attention to the Console tab. Strategic use of console.log statements helps track component behavior and state changes. Errors should be addressed immediately rather than accumulating. When seeking help, provide clear descriptions of the problem and what troubleshooting steps have already been taken.</text:p>
      <text:p text:style-name="P25">When using AI coding assistants, maintain a critical perspective. All generated code should be carefully reviewed and understood. Watch for potential issues like code duplication or inefficient patterns. While these tools can accelerate development, the programmer remains ultimately responsible for the quality and correctness of the code. The fundamental principle remains: write code you fully understand, as debugging complex systems requires deeper knowledge than their initial implementation.</text:p>
      <text:h text:style-name="Heading_20_1" text:outline-level="1"><text:bookmark-start text:name="__RefHeading___Toc536_4110317715"/>Part 2: Communicating with server<text:bookmark-end text:name="__RefHeading___Toc536_4110317715"/></text:h>
      <text:p text:style-name="Text_20_body"/>
      <text:h text:style-name="Heading_20_2" text:outline-level="2"><text:bookmark-start text:name="__RefHeading___Toc7735_899862562"/>Rendering a Collection, Modules<text:bookmark-end text:name="__RefHeading___Toc7735_899862562"/></text:h>
      <text:p text:style-name="Text_20_body">Before starting a new part, it's helpful to recap topics that might be challenging. Here are key insights:</text:p>
      <text:p text:style-name="Text_20_body"><text:soft-page-break/><text:span text:style-name="Strong_20_Emphasis">Debugging with console.log:</text:span> One difference between experienced and novice JavaScript programmers is how often they use console.log. While debugging, don't guess what's wrong. Instead, log relevant information. Avoid concatenating strings with objects like <text:span text:style-name="Source_20_Text">'props value is ' + props</text:span>, as this will output unhelpful messages such as <text:span text:style-name="Source_20_Text">[object Object]</text:span>. Instead, separate items with commas, e.g., <text:span text:style-name="Source_20_Text">console.log('props value is', props)</text:span>. This method prints the object content in a readable format.</text:p>
      <text:p text:style-name="Text_20_body"><text:span text:style-name="Strong_20_Emphasis">VS Code Snippets:</text:span> Using snippets in VS Code can save time. For example, you can create a snippet for <text:span text:style-name="Source_20_Text">console.log</text:span> like:</text:p>
      <text:p text:style-name="Preformatted_20_Text"><text:span text:style-name="Source_20_Text">{</text:span></text:p>
      <text:p text:style-name="Preformatted_20_Text"><text:span text:style-name="Source_20_Text"><text:s text:c="2"/>"console.log": {</text:span></text:p>
      <text:p text:style-name="Preformatted_20_Text"><text:span text:style-name="Source_20_Text"><text:s text:c="4"/>"prefix": "clog",</text:span></text:p>
      <text:p text:style-name="Preformatted_20_Text"><text:span text:style-name="Source_20_Text"><text:s text:c="4"/>"body": ["console.log('$1')"],</text:span></text:p>
      <text:p text:style-name="Preformatted_20_Text"><text:span text:style-name="Source_20_Text"><text:s text:c="4"/>"description": "Log output to console"</text:span></text:p>
      <text:p text:style-name="Preformatted_20_Text"><text:span text:style-name="Source_20_Text"><text:s text:c="2"/>}</text:span></text:p>
      <text:p text:style-name="P26"><text:span text:style-name="Source_20_Text">}</text:span></text:p>
      <text:p text:style-name="Text_20_body">VS Code also has built-in snippets for commands like <text:span text:style-name="Source_20_Text">log</text:span>. Simply type <text:span text:style-name="Source_20_Text">log</text:span> and press <text:span text:style-name="Source_20_Text">Tab</text:span> to autocomplete.</text:p>
      <text:p text:style-name="Text_20_body"><text:span text:style-name="Strong_20_Emphasis">JavaScript Arrays:</text:span> The course emphasizes using array methods like <text:span text:style-name="Source_20_Text">find</text:span>, <text:span text:style-name="Source_20_Text">filter</text:span>, and <text:span text:style-name="Source_20_Text">map</text:span>. Understanding these is essential. For example, <text:span text:style-name="Source_20_Text">map</text:span> transforms an array by applying a function to each element:</text:p>
      <text:p text:style-name="Preformatted_20_Text"><text:span text:style-name="Source_20_Text">const result = notes.map(note =&gt; note.content);</text:span></text:p>
      <text:p text:style-name="P26"><text:span text:style-name="Source_20_Text">console.log(result); // ['HTML is easy', 'Browser can execute only JavaScript', 'GET and POST are the most important methods of HTTP protocol']</text:span></text:p>
      <text:h text:style-name="Heading_20_2" text:outline-level="2"><text:bookmark-start text:name="__RefHeading___Toc7737_899862562"/>Rendering Collections<text:bookmark-end text:name="__RefHeading___Toc7737_899862562"/></text:h>
      <text:p text:style-name="Text_20_body">In React, you can dynamically render lists using <text:span text:style-name="Source_20_Text">map</text:span>. Here’s a simple example:</text:p>
      <text:p text:style-name="Preformatted_20_Text"><text:span text:style-name="Source_20_Text">const App = ({ notes }) =&gt;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 (</text:span></text:p>
      <text:p text:style-name="Preformatted_20_Text"><text:span text:style-name="Source_20_Text"><text:s text:c="10"/>&lt;li key={note.id}&gt;{note.content}&lt;/li&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Each list item (<text:span text:style-name="Source_20_Text">&lt;li&gt;</text:span>) needs a unique <text:span text:style-name="Source_20_Text">key</text:span> attribute. This helps React efficiently update the DOM when the list changes. Avoid using array indices as keys, as it can lead to issues.</text:p>
      <text:h text:style-name="Heading_20_2" text:outline-level="2"><text:bookmark-start text:name="__RefHeading___Toc7739_899862562"/>Refactoring with Modules<text:bookmark-end text:name="__RefHeading___Toc7739_899862562"/></text:h>
      <text:p text:style-name="Text_20_body">Components can be organized into separate files for better maintainability. For instance:</text:p>
      <text:list text:style-name="L1">
        <text:list-item>
          <text:p text:style-name="P27"><text:span text:style-name="Source_20_Text">Note.jsx</text:span>:</text:p>
          <text:p text:style-name="P28"><text:span text:style-name="Source_20_Text">const Note = ({ note }) =&gt; &lt;li&gt;{note.content}&lt;/li&gt;;</text:span></text:p>
          <text:p text:style-name="P28"><text:soft-page-break/></text:p>
          <text:p text:style-name="P29"><text:span text:style-name="Source_20_Text">export default Note;</text:span></text:p>
        </text:list-item>
        <text:list-item>
          <text:p text:style-name="P27"><text:span text:style-name="Source_20_Text">App.jsx</text:span>:</text:p>
          <text:p text:style-name="P28"><text:span text:style-name="Source_20_Text">import Note from './components/Note';</text:span></text:p>
          <text:p text:style-name="P28"/>
          <text:p text:style-name="P28"><text:span text:style-name="Source_20_Text">const App = ({ notes }) =&gt; {</text:span></text:p>
          <text:p text:style-name="P28"><text:span text:style-name="Source_20_Text"><text:s text:c="2"/>return (</text:span></text:p>
          <text:p text:style-name="P28"><text:span text:style-name="Source_20_Text"><text:s text:c="4"/>&lt;div&gt;</text:span></text:p>
          <text:p text:style-name="P28"><text:span text:style-name="Source_20_Text"><text:s text:c="6"/>&lt;h1&gt;Notes&lt;/h1&gt;</text:span></text:p>
          <text:p text:style-name="P28"><text:span text:style-name="Source_20_Text"><text:s text:c="6"/>&lt;ul&gt;</text:span></text:p>
          <text:p text:style-name="P28"><text:span text:style-name="Source_20_Text"><text:s text:c="8"/>{notes.map(note =&gt; (</text:span></text:p>
          <text:p text:style-name="P28"><text:span text:style-name="Source_20_Text"><text:s text:c="10"/>&lt;Note key={note.id} note={note} /&gt;</text:span></text:p>
          <text:p text:style-name="P28"><text:span text:style-name="Source_20_Text"><text:s text:c="8"/>))}</text:span></text:p>
          <text:p text:style-name="P28"><text:span text:style-name="Source_20_Text"><text:s text:c="6"/>&lt;/ul&gt;</text:span></text:p>
          <text:p text:style-name="P28"><text:span text:style-name="Source_20_Text"><text:s text:c="4"/>&lt;/div&gt;</text:span></text:p>
          <text:p text:style-name="P28"><text:span text:style-name="Source_20_Text"><text:s text:c="2"/>);</text:span></text:p>
          <text:p text:style-name="P29"><text:span text:style-name="Source_20_Text">};</text:span></text:p>
        </text:list-item>
      </text:list>
      <text:h text:style-name="Heading_20_2" text:outline-level="2"><text:bookmark-start text:name="__RefHeading___Toc7741_899862562"/>Debugging Tips<text:bookmark-end text:name="__RefHeading___Toc7741_899862562"/></text:h>
      <text:p text:style-name="Text_20_body">When the application breaks, use <text:span text:style-name="Source_20_Text">console.log</text:span> extensively to locate issues. For example:</text:p>
      <text:p text:style-name="Preformatted_20_Text"><text:span text:style-name="Source_20_Text">const Course = ({ course }) =&gt; {</text:span></text:p>
      <text:p text:style-name="Preformatted_20_Text"><text:span text:style-name="Source_20_Text"><text:s text:c="2"/>console.log(course);</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eader course={course} /&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If destructuring fails, inspect the <text:span text:style-name="Source_20_Text">props</text:span> directly:</text:p>
      <text:p text:style-name="Preformatted_20_Text"><text:span text:style-name="Source_20_Text">const Course = (props) =&gt; {</text:span></text:p>
      <text:p text:style-name="Preformatted_20_Text"><text:span text:style-name="Source_20_Text"><text:s text:c="2"/>console.log(props);</text:span></text:p>
      <text:p text:style-name="Preformatted_20_Text"><text:span text:style-name="Source_20_Text"><text:s text:c="2"/>const { course } = props;</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eader course={course} /&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Progress incrementally, using small steps. If the issue persists, remove or comment out code until the problem is isolated.</text:p>
      <text:p text:style-name="Text_20_body"/>
      <text:h text:style-name="Heading_20_2" text:outline-level="2"><text:bookmark-start text:name="__RefHeading___Toc7743_899862562"/>Saving the Notes in Component State<text:bookmark-end text:name="__RefHeading___Toc7743_899862562"/></text:h>
      <text:p text:style-name="Text_20_body">To ensure the page updates dynamically when users add new notes, we move the responsibility of storing notes to the state of the <text:span text:style-name="Source_20_Text">App</text:span> component. For this, React's <text:span text:style-name="Source_20_Text">useState</text:span> function is used. The state is initialized with the notes provided via props, as shown below:</text:p>
      <text:p text:style-name="Preformatted_20_Text"><text:span text:style-name="Source_20_Text">import { useState } from 'react';</text:span></text:p>
      <text:p text:style-name="Preformatted_20_Text"><text:span text:style-name="Source_20_Text">import Note from './components/Note';</text:span></text:p>
      <text:p text:style-name="Preformatted_20_Text"/>
      <text:p text:style-name="Preformatted_20_Text"><text:soft-page-break/><text:span text:style-name="Source_20_Text">const App = (props) =&gt; {</text:span></text:p>
      <text:p text:style-name="Preformatted_20_Text"><text:span text:style-name="Source_20_Text"><text:s text:c="2"/>const [notes, setNotes] = useState(props.notes);</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6"><text:span text:style-name="Source_20_Text">export default App;</text:span></text:p>
      <text:p text:style-name="Text_20_body">By using <text:span text:style-name="Source_20_Text">useState</text:span>, the <text:span text:style-name="Source_20_Text">notes</text:span> variable holds the current state of the notes, while <text:span text:style-name="Source_20_Text">setNotes</text:span> is used to update the state. If we prefer to start with an empty list of notes, we can initialize the state with an empty array and omit <text:span text:style-name="Source_20_Text">props</text:span> entirely. For now, we retain the initial value passed through props.</text:p>
      <text:p text:style-name="Horizontal_20_Line"/>
      <text:h text:style-name="Heading_20_2" text:outline-level="2"><text:bookmark-start text:name="__RefHeading___Toc7745_899862562"/>Adding a Form<text:bookmark-end text:name="__RefHeading___Toc7745_899862562"/></text:h>
      <text:p text:style-name="Text_20_body">To allow users to create new notes, an HTML form is added. The form submission is handled by the <text:span text:style-name="Source_20_Text">addNote</text:span> function. Here's how it looks:</text:p>
      <text:p text:style-name="Preformatted_20_Text"><text:span text:style-name="Source_20_Text">const App = (props) =&gt; {</text:span></text:p>
      <text:p text:style-name="Preformatted_20_Text"><text:span text:style-name="Source_20_Text"><text:s text:c="2"/>const [notes, setNotes] = useState(props.notes);</text:span></text:p>
      <text:p text:style-name="Preformatted_20_Text"/>
      <text:p text:style-name="Preformatted_20_Text"><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onsole.log('button clicked', event.target);</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6"/>&lt;form onSubmit={addNote}&gt;</text:span></text:p>
      <text:p text:style-name="Preformatted_20_Text"><text:span text:style-name="Source_20_Text"><text:s text:c="8"/>&lt;input /&gt;</text:span></text:p>
      <text:p text:style-name="Preformatted_20_Text"><text:span text:style-name="Source_20_Text"><text:s text:c="8"/>&lt;button type="submit"&gt;save&lt;/button&gt;</text:span></text:p>
      <text:p text:style-name="Preformatted_20_Text"><text:span text:style-name="Source_20_Text"><text:s text:c="6"/>&lt;/form&gt; <text:s text:c="2"/></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The <text:span text:style-name="Source_20_Text">addNote</text:span> function prevents the default behavior of the form, which would otherwise reload the page. The <text:span text:style-name="Source_20_Text">event.target</text:span> property refers to the form itself, and it is logged for debugging purposes. Next, we need a way to handle the input data from the form.</text:p>
      <text:p text:style-name="Horizontal_20_Line"/>
      <text:h text:style-name="Heading_20_2" text:outline-level="2"><text:bookmark-start text:name="__RefHeading___Toc7747_899862562"/><text:soft-page-break/>Controlled Component<text:bookmark-end text:name="__RefHeading___Toc7747_899862562"/></text:h>
      <text:p text:style-name="Text_20_body">A common way to manage form input in React is by using controlled components. To do this, we add a new piece of state, <text:span text:style-name="Source_20_Text">newNote</text:span>, which stores the current value of the input field. The value of <text:span text:style-name="Source_20_Text">newNote</text:span> is assigned to the <text:span text:style-name="Source_20_Text">value</text:span> attribute of the input element, and the input is updated using an <text:span text:style-name="Source_20_Text">onChange</text:span> handler. Here's how:</text:p>
      <text:p text:style-name="Preformatted_20_Text"><text:span text:style-name="Source_20_Text">const App = (props) =&gt; {</text:span></text:p>
      <text:p text:style-name="Preformatted_20_Text"><text:span text:style-name="Source_20_Text"><text:s text:c="2"/>const [notes, setNotes] = useState(props.notes);</text:span></text:p>
      <text:p text:style-name="Preformatted_20_Text"><text:span text:style-name="Source_20_Text"><text:s text:c="2"/>const [newNote, setNewNote] = useState('a new note...');</text:span></text:p>
      <text:p text:style-name="Preformatted_20_Text"/>
      <text:p text:style-name="Preformatted_20_Text"><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onsole.log('button clicked', event.target);</text:span></text:p>
      <text:p text:style-name="Preformatted_20_Text"><text:span text:style-name="Source_20_Text"><text:s text:c="2"/>};</text:span></text:p>
      <text:p text:style-name="Preformatted_20_Text"/>
      <text:p text:style-name="Preformatted_20_Text"><text:span text:style-name="Source_20_Text"><text:s text:c="2"/>const handleNoteChange = (event) =&gt; {</text:span></text:p>
      <text:p text:style-name="Preformatted_20_Text"><text:span text:style-name="Source_20_Text"><text:s text:c="4"/>console.log(event.target.value);</text:span></text:p>
      <text:p text:style-name="Preformatted_20_Text"><text:span text:style-name="Source_20_Text"><text:s text:c="4"/>setNewNote(event.target.valu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6"/>&lt;form onSubmit={addNote}&gt;</text:span></text:p>
      <text:p text:style-name="Preformatted_20_Text"><text:span text:style-name="Source_20_Text"><text:s text:c="8"/>&lt;input</text:span></text:p>
      <text:p text:style-name="Preformatted_20_Text"><text:span text:style-name="Source_20_Text"><text:s text:c="10"/>value={newNote}</text:span></text:p>
      <text:p text:style-name="Preformatted_20_Text"><text:span text:style-name="Source_20_Text"><text:s text:c="10"/>onChange={handleNoteChange}</text:span></text:p>
      <text:p text:style-name="Preformatted_20_Text"><text:span text:style-name="Source_20_Text"><text:s text:c="8"/>/&gt;</text:span></text:p>
      <text:p text:style-name="Preformatted_20_Text"><text:span text:style-name="Source_20_Text"><text:s text:c="8"/>&lt;button type="submit"&gt;save&lt;/button&gt;</text:span></text:p>
      <text:p text:style-name="Preformatted_20_Text"><text:span text:style-name="Source_20_Text"><text:s text:c="6"/>&lt;/form&gt; <text:s text:c="2"/></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Now, the input field is editable, and any change updates the <text:span text:style-name="Source_20_Text">newNote</text:span> state via the <text:span text:style-name="Source_20_Text">handleNoteChange</text:span> function. This synchronization ensures that the component state always reflects the current value of the input field.</text:p>
      <text:p text:style-name="Horizontal_20_Line"/>
      <text:h text:style-name="Heading_20_2" text:outline-level="2"><text:bookmark-start text:name="__RefHeading___Toc7749_899862562"/>Adding New Notes<text:bookmark-end text:name="__RefHeading___Toc7749_899862562"/></text:h>
      <text:p text:style-name="Text_20_body">To create and add a new note, we complete the <text:span text:style-name="Source_20_Text">addNote</text:span> function. The function creates a new note object and updates the state by appending the new note to the existing list of notes. The <text:span text:style-name="Source_20_Text">newNote</text:span> state is then reset to an empty string. Here's the updated function:</text:p>
      <text:p text:style-name="Preformatted_20_Text"><text:span text:style-name="Source_20_Text">const addNote = (event) =&gt; {</text:span></text:p>
      <text:p text:style-name="Preformatted_20_Text"><text:span text:style-name="Source_20_Text"><text:s text:c="2"/>event.preventDefault();</text:span></text:p>
      <text:p text:style-name="Preformatted_20_Text"><text:span text:style-name="Source_20_Text"><text:s text:c="2"/>const noteObject = {</text:span></text:p>
      <text:p text:style-name="Preformatted_20_Text"><text:span text:style-name="Source_20_Text"><text:s text:c="4"/>content: newNote,</text:span></text:p>
      <text:p text:style-name="Preformatted_20_Text"><text:span text:style-name="Source_20_Text"><text:s text:c="4"/>important: Math.random() &lt; 0.5,</text:span></text:p>
      <text:p text:style-name="Preformatted_20_Text"><text:span text:style-name="Source_20_Text"><text:s text:c="4"/>id: String(notes.length + 1),</text:span></text:p>
      <text:p text:style-name="Preformatted_20_Text"><text:span text:style-name="Source_20_Text"><text:s text:c="2"/>};</text:span></text:p>
      <text:p text:style-name="Preformatted_20_Text"><text:soft-page-break/></text:p>
      <text:p text:style-name="Preformatted_20_Text"><text:span text:style-name="Source_20_Text"><text:s text:c="2"/>setNotes(notes.concat(noteObject));</text:span></text:p>
      <text:p text:style-name="Preformatted_20_Text"><text:span text:style-name="Source_20_Text"><text:s text:c="2"/>setNewNote('');</text:span></text:p>
      <text:p text:style-name="P26"><text:span text:style-name="Source_20_Text">};</text:span></text:p>
      <text:p text:style-name="Text_20_body">The <text:span text:style-name="Source_20_Text">concat</text:span> method is used here to create a new array with the new note added, ensuring that the original state is not mutated. The input field is cleared by setting <text:span text:style-name="Source_20_Text">newNote</text:span> to an empty string.</text:p>
      <text:p text:style-name="Horizontal_20_Line"/>
      <text:h text:style-name="Heading_20_2" text:outline-level="2"><text:bookmark-start text:name="__RefHeading___Toc7751_899862562"/>Filtering Displayed Notes<text:bookmark-end text:name="__RefHeading___Toc7751_899862562"/></text:h>
      <text:p text:style-name="Text_20_body">To filter the notes displayed based on their importance, a new state variable, <text:span text:style-name="Source_20_Text">showAll</text:span>, is introduced. Depending on its value, either all notes or only the important ones are displayed. Here's the implementation:</text:p>
      <text:p text:style-name="Preformatted_20_Text"><text:span text:style-name="Source_20_Text">const [showAll, setShowAll] = useState(true);</text:span></text:p>
      <text:p text:style-name="Preformatted_20_Text"/>
      <text:p text:style-name="Preformatted_20_Text"><text:span text:style-name="Source_20_Text">const notesToShow = showAll</text:span></text:p>
      <text:p text:style-name="Preformatted_20_Text"><text:span text:style-name="Source_20_Text"><text:s text:c="2"/>? notes</text:span></text:p>
      <text:p text:style-name="P26"><text:span text:style-name="Source_20_Text"><text:s text:c="2"/>: notes.filter(note =&gt; note.important);</text:span></text:p>
      <text:p text:style-name="Text_20_body">A button is added to toggle the value of <text:span text:style-name="Source_20_Text">showAll</text:span>, switching between showing all notes or only the important ones. The button's label changes dynamically based on the state:</text:p>
      <text:p text:style-name="Preformatted_20_Text"><text:span text:style-name="Source_20_Text">&lt;button onClick={() =&gt; setShowAll(!showAll)}&gt;</text:span></text:p>
      <text:p text:style-name="Preformatted_20_Text"><text:span text:style-name="Source_20_Text"><text:s text:c="2"/>show {showAll ? 'important' : 'all'}</text:span></text:p>
      <text:p text:style-name="P26"><text:span text:style-name="Source_20_Text">&lt;/button&gt;</text:span></text:p>
      <text:p text:style-name="Text_20_body">Now, the user can filter notes by importance, enhancing the functionality of the application.</text:p>
      <text:p text:style-name="Text_20_body"/>
      <text:h text:style-name="Heading_20_2" text:outline-level="2"><text:bookmark-start text:name="__RefHeading___Toc7753_899862562"/>Getting Data from Server<text:bookmark-end text:name="__RefHeading___Toc7753_899862562"/></text:h>
      <text:p text:style-name="Text_20_body">To connect the React application to a backend, we use JSON Server as a mock REST API. Create a file named <text:span text:style-name="Source_20_Text">db.json</text:span> in the project root with the initial notes array:</text:p>
      <text:p text:style-name="Preformatted_20_Text"><text:span text:style-name="Source_20_Text">{</text:span></text:p>
      <text:p text:style-name="Preformatted_20_Text"><text:span text:style-name="Source_20_Text"><text:s text:c="2"/>"notes": [</text:span></text:p>
      <text:p text:style-name="Preformatted_20_Text"><text:span text:style-name="Source_20_Text"><text:s text:c="4"/>{ "id": "1", "content": "HTML is easy", "important": true },</text:span></text:p>
      <text:p text:style-name="Preformatted_20_Text"><text:span text:style-name="Source_20_Text"><text:s text:c="4"/>{ "id": "2", "content": "Browser can execute only JavaScript", "important": false },</text:span></text:p>
      <text:p text:style-name="Preformatted_20_Text"><text:span text:style-name="Source_20_Text"><text:s text:c="4"/>{ "id": "3", "content": "GET and POST are the most important methods of HTTP protocol", "important": true }</text:span></text:p>
      <text:p text:style-name="Preformatted_20_Text"><text:span text:style-name="Source_20_Text"><text:s text:c="2"/>]</text:span></text:p>
      <text:p text:style-name="P26"><text:span text:style-name="Source_20_Text">}</text:span></text:p>
      <text:p text:style-name="Text_20_body">Start the server without installation using:</text:p>
      <text:p text:style-name="P26"><text:span text:style-name="Source_20_Text">npx json-server --port 3001 db.json</text:span></text:p>
      <text:p text:style-name="Text_20_body">Visiting <text:span text:style-name="Source_20_Text">http://localhost:3001/notes</text:span> in the browser shows the JSON data. JSON Server writes any changes back to <text:span text:style-name="Source_20_Text">db.json</text:span>, simulating persistence.</text:p>
      <text:p text:style-name="Horizontal_20_Line"/>
      <text:h text:style-name="Heading_20_2" text:outline-level="2"><text:bookmark-start text:name="__RefHeading___Toc7755_899862562"/><text:soft-page-break/>From XHR to Axios<text:bookmark-end text:name="__RefHeading___Toc7755_899862562"/></text:h>
      <text:p text:style-name="Text_20_body">Browsers once relied on the <text:span text:style-name="Source_20_Text">XMLHttpRequest</text:span> object for HTTP requests. Modern code favors promises over the event‑driven XHR model. For example, XHR usage looks like this:</text:p>
      <text:p text:style-name="Preformatted_20_Text"><text:span text:style-name="Source_20_Text">const xhttp = new XMLHttpRequest();</text:span></text:p>
      <text:p text:style-name="Preformatted_20_Text"><text:span text:style-name="Source_20_Text">xhttp.onreadystatechange = function() {</text:span></text:p>
      <text:p text:style-name="Preformatted_20_Text"><text:span text:style-name="Source_20_Text"><text:s text:c="2"/>if (this.readyState === 4 &amp;&amp; this.status === 200) {</text:span></text:p>
      <text:p text:style-name="Preformatted_20_Text"><text:span text:style-name="Source_20_Text"><text:s text:c="4"/>const data = JSON.parse(this.responseText);</text:span></text:p>
      <text:p text:style-name="Preformatted_20_Text"><text:span text:style-name="Source_20_Text"><text:s text:c="4"/>// handle data</text:span></text:p>
      <text:p text:style-name="Preformatted_20_Text"><text:span text:style-name="Source_20_Text"><text:s text:c="2"/>}</text:span></text:p>
      <text:p text:style-name="Preformatted_20_Text"><text:span text:style-name="Source_20_Text">};</text:span></text:p>
      <text:p text:style-name="Preformatted_20_Text"><text:span text:style-name="Source_20_Text">xhttp.open('GET', '/data.json', true);</text:span></text:p>
      <text:p text:style-name="P26"><text:span text:style-name="Source_20_Text">xhttp.send();</text:span></text:p>
      <text:p text:style-name="Text_20_body">Instead of juggling ready states, we use Axios for its promise‑based API and cleaner syntax. To add Axios, run:</text:p>
      <text:p text:style-name="P26"><text:span text:style-name="Source_20_Text">npm install axios</text:span></text:p>
      <text:p text:style-name="Text_20_body">Install JSON Server as a development dependency with:</text:p>
      <text:p text:style-name="P26"><text:span text:style-name="Source_20_Text">npm install json-server --save-dev</text:span></text:p>
      <text:p text:style-name="Text_20_body">Then add a <text:span text:style-name="Source_20_Text">server</text:span> script in <text:span text:style-name="Source_20_Text">package.json</text:span>:</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dev": "vite",</text:span></text:p>
      <text:p text:style-name="Preformatted_20_Text"><text:span text:style-name="Source_20_Text"><text:s text:c="4"/>"server": "json-server -p 3001 db.json"</text:span></text:p>
      <text:p text:style-name="Preformatted_20_Text"><text:span text:style-name="Source_20_Text"><text:s text:c="2"/>},</text:span></text:p>
      <text:p text:style-name="Preformatted_20_Text"><text:span text:style-name="Source_20_Text"><text:s text:c="2"/>"dependencies": {</text:span></text:p>
      <text:p text:style-name="Preformatted_20_Text"><text:span text:style-name="Source_20_Text"><text:s text:c="4"/>"axios": "^1.7.9",</text:span></text:p>
      <text:p text:style-name="Preformatted_20_Text"><text:span text:style-name="Source_20_Text"><text:s text:c="4"/>"react": "^18.3.1"</text:span></text:p>
      <text:p text:style-name="Preformatted_20_Text"><text:span text:style-name="Source_20_Text"><text:s text:c="2"/>}</text:span></text:p>
      <text:p text:style-name="P26"><text:span text:style-name="Source_20_Text">}</text:span></text:p>
      <text:p text:style-name="Text_20_body">Run <text:span text:style-name="Source_20_Text">npm run server</text:span> to launch JSON Server alongside the React app.</text:p>
      <text:p text:style-name="Horizontal_20_Line"/>
      <text:h text:style-name="Heading_20_2" text:outline-level="2"><text:bookmark-start text:name="__RefHeading___Toc7757_899862562"/>Fetching with Axios and Promises<text:bookmark-end text:name="__RefHeading___Toc7757_899862562"/></text:h>
      <text:p text:style-name="Text_20_body">Import Axios in <text:span text:style-name="Source_20_Text">main.jsx</text:span> to observe promise objects:</text:p>
      <text:p text:style-name="Preformatted_20_Text"><text:span text:style-name="Source_20_Text">import axios from 'axios';</text:span></text:p>
      <text:p text:style-name="Preformatted_20_Text"/>
      <text:p text:style-name="Preformatted_20_Text"><text:span text:style-name="Source_20_Text">const promise = axios.get('http://localhost:3001/notes');</text:span></text:p>
      <text:p text:style-name="P26"><text:span text:style-name="Source_20_Text">console.log(promise);</text:span></text:p>
      <text:p text:style-name="Text_20_body">A fulfilled promise logs status and headers, while a rejected request (e.g., wrong URL) logs an error. To handle the response, chain a <text:span text:style-name="Source_20_Text">then</text:span> call:</text:p>
      <text:p text:style-name="Preformatted_20_Text"><text:span text:style-name="Source_20_Text">axios</text:span></text:p>
      <text:p text:style-name="Preformatted_20_Text"><text:span text:style-name="Source_20_Text"><text:s text:c="2"/>.get('http://localhost:3001/notes')</text:span></text:p>
      <text:p text:style-name="Preformatted_20_Text"><text:span text:style-name="Source_20_Text"><text:s text:c="2"/>.then(response =&gt; {</text:span></text:p>
      <text:p text:style-name="Preformatted_20_Text"><text:span text:style-name="Source_20_Text"><text:s text:c="4"/>console.log(response.data);</text:span></text:p>
      <text:p text:style-name="P26"><text:span text:style-name="Source_20_Text"><text:s text:c="2"/>});</text:span></text:p>
      <text:p text:style-name="Text_20_body"><text:soft-page-break/>The <text:span text:style-name="Source_20_Text">data</text:span> field contains the parsed array of notes. Method chaining improves readability by placing each call on its own line.</text:p>
      <text:p text:style-name="Horizontal_20_Line"/>
      <text:h text:style-name="Heading_20_2" text:outline-level="2"><text:bookmark-start text:name="__RefHeading___Toc7759_899862562"/>Moving Fetch into the App Component<text:bookmark-end text:name="__RefHeading___Toc7759_899862562"/></text:h>
      <text:p text:style-name="Text_20_body">Instead of rendering after fetching in <text:span text:style-name="Source_20_Text">main.jsx</text:span>, we place data retrieval inside the <text:span text:style-name="Source_20_Text">App</text:span> component using the <text:span text:style-name="Source_20_Text">useEffect</text:span> hook. This ensures data loads automatically when the component mounts:</text:p>
      <text:p text:style-name="Preformatted_20_Text"><text:span text:style-name="Source_20_Text">import { useState, useEffect } from 'react';</text:span></text:p>
      <text:p text:style-name="Preformatted_20_Text"><text:span text:style-name="Source_20_Text">import axios from 'axios';</text:span></text:p>
      <text:p text:style-name="Preformatted_20_Text"><text:span text:style-name="Source_20_Text">import Note from './components/Note';</text:span></text:p>
      <text:p text:style-name="Preformatted_20_Text"/>
      <text:p text:style-name="Preformatted_20_Text"><text:span text:style-name="Source_20_Text">const App = () =&gt; {</text:span></text:p>
      <text:p text:style-name="Preformatted_20_Text"><text:span text:style-name="Source_20_Text"><text:s text:c="2"/>const [notes, setNotes] = useState([]);</text:span></text:p>
      <text:p text:style-name="Preformatted_20_Text"><text:span text:style-name="Source_20_Text"><text:s text:c="2"/>const [newNote, setNewNote] = useState('');</text:span></text:p>
      <text:p text:style-name="Preformatted_20_Text"><text:span text:style-name="Source_20_Text"><text:s text:c="2"/>const [showAll, setShowAll] = useState(true);</text:span></text:p>
      <text:p text:style-name="Preformatted_20_Text"/>
      <text:p text:style-name="Preformatted_20_Text"><text:span text:style-name="Source_20_Text"><text:s text:c="2"/>useEffect(() =&gt; {</text:span></text:p>
      <text:p text:style-name="Preformatted_20_Text"><text:span text:style-name="Source_20_Text"><text:s text:c="4"/>console.log('effect');</text:span></text:p>
      <text:p text:style-name="Preformatted_20_Text"><text:span text:style-name="Source_20_Text"><text:s text:c="4"/>axios</text:span></text:p>
      <text:p text:style-name="Preformatted_20_Text"><text:span text:style-name="Source_20_Text"><text:s text:c="6"/>.get('http://localhost:3001/notes')</text:span></text:p>
      <text:p text:style-name="Preformatted_20_Text"><text:span text:style-name="Source_20_Text"><text:s text:c="6"/>.then(response =&gt; {</text:span></text:p>
      <text:p text:style-name="Preformatted_20_Text"><text:span text:style-name="Source_20_Text"><text:s text:c="8"/>console.log('promise fulfilled');</text:span></text:p>
      <text:p text:style-name="Preformatted_20_Text"><text:span text:style-name="Source_20_Text"><text:s text:c="8"/>setNotes(response.data);</text:span></text:p>
      <text:p text:style-name="Preformatted_20_Text"><text:span text:style-name="Source_20_Text"><text:s text:c="6"/>});</text:span></text:p>
      <text:p text:style-name="Preformatted_20_Text"><text:span text:style-name="Source_20_Text"><text:s text:c="2"/>}, []);</text:span></text:p>
      <text:p text:style-name="Preformatted_20_Text"/>
      <text:p text:style-name="Preformatted_20_Text"><text:span text:style-name="Source_20_Text"><text:s text:c="2"/>console.log('render', notes.length, 'notes');</text:span></text:p>
      <text:p text:style-name="Preformatted_20_Text"/>
      <text:p text:style-name="Preformatted_20_Text"><text:span text:style-name="Source_20_Text"><text:s text:c="2"/>// ... rest of component</text:span></text:p>
      <text:p text:style-name="Preformatted_20_Text"><text:span text:style-name="Source_20_Text">};</text:span></text:p>
      <text:p text:style-name="Preformatted_20_Text"/>
      <text:p text:style-name="P26"><text:span text:style-name="Source_20_Text">export default App;</text:span></text:p>
      <text:p text:style-name="Text_20_body">On first render, <text:span text:style-name="Source_20_Text">notes</text:span> is empty, printing “render 0 notes” then “effect”. When the promise resolves, <text:span text:style-name="Source_20_Text">setNotes</text:span> triggers a re-render, printing “render 3 notes”. The empty dependency array <text:span text:style-name="Source_20_Text">[]</text:span> ensures the effect runs only once after the initial render.</text:p>
      <text:p text:style-name="Horizontal_20_Line"/>
      <text:h text:style-name="Heading_20_2" text:outline-level="2"><text:bookmark-start text:name="__RefHeading___Toc7761_899862562"/>Application Architecture<text:bookmark-end text:name="__RefHeading___Toc7761_899862562"/></text:h>
      <text:p text:style-name="Text_20_body">At this stage, the React code runs in the browser, served by Vite’s development server. Axios fetches JSON data from JSON Server on port 3001, which reads and writes to <text:span text:style-name="Source_20_Text">db.json</text:span>. In production, a real database and backend would replace JSON Server. Understanding this flow—React front end, HTTP requests via Axios, mock backend—lays the groundwork for building full-stack applications.</text:p>
      <text:p text:style-name="Text_20_body"/>
      <text:h text:style-name="Heading_20_2" text:outline-level="2"><text:bookmark-start text:name="__RefHeading___Toc7763_899862562"/><text:soft-page-break/>Altering Data on the Server<text:bookmark-end text:name="__RefHeading___Toc7763_899862562"/></text:h>
      <text:p text:style-name="Text_20_body">To persist newly created notes, we use json-server’s REST conventions. Each note is a “resource” accessible at <text:span text:style-name="Source_20_Text">/notes/:id</text:span>; the collection of all notes lives at <text:span text:style-name="Source_20_Text">/notes</text:span>. Fetching a single note uses an HTTP GET to <text:span text:style-name="Source_20_Text">/notes/3</text:span>, while fetching all notes uses a GET to <text:span text:style-name="Source_20_Text">/notes</text:span>.</text:p>
      <text:p text:style-name="Text_20_body">Creating a new note requires an HTTP POST to <text:span text:style-name="Source_20_Text">/notes</text:span> with a JSON payload. Axios simplifies this process:</text:p>
      <text:p text:style-name="Preformatted_20_Text"><text:span text:style-name="Source_20_Text">const addNote = event =&gt; {</text:span></text:p>
      <text:p text:style-name="Preformatted_20_Text"><text:span text:style-name="Source_20_Text"><text:s text:c="2"/>event.preventDefault();</text:span></text:p>
      <text:p text:style-name="Preformatted_20_Text"><text:span text:style-name="Source_20_Text"><text:s text:c="2"/>const noteObject = { content: newNote, important: Math.random() &lt; 0.5 };</text:span></text:p>
      <text:p text:style-name="Preformatted_20_Text"/>
      <text:p text:style-name="Preformatted_20_Text"><text:span text:style-name="Source_20_Text"><text:s text:c="2"/>axios</text:span></text:p>
      <text:p text:style-name="Preformatted_20_Text"><text:span text:style-name="Source_20_Text"><text:s text:c="4"/>.post('http://localhost:3001/notes', noteObject)</text:span></text:p>
      <text:p text:style-name="Preformatted_20_Text"><text:span text:style-name="Source_20_Text"><text:s text:c="4"/>.then(response =&gt; {</text:span></text:p>
      <text:p text:style-name="Preformatted_20_Text"><text:span text:style-name="Source_20_Text"><text:s text:c="6"/>// response.data contains the newly created note with its id</text:span></text:p>
      <text:p text:style-name="Preformatted_20_Text"><text:span text:style-name="Source_20_Text"><text:s text:c="6"/>setNotes(notes.concat(response.data));</text:span></text:p>
      <text:p text:style-name="Preformatted_20_Text"><text:span text:style-name="Source_20_Text"><text:s text:c="6"/>setNewNote('');</text:span></text:p>
      <text:p text:style-name="Preformatted_20_Text"><text:span text:style-name="Source_20_Text"><text:s text:c="4"/>});</text:span></text:p>
      <text:p text:style-name="P26"><text:span text:style-name="Source_20_Text">};</text:span></text:p>
      <text:p text:style-name="Text_20_body">The server assigns an <text:span text:style-name="Source_20_Text">id</text:span> automatically and echoes back the created resource in <text:span text:style-name="Source_20_Text">response.data</text:span>. Using <text:span text:style-name="Source_20_Text">concat</text:span> ensures we do not mutate the original <text:span text:style-name="Source_20_Text">notes</text:span> array.</text:p>
      <text:h text:style-name="Heading_20_2" text:outline-level="2"><text:bookmark-start text:name="__RefHeading___Toc7765_899862562"/>Toggling Importance of a Note<text:bookmark-end text:name="__RefHeading___Toc7765_899862562"/></text:h>
      <text:p text:style-name="Text_20_body">To update an existing resource, REST suggests using PUT (replace entire resource) or PATCH (modify part). Here we use PUT. First, we locate the note by <text:span text:style-name="Source_20_Text">id</text:span>, create a new object with its <text:span text:style-name="Source_20_Text">important</text:span> flag flipped, then send it:</text:p>
      <text:p text:style-name="Preformatted_20_Text"><text:span text:style-name="Source_20_Text">const toggleImportanceOf = id =&gt; {</text:span></text:p>
      <text:p text:style-name="Preformatted_20_Text"><text:span text:style-name="Source_20_Text"><text:s text:c="2"/>const url = `http://localhost:3001/notes/${id}`;</text:span></text:p>
      <text:p text:style-name="Preformatted_20_Text"><text:span text:style-name="Source_20_Text"><text:s text:c="2"/>const note = notes.find(n =&gt; n.id === id);</text:span></text:p>
      <text:p text:style-name="Preformatted_20_Text"><text:span text:style-name="Source_20_Text"><text:s text:c="2"/>const changedNote = { ...note, important: !note.important };</text:span></text:p>
      <text:p text:style-name="Preformatted_20_Text"/>
      <text:p text:style-name="Preformatted_20_Text"><text:span text:style-name="Source_20_Text"><text:s text:c="2"/>axios</text:span></text:p>
      <text:p text:style-name="Preformatted_20_Text"><text:span text:style-name="Source_20_Text"><text:s text:c="4"/>.put(url, changedNote)</text:span></text:p>
      <text:p text:style-name="Preformatted_20_Text"><text:span text:style-name="Source_20_Text"><text:s text:c="4"/>.then(response =&gt; {</text:span></text:p>
      <text:p text:style-name="Preformatted_20_Text"><text:span text:style-name="Source_20_Text"><text:s text:c="6"/>setNotes(</text:span></text:p>
      <text:p text:style-name="Preformatted_20_Text"><text:span text:style-name="Source_20_Text"><text:s text:c="8"/>notes.map(n =&gt; n.id === id ? response.data : n)</text:span></text:p>
      <text:p text:style-name="Preformatted_20_Text"><text:span text:style-name="Source_20_Text"><text:s text:c="6"/>);</text:span></text:p>
      <text:p text:style-name="Preformatted_20_Text"><text:span text:style-name="Source_20_Text"><text:s text:c="4"/>});</text:span></text:p>
      <text:p text:style-name="P26"><text:span text:style-name="Source_20_Text">};</text:span></text:p>
      <text:p text:style-name="Text_20_body">Using object spread (<text:span text:style-name="Source_20_Text">{ ...note, important: !note.important }</text:span>) creates a new object rather than mutating state directly.</text:p>
      <text:h text:style-name="Heading_20_2" text:outline-level="2"><text:bookmark-start text:name="__RefHeading___Toc7767_899862562"/>Extracting Server Communication<text:bookmark-end text:name="__RefHeading___Toc7767_899862562"/></text:h>
      <text:p text:style-name="Text_20_body">To keep <text:span text:style-name="Source_20_Text">App</text:span> lean, we extract all HTTP operations into a service module (<text:span text:style-name="Source_20_Text">src/services/notes.js</text:span>):</text:p>
      <text:p text:style-name="Preformatted_20_Text"><text:span text:style-name="Source_20_Text">import axios from 'axios';</text:span></text:p>
      <text:p text:style-name="Preformatted_20_Text"><text:span text:style-name="Source_20_Text">const baseUrl = 'http://localhost:3001/notes';</text:span></text:p>
      <text:p text:style-name="Preformatted_20_Text"/>
      <text:p text:style-name="Preformatted_20_Text"><text:span text:style-name="Source_20_Text">const getAll = () =&gt; axios.get(baseUrl).then(res =&gt; res.data);</text:span></text:p>
      <text:p text:style-name="Preformatted_20_Text"><text:soft-page-break/><text:span text:style-name="Source_20_Text">const create = newObject =&gt; axios.post(baseUrl, newObject).then(res =&gt; res.data);</text:span></text:p>
      <text:p text:style-name="Preformatted_20_Text"><text:span text:style-name="Source_20_Text">const update = (id, newObject) =&gt; axios.put(`${baseUrl}/${id}`, newObject).then(res =&gt; res.data);</text:span></text:p>
      <text:p text:style-name="Preformatted_20_Text"/>
      <text:p text:style-name="P26"><text:span text:style-name="Source_20_Text">export default { getAll, create, update };</text:span></text:p>
      <text:p text:style-name="Text_20_body">In <text:span text:style-name="Source_20_Text">App</text:span>, we simply call <text:span text:style-name="Source_20_Text">noteService.create(noteObject)</text:span> or <text:span text:style-name="Source_20_Text">noteService.update(id, changedNote)</text:span> and handle the returned data directly.</text:p>
      <text:h text:style-name="Heading_20_2" text:outline-level="2"><text:bookmark-start text:name="__RefHeading___Toc7769_899862562"/>Handling Errors Gracefully<text:bookmark-end text:name="__RefHeading___Toc7769_899862562"/></text:h>
      <text:p text:style-name="Text_20_body">If a PUT fails (for example, the note was already deleted), the returned promise is rejected. Using <text:span text:style-name="Source_20_Text">catch</text:span>, we can notify the user and clean up local state:</text:p>
      <text:p text:style-name="Preformatted_20_Text"><text:span text:style-name="Source_20_Text">noteService</text:span></text:p>
      <text:p text:style-name="Preformatted_20_Text"><text:span text:style-name="Source_20_Text"><text:s text:c="2"/>.update(id, changedNote)</text:span></text:p>
      <text:p text:style-name="Preformatted_20_Text"><text:span text:style-name="Source_20_Text"><text:s text:c="2"/>.then(returnedNote =&gt; {</text:span></text:p>
      <text:p text:style-name="Preformatted_20_Text"><text:span text:style-name="Source_20_Text"><text:s text:c="4"/>setNotes(notes.map(n =&gt; n.id === id ? returnedNote : n));</text:span></text:p>
      <text:p text:style-name="Preformatted_20_Text"><text:span text:style-name="Source_20_Text"><text:s text:c="2"/>})</text:span></text:p>
      <text:p text:style-name="Preformatted_20_Text"><text:span text:style-name="Source_20_Text"><text:s text:c="2"/>.catch(error =&gt; {</text:span></text:p>
      <text:p text:style-name="Preformatted_20_Text"><text:span text:style-name="Source_20_Text"><text:s text:c="4"/>alert(`Note '${note.content}' was already removed from server`);</text:span></text:p>
      <text:p text:style-name="Preformatted_20_Text"><text:span text:style-name="Source_20_Text"><text:s text:c="4"/>setNotes(notes.filter(n =&gt; n.id !== id));</text:span></text:p>
      <text:p text:style-name="P26"><text:span text:style-name="Source_20_Text"><text:s text:c="2"/>});</text:span></text:p>
      <text:p text:style-name="Text_20_body">This uses <text:span text:style-name="Source_20_Text">filter</text:span> to remove the stale note from the front-end state.</text:p>
      <text:h text:style-name="Heading_20_2" text:outline-level="2"><text:bookmark-start text:name="__RefHeading___Toc7771_899862562"/>Full Stack Developer’s Oath<text:bookmark-end text:name="__RefHeading___Toc7771_899862562"/></text:h>
      <text:p text:style-name="Text_20_body">As complexity grows, it helps to adopt practices that ensure smooth front-end/back-end interaction:</text:p>
      <text:p text:style-name="Text_20_body">“I will keep the console and network tab open, verify server state, take small steps, and log extensively to understand and debug asynchronous operations.”</text:p>
      <text:p text:style-name="Text_20_body">With these patterns—RESTful routes, Axios for HTTP, service modules and promise error handling—you can confidently build React apps that communicate reliably with a backend.</text:p>
      <text:p text:style-name="Text_20_body"/>
      <text:h text:style-name="Heading_20_2" text:outline-level="2"><text:bookmark-start text:name="__RefHeading___Toc7773_899862562"/>Adding Styles to React App<text:bookmark-end text:name="__RefHeading___Toc7773_899862562"/></text:h>
      <text:p text:style-name="Text_20_body">To style the Notes application, we start by creating a global CSS file and importing it in the entry point. Under <text:span text:style-name="Source_20_Text">src</text:span>, add <text:span text:style-name="Source_20_Text">index.css</text:span> and import it in <text:span text:style-name="Source_20_Text">main.jsx</text:span>:</text:p>
      <text:p text:style-name="P26"><text:span text:style-name="Source_20_Text">import './index.css'</text:span></text:p>
      <text:p text:style-name="Text_20_body">A simple rule to color all <text:span text:style-name="Source_20_Text">&lt;h1&gt;</text:span> headers green and italic looks like this:</text:p>
      <text:p text:style-name="Preformatted_20_Text"><text:span text:style-name="Source_20_Text">h1 {</text:span></text:p>
      <text:p text:style-name="Preformatted_20_Text"><text:span text:style-name="Source_20_Text"><text:s text:c="2"/>color: green;</text:span></text:p>
      <text:p text:style-name="Preformatted_20_Text"><text:span text:style-name="Source_20_Text"><text:s text:c="2"/>font-style: italic;</text:span></text:p>
      <text:p text:style-name="P26"><text:span text:style-name="Source_20_Text">}</text:span></text:p>
      <text:h text:style-name="Heading_20_2" text:outline-level="2"><text:bookmark-start text:name="__RefHeading___Toc7775_899862562"/><text:soft-page-break/>Element Selectors<text:bookmark-end text:name="__RefHeading___Toc7775_899862562"/></text:h>
      <text:p text:style-name="Text_20_body">Element selectors apply styles to every matching tag. For example, to style each note wrapped in an <text:span text:style-name="Source_20_Text">&lt;li&gt;</text:span>:</text:p>
      <text:p text:style-name="Preformatted_20_Text"><text:span text:style-name="Source_20_Text">li {</text:span></text:p>
      <text:p text:style-name="Preformatted_20_Text"><text:span text:style-name="Source_20_Text"><text:s text:c="2"/>color: grey;</text:span></text:p>
      <text:p text:style-name="Preformatted_20_Text"><text:span text:style-name="Source_20_Text"><text:s text:c="2"/>padding-top: 3px;</text:span></text:p>
      <text:p text:style-name="Preformatted_20_Text"><text:span text:style-name="Source_20_Text"><text:s text:c="2"/>font-size: 15px;</text:span></text:p>
      <text:p text:style-name="P26"><text:span text:style-name="Source_20_Text">}</text:span></text:p>
      <text:p text:style-name="Text_20_body">When the app grows, element selectors can become too broad and affect unintended elements.</text:p>
      <text:h text:style-name="Heading_20_2" text:outline-level="2"><text:bookmark-start text:name="__RefHeading___Toc7777_899862562"/>Class Selectors<text:bookmark-end text:name="__RefHeading___Toc7777_899862562"/></text:h>
      <text:p text:style-name="Text_20_body">To target only note items, assign a class in the component:</text:p>
      <text:p text:style-name="Preformatted_20_Text"><text:span text:style-name="Source_20_Text">&lt;li className="note"&gt;</text:span></text:p>
      <text:p text:style-name="Preformatted_20_Text"><text:span text:style-name="Source_20_Text"><text:s text:c="2"/>{note.content}</text:span></text:p>
      <text:p text:style-name="Preformatted_20_Text"><text:span text:style-name="Source_20_Text"><text:s text:c="2"/>&lt;button onClick={toggleImportance}&gt;{label}&lt;/button&gt;</text:span></text:p>
      <text:p text:style-name="P26"><text:span text:style-name="Source_20_Text">&lt;/li&gt;</text:span></text:p>
      <text:p text:style-name="Text_20_body">Then define the <text:span text:style-name="Source_20_Text">.note</text:span> rule:</text:p>
      <text:p text:style-name="Preformatted_20_Text"><text:span text:style-name="Source_20_Text">.note {</text:span></text:p>
      <text:p text:style-name="Preformatted_20_Text"><text:span text:style-name="Source_20_Text"><text:s text:c="2"/>color: grey;</text:span></text:p>
      <text:p text:style-name="Preformatted_20_Text"><text:span text:style-name="Source_20_Text"><text:s text:c="2"/>padding-top: 5px;</text:span></text:p>
      <text:p text:style-name="Preformatted_20_Text"><text:span text:style-name="Source_20_Text"><text:s text:c="2"/>font-size: 15px;</text:span></text:p>
      <text:p text:style-name="P26"><text:span text:style-name="Source_20_Text">}</text:span></text:p>
      <text:p text:style-name="Text_20_body">This isolates styles to elements carrying the <text:span text:style-name="Source_20_Text">note</text:span> class.</text:p>
      <text:p text:style-name="Horizontal_20_Line"/>
      <text:h text:style-name="Heading_20_2" text:outline-level="2"><text:bookmark-start text:name="__RefHeading___Toc7779_899862562"/>Notification Component for Error Messages<text:bookmark-end text:name="__RefHeading___Toc7779_899862562"/></text:h>
      <text:p text:style-name="Text_20_body">Instead of using <text:span text:style-name="Source_20_Text">alert</text:span>, create a React component that displays errors inline:</text:p>
      <text:p text:style-name="Preformatted_20_Text"><text:span text:style-name="Source_20_Text">const Notification = ({ message }) =&gt; {</text:span></text:p>
      <text:p text:style-name="Preformatted_20_Text"><text:span text:style-name="Source_20_Text"><text:s text:c="2"/>if (message === null) {</text:span></text:p>
      <text:p text:style-name="Preformatted_20_Text"><text:span text:style-name="Source_20_Text"><text:s text:c="4"/>return null</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div className="error"&gt;</text:span></text:p>
      <text:p text:style-name="Preformatted_20_Text"><text:span text:style-name="Source_20_Text"><text:s text:c="6"/>{message}</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In <text:span text:style-name="Source_20_Text">App</text:span>, manage an <text:span text:style-name="Source_20_Text">errorMessage</text:span> state and render <text:span text:style-name="Source_20_Text">&lt;Notification message={errorMessage} /&gt;</text:span> above the list. In CSS, define:</text:p>
      <text:p text:style-name="Preformatted_20_Text"><text:span text:style-name="Source_20_Text">.error {</text:span></text:p>
      <text:p text:style-name="Preformatted_20_Text"><text:span text:style-name="Source_20_Text"><text:s text:c="2"/>color: red;</text:span></text:p>
      <text:p text:style-name="Preformatted_20_Text"><text:span text:style-name="Source_20_Text"><text:s text:c="2"/>background: lightgrey;</text:span></text:p>
      <text:p text:style-name="Preformatted_20_Text"><text:span text:style-name="Source_20_Text"><text:s text:c="2"/>font-size: 20px;</text:span></text:p>
      <text:p text:style-name="Preformatted_20_Text"><text:span text:style-name="Source_20_Text"><text:s text:c="2"/>border: solid;</text:span></text:p>
      <text:p text:style-name="Preformatted_20_Text"><text:span text:style-name="Source_20_Text"><text:s text:c="2"/>border-radius: 5px;</text:span></text:p>
      <text:p text:style-name="Preformatted_20_Text"><text:span text:style-name="Source_20_Text"><text:s text:c="2"/>padding: 10px;</text:span></text:p>
      <text:p text:style-name="Preformatted_20_Text"><text:soft-page-break/><text:span text:style-name="Source_20_Text"><text:s text:c="2"/>margin-bottom: 10px;</text:span></text:p>
      <text:p text:style-name="P26"><text:span text:style-name="Source_20_Text">}</text:span></text:p>
      <text:p text:style-name="Text_20_body">When an update fails, set <text:span text:style-name="Source_20_Text">errorMessage</text:span> to a descriptive string and clear it after five seconds with <text:span text:style-name="Source_20_Text">setTimeout</text:span>.</text:p>
      <text:p text:style-name="Horizontal_20_Line"/>
      <text:h text:style-name="Heading_20_2" text:outline-level="2"><text:bookmark-start text:name="__RefHeading___Toc7781_899862562"/>Inline Styles<text:bookmark-end text:name="__RefHeading___Toc7781_899862562"/></text:h>
      <text:p text:style-name="Text_20_body">React allows defining styles directly in components via the <text:span text:style-name="Source_20_Text">style</text:span> prop. Properties use camelCase and values are strings or numbers:</text:p>
      <text:p text:style-name="Preformatted_20_Text"><text:span text:style-name="Source_20_Text">const Footer = () =&gt; {</text:span></text:p>
      <text:p text:style-name="Preformatted_20_Text"><text:span text:style-name="Source_20_Text"><text:s text:c="2"/>const footerStyle = {</text:span></text:p>
      <text:p text:style-name="Preformatted_20_Text"><text:span text:style-name="Source_20_Text"><text:s text:c="4"/>color: 'green',</text:span></text:p>
      <text:p text:style-name="Preformatted_20_Text"><text:span text:style-name="Source_20_Text"><text:s text:c="4"/>fontStyle: 'italic',</text:span></text:p>
      <text:p text:style-name="Preformatted_20_Text"><text:span text:style-name="Source_20_Text"><text:s text:c="4"/>fontSize: 16</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div style={footerStyle}&gt;</text:span></text:p>
      <text:p text:style-name="Preformatted_20_Text"><text:span text:style-name="Source_20_Text"><text:s text:c="6"/>&lt;br /&gt;</text:span></text:p>
      <text:p text:style-name="Preformatted_20_Text"><text:span text:style-name="Source_20_Text"><text:s text:c="6"/>&lt;em&gt;Note app, Department of Computer Science, University of Helsinki 2025&lt;/em&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Inline styles cannot cover pseudo‑classes and may not suit all use cases.</text:p>
      <text:p text:style-name="Horizontal_20_Line"/>
      <text:h text:style-name="Heading_20_2" text:outline-level="2"><text:bookmark-start text:name="__RefHeading___Toc7783_899862562"/>Handling Uninitialized State<text:bookmark-end text:name="__RefHeading___Toc7783_899862562"/></text:h>
      <text:p text:style-name="Text_20_body">If <text:span text:style-name="Source_20_Text">notes</text:span> is initialized to <text:span text:style-name="Source_20_Text">null</text:span>, calling <text:span text:style-name="Source_20_Text">notes.map</text:span> before data arrives causes an error. Either start with an empty array:</text:p>
      <text:p text:style-name="P26"><text:span text:style-name="Source_20_Text">const [notes, setNotes] = useState([])</text:span></text:p>
      <text:p text:style-name="Text_20_body">or use conditional rendering:</text:p>
      <text:p text:style-name="Preformatted_20_Text"><text:span text:style-name="Source_20_Text">if (!notes) {</text:span></text:p>
      <text:p text:style-name="Preformatted_20_Text"><text:span text:style-name="Source_20_Text"><text:s text:c="2"/>return null</text:span></text:p>
      <text:p text:style-name="P26"><text:span text:style-name="Source_20_Text">}</text:span></text:p>
      <text:h text:style-name="Heading_20_2" text:outline-level="2"><text:bookmark-start text:name="__RefHeading___Toc7785_899862562"/>Effect Hook Dependencies<text:bookmark-end text:name="__RefHeading___Toc7785_899862562"/></text:h>
      <text:p text:style-name="Text_20_body">The second argument to <text:span text:style-name="Source_20_Text">useEffect</text:span> controls when the effect runs. An empty array <text:span text:style-name="Source_20_Text">[]</text:span> means “run once after first render,” suitable for initial data fetch. To re-run an effect when a value changes, include it in the array. For example, fetching exchange rates when <text:span text:style-name="Source_20_Text">currency</text:span> changes:</text:p>
      <text:p text:style-name="Preformatted_20_Text"><text:span text:style-name="Source_20_Text">useEffect(() =&gt; {</text:span></text:p>
      <text:p text:style-name="Preformatted_20_Text"><text:span text:style-name="Source_20_Text"><text:s text:c="2"/>if (currency) {</text:span></text:p>
      <text:p text:style-name="Preformatted_20_Text"><text:span text:style-name="Source_20_Text"><text:s text:c="4"/>axios</text:span></text:p>
      <text:p text:style-name="Preformatted_20_Text"><text:span text:style-name="Source_20_Text"><text:s text:c="6"/>.get(`https://open.er-api.com/v6/latest/${currency}`)</text:span></text:p>
      <text:p text:style-name="Preformatted_20_Text"><text:span text:style-name="Source_20_Text"><text:s text:c="6"/>.then(response =&gt; setRates(response.data.rates))</text:span></text:p>
      <text:p text:style-name="Preformatted_20_Text"><text:span text:style-name="Source_20_Text"><text:s text:c="2"/>}</text:span></text:p>
      <text:p text:style-name="P26"><text:soft-page-break/><text:span text:style-name="Source_20_Text">}, [currency])</text:span></text:p>
      <text:p text:style-name="Text_20_body">This ensures the effect runs on the first render and every time <text:span text:style-name="Source_20_Text">currency</text:span> is updated.</text:p>
      <text:p text:style-name="Text_20_body">With these techniques—global CSS, class selectors, React components for notifications, inline styles, and carefully chosen effect dependencies—you can style and structure a React application cleanly and reliably.</text:p>
      <text:p text:style-name="Text_20_body"/>
      <text:h text:style-name="Heading_20_1" text:outline-level="1"><text:bookmark-start text:name="__RefHeading___Toc9882_899862562"/>Part 3: Programming a server with NodeJS and Express<text:bookmark-end text:name="__RefHeading___Toc9882_899862562"/></text:h>
      <text:p text:style-name="Text_20_body"/>
      <text:h text:style-name="Heading_20_2" text:outline-level="2"><text:bookmark-start text:name="__RefHeading___Toc9884_899862562"/>Node.js and Express<text:bookmark-end text:name="__RefHeading___Toc9884_899862562"/></text:h>
      <text:p text:style-name="Text_20_body">In this part we move from the browser to the server, using Node.js (v22.3.0 or newer) as our JavaScript runtime. Unlike client‑side code, Node supports most modern JavaScript features out of the box, so we can write ES6+ syntax without a build step.</text:p>
      <text:h text:style-name="Heading_20_2" text:outline-level="2"><text:bookmark-start text:name="__RefHeading___Toc9886_899862562"/>Project Initialization with npm<text:bookmark-end text:name="__RefHeading___Toc9886_899862562"/></text:h>
      <text:p text:style-name="Text_20_body">To start, navigate to an empty directory and run:</text:p>
      <text:p text:style-name="P26"><text:span text:style-name="Source_20_Text">npm init</text:span></text:p>
      <text:p text:style-name="Text_20_body">You will be prompted for values such as project name and entry point. This creates a <text:span text:style-name="Source_20_Text">package.json</text:span> file listing your project’s metadata and dependencies. To run your server with npm instead of calling <text:span text:style-name="Source_20_Text">node</text:span> directly, add a <text:span text:style-name="Source_20_Text">start</text:span> script:</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start": "node index.js"</text:span></text:p>
      <text:p text:style-name="Preformatted_20_Text"><text:span text:style-name="Source_20_Text"><text:s text:c="2"/>}</text:span></text:p>
      <text:p text:style-name="P26"><text:span text:style-name="Source_20_Text">}</text:span></text:p>
      <text:p text:style-name="Text_20_body">Now <text:span text:style-name="Source_20_Text">npm start</text:span> will execute <text:span text:style-name="Source_20_Text">node index.js</text:span>, keeping conventions consistent across projects.</text:p>
      <text:h text:style-name="Heading_20_2" text:outline-level="2"><text:bookmark-start text:name="__RefHeading___Toc9888_899862562"/>A Minimal HTTP Server<text:bookmark-end text:name="__RefHeading___Toc9888_899862562"/></text:h>
      <text:p text:style-name="Text_20_body">Node’s built‑in <text:span text:style-name="Source_20_Text">http</text:span> module lets us handle HTTP requests without external libraries. Create <text:span text:style-name="Source_20_Text">index.js</text:span> with:</text:p>
      <text:p text:style-name="Preformatted_20_Text"><text:span text:style-name="Source_20_Text">const http = require('http');</text:span></text:p>
      <text:p text:style-name="Preformatted_20_Text"/>
      <text:p text:style-name="Preformatted_20_Text"><text:span text:style-name="Source_20_Text">const app = http.createServer((request, response) =&gt; {</text:span></text:p>
      <text:p text:style-name="Preformatted_20_Text"><text:span text:style-name="Source_20_Text"><text:s text:c="2"/>// set status code and header, then send a response body</text:span></text:p>
      <text:p text:style-name="Preformatted_20_Text"><text:span text:style-name="Source_20_Text"><text:s text:c="2"/>response.writeHead(200, { 'Content-Type': 'text/plain' });</text:span></text:p>
      <text:p text:style-name="Preformatted_20_Text"><text:span text:style-name="Source_20_Text"><text:s text:c="2"/>response.end('Hello World');</text:span></text:p>
      <text:p text:style-name="Preformatted_20_Text"><text:span text:style-name="Source_20_Text">});</text:span></text:p>
      <text:p text:style-name="Preformatted_20_Text"/>
      <text:p text:style-name="Preformatted_20_Text"><text:span text:style-name="Source_20_Text">const PORT = 3001;</text:span></text:p>
      <text:p text:style-name="Preformatted_20_Text"><text:span text:style-name="Source_20_Text">app.listen(PORT, () =&gt; {</text:span></text:p>
      <text:p text:style-name="Preformatted_20_Text"><text:span text:style-name="Source_20_Text"><text:s text:c="2"/>console.log(`Server running on port ${PORT}`);</text:span></text:p>
      <text:p text:style-name="P26"><text:soft-page-break/><text:span text:style-name="Source_20_Text">});</text:span></text:p>
      <text:p text:style-name="Text_20_body">Visiting <text:span text:style-name="Source_20_Text">http://localhost:3001/</text:span> shows “Hello World” in plain text. To serve JSON, define a JavaScript array and serialize it:</text:p>
      <text:p text:style-name="Preformatted_20_Text"><text:span text:style-name="Source_20_Text">let notes = [ /* array of note objects */ ];</text:span></text:p>
      <text:p text:style-name="Preformatted_20_Text"><text:span text:style-name="Source_20_Text">app.on('request', (request, response) =&gt; {</text:span></text:p>
      <text:p text:style-name="Preformatted_20_Text"><text:span text:style-name="Source_20_Text"><text:s text:c="2"/>response.writeHead(200, { 'Content-Type': 'application/json' });</text:span></text:p>
      <text:p text:style-name="Preformatted_20_Text"><text:span text:style-name="Source_20_Text"><text:s text:c="2"/>response.end(JSON.stringify(notes));</text:span></text:p>
      <text:p text:style-name="P26"><text:span text:style-name="Source_20_Text">});</text:span></text:p>
      <text:p text:style-name="Text_20_body">Here, <text:span text:style-name="Source_20_Text">JSON.stringify</text:span> converts the array into a JSON string and the header tells clients how to parse it.</text:p>
      <text:h text:style-name="Heading_20_2" text:outline-level="2"><text:bookmark-start text:name="__RefHeading___Toc9890_899862562"/>Introducing Express<text:bookmark-end text:name="__RefHeading___Toc9890_899862562"/></text:h>
      <text:p text:style-name="Text_20_body">Manually handling routes and headers becomes verbose as an application grows. Express provides a simpler API on top of <text:span text:style-name="Source_20_Text">http</text:span>. Install it as a dependency:</text:p>
      <text:p text:style-name="P26"><text:span text:style-name="Source_20_Text">npm install express</text:span></text:p>
      <text:p text:style-name="Text_20_body">Your <text:span text:style-name="Source_20_Text">package.json</text:span> will list:</text:p>
      <text:p text:style-name="Preformatted_20_Text"><text:span text:style-name="Source_20_Text">"dependencies": {</text:span></text:p>
      <text:p text:style-name="Preformatted_20_Text"><text:span text:style-name="Source_20_Text"><text:s text:c="2"/>"express": "^4.21.2"</text:span></text:p>
      <text:p text:style-name="P26"><text:span text:style-name="Source_20_Text">}</text:span></text:p>
      <text:p text:style-name="Text_20_body">The caret (<text:span text:style-name="Source_20_Text">^</text:span>) before the version means npm will install any minor or patch update compatible with the major version 4.</text:p>
      <text:p text:style-name="Text_20_body">In <text:span text:style-name="Source_20_Text">index.js</text:span>, replace <text:span text:style-name="Source_20_Text">http</text:span> logic with Express:</text:p>
      <text:p text:style-name="Preformatted_20_Text"><text:span text:style-name="Source_20_Text">const express = require('express');</text:span></text:p>
      <text:p text:style-name="Preformatted_20_Text"><text:span text:style-name="Source_20_Text">const app = express();</text:span></text:p>
      <text:p text:style-name="Preformatted_20_Text"/>
      <text:p text:style-name="Preformatted_20_Text"><text:span text:style-name="Source_20_Text">// Parse JSON bodies automatically</text:span></text:p>
      <text:p text:style-name="Preformatted_20_Text"><text:span text:style-name="Source_20_Text">app.use(express.json());</text:span></text:p>
      <text:p text:style-name="Preformatted_20_Text"/>
      <text:p text:style-name="Preformatted_20_Text"><text:span text:style-name="Source_20_Text">// Route for HTML response</text:span></text:p>
      <text:p text:style-name="Preformatted_20_Text"><text:span text:style-name="Source_20_Text">app.get('/', (request, response) =&gt; {</text:span></text:p>
      <text:p text:style-name="Preformatted_20_Text"><text:span text:style-name="Source_20_Text"><text:s text:c="2"/>response.send('&lt;h1&gt;Hello World!&lt;/h1&gt;');</text:span></text:p>
      <text:p text:style-name="Preformatted_20_Text"><text:span text:style-name="Source_20_Text">});</text:span></text:p>
      <text:p text:style-name="Preformatted_20_Text"/>
      <text:p text:style-name="Preformatted_20_Text"><text:span text:style-name="Source_20_Text">// Route for JSON data</text:span></text:p>
      <text:p text:style-name="Preformatted_20_Text"><text:span text:style-name="Source_20_Text">app.get('/api/notes', (request, response) =&gt; {</text:span></text:p>
      <text:p text:style-name="Preformatted_20_Text"><text:span text:style-name="Source_20_Text"><text:s text:c="2"/>response.json(notes);</text:span></text:p>
      <text:p text:style-name="Preformatted_20_Text"><text:span text:style-name="Source_20_Text">});</text:span></text:p>
      <text:p text:style-name="Preformatted_20_Text"/>
      <text:p text:style-name="Preformatted_20_Text"><text:span text:style-name="Source_20_Text">const PORT = 3001;</text:span></text:p>
      <text:p text:style-name="Preformatted_20_Text"><text:span text:style-name="Source_20_Text">app.listen(PORT, () =&gt; {</text:span></text:p>
      <text:p text:style-name="Preformatted_20_Text"><text:span text:style-name="Source_20_Text"><text:s text:c="2"/>console.log(`Server running on port ${PORT}`);</text:span></text:p>
      <text:p text:style-name="P26"><text:span text:style-name="Source_20_Text">});</text:span></text:p>
      <text:p text:style-name="Text_20_body">Express automatically sets content‑type headers and stringifies objects passed to <text:span text:style-name="Source_20_Text">response.json()</text:span>.</text:p>
      <text:h text:style-name="Heading_20_2" text:outline-level="2"><text:bookmark-start text:name="__RefHeading___Toc9892_899862562"/><text:soft-page-break/>Development Workflow<text:bookmark-end text:name="__RefHeading___Toc9892_899862562"/></text:h>
      <text:p text:style-name="Text_20_body">Restarting the server on every code change is tedious. Node’s <text:span text:style-name="Source_20_Text">--watch</text:span> flag can auto‑relaunch the process:</text:p>
      <text:p text:style-name="Preformatted_20_Text"><text:span text:style-name="Source_20_Text">"scripts": {</text:span></text:p>
      <text:p text:style-name="Preformatted_20_Text"><text:span text:style-name="Source_20_Text"><text:s text:c="2"/>"start": "node index.js",</text:span></text:p>
      <text:p text:style-name="Preformatted_20_Text"><text:span text:style-name="Source_20_Text"><text:s text:c="2"/>"dev": "node --watch index.js"</text:span></text:p>
      <text:p text:style-name="P26"><text:span text:style-name="Source_20_Text">}</text:span></text:p>
      <text:p text:style-name="Text_20_body">Run <text:span text:style-name="Source_20_Text">npm run dev</text:span> to watch for changes. You still need to refresh your browser manually.</text:p>
      <text:h text:style-name="Heading_20_2" text:outline-level="2"><text:bookmark-start text:name="__RefHeading___Toc9894_899862562"/>RESTful API Endpoints<text:bookmark-end text:name="__RefHeading___Toc9894_899862562"/></text:h>
      <text:p text:style-name="Text_20_body">We structure our API following REST conventions, where resources live under <text:span text:style-name="Source_20_Text">/api/notes</text:span> and operations map to HTTP verbs:</text:p>
      <text:list text:style-name="L2">
        <text:list-item>
          <text:p text:style-name="P30"><text:span text:style-name="Source_20_Text">GET /api/notes</text:span> returns all notes as JSON</text:p>
        </text:list-item>
        <text:list-item>
          <text:p text:style-name="P30"><text:span text:style-name="Source_20_Text">GET /api/notes/:id</text:span> returns the note with the given <text:span text:style-name="Source_20_Text">id</text:span></text:p>
        </text:list-item>
        <text:list-item>
          <text:p text:style-name="P30"><text:span text:style-name="Source_20_Text">POST /api/notes</text:span> creates a new note</text:p>
        </text:list-item>
        <text:list-item>
          <text:p text:style-name="P30"><text:span text:style-name="Source_20_Text">DELETE /api/notes/:id</text:span> removes a note</text:p>
        </text:list-item>
        <text:list-item>
          <text:p text:style-name="P30"><text:span text:style-name="Source_20_Text">PUT /api/notes/:id</text:span> updates an entire note</text:p>
        </text:list-item>
      </text:list>
      <text:p text:style-name="Text_20_body">Fetching a note by ID handles missing cases gracefully:</text:p>
      <text:p text:style-name="Preformatted_20_Text"><text:span text:style-name="Source_20_Text">app.get('/api/notes/:id', (request, response) =&gt; {</text:span></text:p>
      <text:p text:style-name="Preformatted_20_Text"><text:span text:style-name="Source_20_Text"><text:s text:c="2"/>const id = request.params.id;</text:span></text:p>
      <text:p text:style-name="Preformatted_20_Text"><text:span text:style-name="Source_20_Text"><text:s text:c="2"/>const note = notes.find(n =&gt; n.id === id);</text:span></text:p>
      <text:p text:style-name="Preformatted_20_Text"><text:span text:style-name="Source_20_Text"><text:s text:c="2"/>if (note) {</text:span></text:p>
      <text:p text:style-name="Preformatted_20_Text"><text:span text:style-name="Source_20_Text"><text:s text:c="4"/>response.json(note);</text:span></text:p>
      <text:p text:style-name="Preformatted_20_Text"><text:span text:style-name="Source_20_Text"><text:s text:c="2"/>} else {</text:span></text:p>
      <text:p text:style-name="Preformatted_20_Text"><text:span text:style-name="Source_20_Text"><text:s text:c="4"/>response.status(404).end();</text:span></text:p>
      <text:p text:style-name="Preformatted_20_Text"><text:span text:style-name="Source_20_Text"><text:s text:c="2"/>}</text:span></text:p>
      <text:p text:style-name="P26"><text:span text:style-name="Source_20_Text">});</text:span></text:p>
      <text:p text:style-name="Text_20_body">For deletion, we filter out the note and return <text:span text:style-name="Source_20_Text">204 No Content</text:span>:</text:p>
      <text:p text:style-name="Preformatted_20_Text"><text:span text:style-name="Source_20_Text">app.delete('/api/notes/:id', (request, response) =&gt; {</text:span></text:p>
      <text:p text:style-name="Preformatted_20_Text"><text:span text:style-name="Source_20_Text"><text:s text:c="2"/>const id = request.params.id;</text:span></text:p>
      <text:p text:style-name="Preformatted_20_Text"><text:span text:style-name="Source_20_Text"><text:s text:c="2"/>notes = notes.filter(n =&gt; n.id !== id);</text:span></text:p>
      <text:p text:style-name="Preformatted_20_Text"><text:span text:style-name="Source_20_Text"><text:s text:c="2"/>response.status(204).end();</text:span></text:p>
      <text:p text:style-name="P26"><text:span text:style-name="Source_20_Text">});</text:span></text:p>
      <text:h text:style-name="Heading_20_2" text:outline-level="2"><text:bookmark-start text:name="__RefHeading___Toc9896_899862562"/>Creating and Validating Notes<text:bookmark-end text:name="__RefHeading___Toc9896_899862562"/></text:h>
      <text:p text:style-name="Text_20_body">Implement <text:span text:style-name="Source_20_Text">POST /api/notes</text:span> to accept JSON bodies and validate required fields:</text:p>
      <text:p text:style-name="Preformatted_20_Text"><text:span text:style-name="Source_20_Text">const generateId = () =&gt; {</text:span></text:p>
      <text:p text:style-name="Preformatted_20_Text"><text:span text:style-name="Source_20_Text"><text:s text:c="2"/>const maxId = notes.length &gt; 0</text:span></text:p>
      <text:p text:style-name="Preformatted_20_Text"><text:span text:style-name="Source_20_Text"><text:s text:c="4"/>? Math.max(...notes.map(n =&gt; Number(n.id)))</text:span></text:p>
      <text:p text:style-name="Preformatted_20_Text"><text:span text:style-name="Source_20_Text"><text:s text:c="4"/>: 0;</text:span></text:p>
      <text:p text:style-name="Preformatted_20_Text"><text:span text:style-name="Source_20_Text"><text:s text:c="2"/>return String(maxId + 1);</text:span></text:p>
      <text:p text:style-name="Preformatted_20_Text"><text:span text:style-name="Source_20_Text">};</text:span></text:p>
      <text:p text:style-name="Preformatted_20_Text"/>
      <text:p text:style-name="Preformatted_20_Text"><text:span text:style-name="Source_20_Text">app.post('/api/notes', (request, response) =&gt; {</text:span></text:p>
      <text:p text:style-name="Preformatted_20_Text"><text:soft-page-break/><text:span text:style-name="Source_20_Text"><text:s text:c="2"/>const { content, important = false } = request.body;</text:span></text:p>
      <text:p text:style-name="Preformatted_20_Text"><text:span text:style-name="Source_20_Text"><text:s text:c="2"/>if (!content) {</text:span></text:p>
      <text:p text:style-name="Preformatted_20_Text"><text:span text:style-name="Source_20_Text"><text:s text:c="4"/>return response.status(400).json({ error: 'content missing' });</text:span></text:p>
      <text:p text:style-name="Preformatted_20_Text"><text:span text:style-name="Source_20_Text"><text:s text:c="2"/>}</text:span></text:p>
      <text:p text:style-name="Preformatted_20_Text"><text:span text:style-name="Source_20_Text"><text:s text:c="2"/>const note = { content, important, id: generateId() };</text:span></text:p>
      <text:p text:style-name="Preformatted_20_Text"><text:span text:style-name="Source_20_Text"><text:s text:c="2"/>notes = notes.concat(note);</text:span></text:p>
      <text:p text:style-name="Preformatted_20_Text"><text:span text:style-name="Source_20_Text"><text:s text:c="2"/>response.json(note);</text:span></text:p>
      <text:p text:style-name="P26"><text:span text:style-name="Source_20_Text">});</text:span></text:p>
      <text:p text:style-name="Text_20_body">Using destructuring with default values (<text:span text:style-name="Source_20_Text">important = false</text:span>) keeps the code concise.</text:p>
      <text:h text:style-name="Heading_20_2" text:outline-level="2"><text:bookmark-start text:name="__RefHeading___Toc9898_899862562"/>Middleware<text:bookmark-end text:name="__RefHeading___Toc9898_899862562"/></text:h>
      <text:p text:style-name="Text_20_body">Middleware functions run in sequence and can inspect or modify requests before they reach route handlers. For example, a simple logger:</text:p>
      <text:p text:style-name="Preformatted_20_Text"><text:span text:style-name="Source_20_Text">const requestLogger = (request, response, next) =&gt; {</text:span></text:p>
      <text:p text:style-name="Preformatted_20_Text"><text:span text:style-name="Source_20_Text"><text:s text:c="2"/>console.log(request.method, request.path, request.body);</text:span></text:p>
      <text:p text:style-name="Preformatted_20_Text"><text:span text:style-name="Source_20_Text"><text:s text:c="2"/>next();</text:span></text:p>
      <text:p text:style-name="Preformatted_20_Text"><text:span text:style-name="Source_20_Text">};</text:span></text:p>
      <text:p text:style-name="P26"><text:span text:style-name="Source_20_Text">app.use(requestLogger);</text:span></text:p>
      <text:p text:style-name="Text_20_body">Place middleware before routes to ensure it executes on every request. To handle unknown endpoints, add a final middleware:</text:p>
      <text:p text:style-name="Preformatted_20_Text"><text:span text:style-name="Source_20_Text">app.use((request, response) =&gt; {</text:span></text:p>
      <text:p text:style-name="Preformatted_20_Text"><text:span text:style-name="Source_20_Text"><text:s text:c="2"/>response.status(404).json({ error: 'unknown endpoint' });</text:span></text:p>
      <text:p text:style-name="P26"><text:span text:style-name="Source_20_Text">});</text:span></text:p>
      <text:p text:style-name="Text_20_body">With these building blocks—npm project setup, Node’s HTTP basics, Express routing, REST conventions, request validation, and middleware—you have a solid backend foundation for your Notes application that interacts seamlessly with a React front end.</text:p>
      <text:p text:style-name="Text_20_body"/>
      <text:h text:style-name="Heading_20_2" text:outline-level="2"><text:bookmark-start text:name="__RefHeading___Toc9900_899862562"/>Connecting Frontend to Your Backend<text:bookmark-end text:name="__RefHeading___Toc9900_899862562"/></text:h>
      <text:p text:style-name="Text_20_body">In Part 2 the frontend fetched notes from <text:span text:style-name="Source_20_Text">http://localhost:3001/notes</text:span>. Since our Express server now serves at <text:span text:style-name="Source_20_Text">/api/notes</text:span>, update the base URL in <text:span text:style-name="Source_20_Text">src/services/notes.js</text:span>:</text:p>
      <text:p text:style-name="Preformatted_20_Text"><text:span text:style-name="Source_20_Text">import axios from 'axios';</text:span></text:p>
      <text:p text:style-name="Preformatted_20_Text"><text:span text:style-name="Source_20_Text">const baseUrl = 'http://localhost:3001/api/notes';</text:span></text:p>
      <text:p text:style-name="Preformatted_20_Text"/>
      <text:p text:style-name="P26"><text:span text:style-name="Source_20_Text">export default { getAll, create, update };</text:span></text:p>
      <text:p text:style-name="Text_20_body">When running the React app on port 5173, requests to port 3001 will be blocked by the browser’s same‑origin policy. To permit cross‑origin calls, install and enable the CORS middleware in your backend:</text:p>
      <text:p text:style-name="P26"><text:span text:style-name="Source_20_Text">npm install cors</text:span></text:p>
      <text:p text:style-name="Preformatted_20_Text"><text:span text:style-name="Source_20_Text">const cors = require('cors');</text:span></text:p>
      <text:p text:style-name="P26"><text:span text:style-name="Source_20_Text">app.use(cors()); // allow all origins (in production, restrict to your frontend URL)</text:span></text:p>
      <text:h text:style-name="Heading_20_2" text:outline-level="2"><text:bookmark-start text:name="__RefHeading___Toc9902_899862562"/><text:soft-page-break/>Preparing for Deployment<text:bookmark-end text:name="__RefHeading___Toc9902_899862562"/></text:h>
      <text:p text:style-name="Text_20_body">Configure your server to respect a dynamic port by reading <text:span text:style-name="Source_20_Text">process.env.PORT</text:span>:</text:p>
      <text:p text:style-name="Preformatted_20_Text"><text:span text:style-name="Source_20_Text">const PORT = process.env.PORT || 3001;</text:span></text:p>
      <text:p text:style-name="P26"><text:span text:style-name="Source_20_Text">app.listen(PORT, () =&gt; console.log(`Server running on port ${PORT}`));</text:span></text:p>
      <text:p text:style-name="Text_20_body">This allows PaaS platforms to assign ports.</text:p>
      <text:h text:style-name="Heading_20_2" text:outline-level="2"><text:bookmark-start text:name="__RefHeading___Toc9904_899862562"/>Choosing a Hosting Service<text:bookmark-end text:name="__RefHeading___Toc9904_899862562"/></text:h>
      <text:p text:style-name="Text_20_body">Two popular developer‑friendly PaaS options are:</text:p>
      <text:list text:style-name="L3">
        <text:list-item>
          <text:p text:style-name="P31"><text:span text:style-name="Strong_20_Emphasis">Fly.io</text:span>: flexible, but requires a credit card and may incur costs.</text:p>
        </text:list-item>
        <text:list-item>
          <text:p text:style-name="P31"><text:span text:style-name="Strong_20_Emphasis">Render</text:span>: simpler free tier, integrates with GitHub.</text:p>
        </text:list-item>
      </text:list>
      <text:p text:style-name="Text_20_body">If you prefer zero installs on your machine, Render can be easier; otherwise Fly.io offers more control.</text:p>
      <text:p text:style-name="Horizontal_20_Line"/>
      <text:h text:style-name="Heading_20_2" text:outline-level="2"><text:bookmark-start text:name="__RefHeading___Toc9906_899862562"/>Deploying with Fly.io<text:bookmark-end text:name="__RefHeading___Toc9906_899862562"/></text:h>
      <text:list text:style-name="L4">
        <text:list-item>
          <text:p text:style-name="P32">Install and authenticate the CLI (<text:span text:style-name="Source_20_Text">flyctl auth login</text:span>).</text:p>
        </text:list-item>
        <text:list-item>
          <text:p text:style-name="P32">In your backend directory, run:</text:p>
          <text:p text:style-name="P33"><text:span text:style-name="Source_20_Text">fly launch --no-deploy</text:span></text:p>
          <text:list>
            <text:list-item>
              <text:p text:style-name="P32">Choose an app name and region.</text:p>
            </text:list-item>
            <text:list-item>
              <text:p text:style-name="P32">Decline database/Redis addons.</text:p>
            </text:list-item>
          </text:list>
        </text:list-item>
        <text:list-item>
          <text:p text:style-name="P32">In the generated <text:span text:style-name="Source_20_Text">fly.toml</text:span>, ensure:</text:p>
          <text:p text:style-name="P34"><text:span text:style-name="Source_20_Text">[env]</text:span></text:p>
          <text:p text:style-name="P34"><text:span text:style-name="Source_20_Text"><text:s text:c="2"/>PORT = "3001"</text:span></text:p>
          <text:p text:style-name="P34"/>
          <text:p text:style-name="P34"><text:span text:style-name="Source_20_Text">[http_service]</text:span></text:p>
          <text:p text:style-name="P34"><text:span text:style-name="Source_20_Text"><text:s text:c="2"/>internal_port = 3001</text:span></text:p>
          <text:p text:style-name="P33"><text:span text:style-name="Source_20_Text"><text:s text:c="2"/>force_https = true</text:span></text:p>
        </text:list-item>
        <text:list-item>
          <text:p text:style-name="P32">Deploy with:</text:p>
          <text:p text:style-name="P33"><text:span text:style-name="Source_20_Text">fly deploy</text:span></text:p>
        </text:list-item>
        <text:list-item>
          <text:p text:style-name="P32">Open in browser:</text:p>
          <text:p text:style-name="P33"><text:span text:style-name="Source_20_Text">fly apps open</text:span></text:p>
        </text:list-item>
        <text:list-item>
          <text:p text:style-name="P32">To view logs continuously:</text:p>
          <text:p text:style-name="P33"><text:span text:style-name="Source_20_Text">fly logs</text:span></text:p>
        </text:list-item>
      </text:list>
      <text:p text:style-name="Text_20_body">If multiple machines are running, scale back to one to avoid inconsistent in‑memory data:</text:p>
      <text:p text:style-name="P26"><text:span text:style-name="Source_20_Text">fly scale count 1</text:span></text:p>
      <text:p text:style-name="Horizontal_20_Line"><text:soft-page-break/></text:p>
      <text:h text:style-name="Heading_20_2" text:outline-level="2"><text:bookmark-start text:name="__RefHeading___Toc9908_899862562"/>Deploying with Render<text:bookmark-end text:name="__RefHeading___Toc9908_899862562"/></text:h>
      <text:list text:style-name="L5">
        <text:list-item>
          <text:p text:style-name="P35">Push your <text:span text:style-name="Strong_20_Emphasis">backend</text:span> repo to GitHub (must be public).</text:p>
        </text:list-item>
        <text:list-item>
          <text:p text:style-name="P35">On Render dashboard, create a new <text:span text:style-name="Strong_20_Emphasis">Web Service</text:span>, connecting your backend repo.</text:p>
        </text:list-item>
        <text:list-item>
          <text:p text:style-name="P35">Configure build and start commands (<text:span text:style-name="Source_20_Text">npm install</text:span>, <text:span text:style-name="Source_20_Text">npm start</text:span>).</text:p>
        </text:list-item>
        <text:list-item>
          <text:p text:style-name="P35">Optionally, enable automatic deploys on each GitHub push, or click <text:span text:style-name="Strong_20_Emphasis">Manual Deploy</text:span>.</text:p>
        </text:list-item>
        <text:list-item>
          <text:p text:style-name="P35">View logs in the <text:span text:style-name="Strong_20_Emphasis">Logs</text:span> tab.</text:p>
        </text:list-item>
      </text:list>
      <text:p text:style-name="Horizontal_20_Line"/>
      <text:h text:style-name="Heading_20_2" text:outline-level="2"><text:bookmark-start text:name="__RefHeading___Toc9910_899862562"/>Building and Serving the Frontend<text:bookmark-end text:name="__RefHeading___Toc9910_899862562"/></text:h>
      <text:p text:style-name="Text_20_body">Before deploying, create a production build of the React frontend (using Vite):</text:p>
      <text:p text:style-name="Preformatted_20_Text"><text:span text:style-name="Source_20_Text">cd notes-frontend</text:span></text:p>
      <text:p text:style-name="P26"><text:span text:style-name="Source_20_Text">npm run build <text:s text:c="3"/># generates the `dist` directory</text:span></text:p>
      <text:p text:style-name="Text_20_body">Copy <text:span text:style-name="Source_20_Text">dist</text:span> into the backend root and serve it with Express’s static middleware:</text:p>
      <text:p text:style-name="P26"><text:span text:style-name="Source_20_Text">app.use(express.static('dist'));</text:span></text:p>
      <text:p text:style-name="Text_20_body">Now visiting <text:span text:style-name="Source_20_Text">/</text:span> returns <text:span text:style-name="Source_20_Text">dist/index.html</text:span>, and <text:span text:style-name="Source_20_Text">/api/notes</text:span> still returns JSON. Update the frontend’s base URL to a relative path:</text:p>
      <text:p text:style-name="P26"><text:span text:style-name="Source_20_Text">const baseUrl = '/api/notes';</text:span></text:p>
      <text:p text:style-name="Horizontal_20_Line"/>
      <text:h text:style-name="Heading_20_2" text:outline-level="2"><text:bookmark-start text:name="__RefHeading___Toc9912_899862562"/>Automating Deployments<text:bookmark-end text:name="__RefHeading___Toc9912_899862562"/></text:h>
      <text:p text:style-name="Text_20_body">To streamline builds and deploys, add npm scripts in your <text:span text:style-name="Strong_20_Emphasis">backend</text:span> <text:span text:style-name="Source_20_Text">package.json</text:span>:</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build:ui": "rm -rf dist &amp;&amp; cd ../notes-frontend &amp;&amp; npm run build &amp;&amp; cp -r dist ../notes-backend",</text:span></text:p>
      <text:p text:style-name="Preformatted_20_Text"><text:span text:style-name="Source_20_Text"><text:s text:c="4"/>"deploy": "fly deploy",</text:span></text:p>
      <text:p text:style-name="Preformatted_20_Text"><text:span text:style-name="Source_20_Text"><text:s text:c="4"/>"deploy:full": "npm run build:ui &amp;&amp; npm run deploy",</text:span></text:p>
      <text:p text:style-name="Preformatted_20_Text"><text:span text:style-name="Source_20_Text"><text:s text:c="4"/>"logs:prod": "fly logs"</text:span></text:p>
      <text:p text:style-name="Preformatted_20_Text"><text:span text:style-name="Source_20_Text"><text:s text:c="2"/>}</text:span></text:p>
      <text:p text:style-name="P26"><text:span text:style-name="Source_20_Text">}</text:span></text:p>
      <text:p text:style-name="Text_20_body">On Render, <text:span text:style-name="Source_20_Text">deploy:full</text:span> might instead run Git commands to push changes:</text:p>
      <text:p text:style-name="P26"><text:span text:style-name="Source_20_Text">"deploy:full": "npm run build:ui &amp;&amp; git add . &amp;&amp; git commit -m uibuild &amp;&amp; git push"</text:span></text:p>
      <text:p text:style-name="Quotations"><text:span text:style-name="Strong_20_Emphasis">Note for Windows Users</text:span>: Windows shells differ; you may need PowerShell commands or use a Unix-like terminal such as Git Bash.</text:p>
      <text:p text:style-name="Horizontal_20_Line"/>
      <text:h text:style-name="Heading_20_2" text:outline-level="2"><text:bookmark-start text:name="__RefHeading___Toc9914_899862562"/><text:soft-page-break/>Proxying in Development<text:bookmark-end text:name="__RefHeading___Toc9914_899862562"/></text:h>
      <text:p text:style-name="Text_20_body">With <text:span text:style-name="Source_20_Text">baseUrl = '/api/notes'</text:span> your dev server (port 5173) must forward <text:span text:style-name="Source_20_Text">/api</text:span> calls to port 3001. In <text:span text:style-name="Source_20_Text">vite.config.js</text:span>:</text:p>
      <text:p text:style-name="Preformatted_20_Text"><text:span text:style-name="Source_20_Text">import { defineConfig } from 'vite';</text:span></text:p>
      <text:p text:style-name="Preformatted_20_Text"><text:span text:style-name="Source_20_Text">import react from '@vitejs/plugin-react';</text:span></text:p>
      <text:p text:style-name="Preformatted_20_Text"/>
      <text:p text:style-name="Preformatted_20_Text"><text:span text:style-name="Source_20_Text">export default defineConfig({</text:span></text:p>
      <text:p text:style-name="Preformatted_20_Text"><text:span text:style-name="Source_20_Text"><text:s text:c="2"/>plugins: [react()],</text:span></text:p>
      <text:p text:style-name="Preformatted_20_Text"><text:span text:style-name="Source_20_Text"><text:s text:c="2"/>server: {</text:span></text:p>
      <text:p text:style-name="Preformatted_20_Text"><text:span text:style-name="Source_20_Text"><text:s text:c="4"/>proxy: {</text:span></text:p>
      <text:p text:style-name="Preformatted_20_Text"><text:span text:style-name="Source_20_Text"><text:s text:c="6"/>'/api': {</text:span></text:p>
      <text:p text:style-name="Preformatted_20_Text"><text:span text:style-name="Source_20_Text"><text:s text:c="8"/>target: 'http://localhost:3001',</text:span></text:p>
      <text:p text:style-name="Preformatted_20_Text"><text:span text:style-name="Source_20_Text"><text:s text:c="8"/>changeOrigin: tru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26"><text:span text:style-name="Source_20_Text">});</text:span></text:p>
      <text:p text:style-name="Text_20_body">Restart <text:span text:style-name="Source_20_Text">npm run dev</text:span>. Now in both development and production, the frontend can use <text:span text:style-name="Source_20_Text">/api/notes</text:span> without CORS.</text:p>
      <text:p text:style-name="Text_20_body">With these steps, your full‑stack React/Express application is live on the Internet, serving static assets and handling API requests from a unified origin.</text:p>
      <text:p text:style-name="Text_20_body"/>
      <text:h text:style-name="Heading_20_2" text:outline-level="2"><text:bookmark-start text:name="__RefHeading___Toc9916_899862562"/>Debugging Node Applications<text:bookmark-end text:name="__RefHeading___Toc9916_899862562"/></text:h>
      <text:p text:style-name="Text_20_body">Unlike browser code, Node.js lacks a built‑in UI for stepping through code. Simple <text:span text:style-name="Source_20_Text">console.log</text:span> remains a reliable approach. For occasional deep dives, Visual Studio Code’s debugger can launch your server (<text:span text:style-name="Source_20_Text">Run –&gt; Add Configuration… –&gt; npm start</text:span>) and set breakpoints. Chrome DevTools also supports debugging with <text:span text:style-name="Source_20_Text">node --inspect index.js</text:span>, letting you pause execution, inspect variables, and run expressions in the console.</text:p>
      <text:p text:style-name="Text_20_body">A systematic debugging mindset—stop, inspect, isolate, and fix before writing more code—prevents cascading bugs in full‑stack applications.</text:p>
      <text:p text:style-name="Horizontal_20_Line"/>
      <text:h text:style-name="Heading_20_2" text:outline-level="2"><text:bookmark-start text:name="__RefHeading___Toc9918_899862562"/>Choosing MongoDB for Persistence<text:bookmark-end text:name="__RefHeading___Toc9918_899862562"/></text:h>
      <text:p text:style-name="Text_20_body">To retain notes beyond server restarts, we introduce a database. MongoDB Atlas provides a free, managed cloud cluster, removing local setup overhead. Sign up, create a free tier cluster, and record the connection URI. Use MongoDB’s security panel to:</text:p>
      <text:list text:style-name="L6">
        <text:list-item>
          <text:p text:style-name="P36">Create a database user with a password (used only by your app).</text:p>
        </text:list-item>
        <text:list-item>
          <text:p text:style-name="P36">Whitelist IPs (<text:span text:style-name="Source_20_Text">0.0.0.0/0</text:span>) or specific addresses for access.</text:p>
        </text:list-item>
      </text:list>
      <text:p text:style-name="Text_20_body">The connection string looks like:</text:p>
      <text:p text:style-name="P26"><text:span text:style-name="Source_20_Text">mongodb+srv://&lt;username&gt;:&lt;password&gt;@cluster0.a5qfl.mongodb.net/noteApp?retryWrites=true&amp;w=majority</text:span></text:p>
      <text:p text:style-name="Horizontal_20_Line"/>
      <text:h text:style-name="Heading_20_2" text:outline-level="2"><text:bookmark-start text:name="__RefHeading___Toc9920_899862562"/><text:soft-page-break/>Mongoose: An ODM for MongoDB<text:bookmark-end text:name="__RefHeading___Toc9920_899862562"/></text:h>
      <text:p text:style-name="Text_20_body">Directly using the MongoDB driver is verbose. Mongoose provides a schema‑based API and built‑in validation. Install it in your backend:</text:p>
      <text:p text:style-name="P26"><text:span text:style-name="Source_20_Text">npm install mongoose</text:span></text:p>
      <text:p text:style-name="Text_20_body">In a standalone script (<text:span text:style-name="Source_20_Text">mongo.js</text:span>), you can test writing and reading documents:</text:p>
      <text:p text:style-name="Preformatted_20_Text"><text:span text:style-name="Source_20_Text">const mongoose = require('mongoose');</text:span></text:p>
      <text:p text:style-name="Preformatted_20_Text"><text:span text:style-name="Source_20_Text">const password = process.argv[2];</text:span></text:p>
      <text:p text:style-name="Preformatted_20_Text"><text:span text:style-name="Source_20_Text">const url = `mongodb+srv://fullstack:${password}@cluster0.a5qfl.mongodb.net/noteApp`;</text:span></text:p>
      <text:p text:style-name="Preformatted_20_Text"/>
      <text:p text:style-name="Preformatted_20_Text"><text:span text:style-name="Source_20_Text">mongoose.connect(url);</text:span></text:p>
      <text:p text:style-name="Preformatted_20_Text"/>
      <text:p text:style-name="Preformatted_20_Text"><text:span text:style-name="Source_20_Text">const noteSchema = new mongoose.Schema({ content: String, important: Boolean });</text:span></text:p>
      <text:p text:style-name="Preformatted_20_Text"><text:span text:style-name="Source_20_Text">const Note = mongoose.model('Note', noteSchema);</text:span></text:p>
      <text:p text:style-name="Preformatted_20_Text"/>
      <text:p text:style-name="Preformatted_20_Text"><text:span text:style-name="Source_20_Text">const note = new Note({ content: 'HTML is easy', important: true });</text:span></text:p>
      <text:p text:style-name="Preformatted_20_Text"><text:span text:style-name="Source_20_Text">note.save().then(() =&gt; {</text:span></text:p>
      <text:p text:style-name="Preformatted_20_Text"><text:span text:style-name="Source_20_Text"><text:s text:c="2"/>console.log('note saved!');</text:span></text:p>
      <text:p text:style-name="Preformatted_20_Text"><text:span text:style-name="Source_20_Text"><text:s text:c="2"/>mongoose.connection.close();</text:span></text:p>
      <text:p text:style-name="P26"><text:span text:style-name="Source_20_Text">});</text:span></text:p>
      <text:p text:style-name="Text_20_body">To <text:span text:style-name="Strong_20_Emphasis">fetch</text:span> documents:</text:p>
      <text:p text:style-name="Preformatted_20_Text"><text:span text:style-name="Source_20_Text">Note.find({}).then(notes =&gt; {</text:span></text:p>
      <text:p text:style-name="Preformatted_20_Text"><text:span text:style-name="Source_20_Text"><text:s text:c="2"/>notes.forEach(n =&gt; console.log(n));</text:span></text:p>
      <text:p text:style-name="Preformatted_20_Text"><text:span text:style-name="Source_20_Text"><text:s text:c="2"/>mongoose.connection.close();</text:span></text:p>
      <text:p text:style-name="P26"><text:span text:style-name="Source_20_Text">});</text:span></text:p>
      <text:p text:style-name="Horizontal_20_Line"/>
      <text:h text:style-name="Heading_20_2" text:outline-level="2"><text:bookmark-start text:name="__RefHeading___Toc9922_899862562"/>Integrating Mongoose into the Backend<text:bookmark-end text:name="__RefHeading___Toc9922_899862562"/></text:h>
      <text:p text:style-name="Text_20_body"><text:span text:style-name="Strong_20_Emphasis">Extract the model:</text:span> Create <text:span text:style-name="Source_20_Text">models/note.js</text:span>:</text:p>
      <text:p text:style-name="Preformatted_20_Text"><text:span text:style-name="Source_20_Text">require('dotenv').config();</text:span></text:p>
      <text:p text:style-name="Preformatted_20_Text"><text:span text:style-name="Source_20_Text">const mongoose = require('mongoose');</text:span></text:p>
      <text:p text:style-name="Preformatted_20_Text"/>
      <text:p text:style-name="Preformatted_20_Text"><text:span text:style-name="Source_20_Text">const url = process.env.MONGODB_URI;</text:span></text:p>
      <text:p text:style-name="Preformatted_20_Text"><text:span text:style-name="Source_20_Text">console.log('connecting to', url);</text:span></text:p>
      <text:p text:style-name="Preformatted_20_Text"/>
      <text:p text:style-name="Preformatted_20_Text"><text:span text:style-name="Source_20_Text">mongoose.connect(url)</text:span></text:p>
      <text:p text:style-name="Preformatted_20_Text"><text:span text:style-name="Source_20_Text"><text:s text:c="2"/>.then(() =&gt; console.log('connected to MongoDB'))</text:span></text:p>
      <text:p text:style-name="Preformatted_20_Text"><text:span text:style-name="Source_20_Text"><text:s text:c="2"/>.catch(err =&gt; console.error('connection error:', err.message));</text:span></text:p>
      <text:p text:style-name="Preformatted_20_Text"/>
      <text:p text:style-name="Preformatted_20_Text"><text:span text:style-name="Source_20_Text">const noteSchema = new mongoose.Schema({ content: String, important: Boolean });</text:span></text:p>
      <text:p text:style-name="Preformatted_20_Text"><text:span text:style-name="Source_20_Text">noteSchema.set('toJSON', {</text:span></text:p>
      <text:p text:style-name="Preformatted_20_Text"><text:span text:style-name="Source_20_Text"><text:s text:c="2"/>transform: (doc, ret) =&gt; {</text:span></text:p>
      <text:p text:style-name="Preformatted_20_Text"><text:span text:style-name="Source_20_Text"><text:s text:c="4"/>ret.id = ret._id.toString();</text:span></text:p>
      <text:p text:style-name="Preformatted_20_Text"><text:span text:style-name="Source_20_Text"><text:s text:c="4"/>delete ret._id; delete ret.__v;</text:span></text:p>
      <text:p text:style-name="Preformatted_20_Text"><text:span text:style-name="Source_20_Text"><text:s text:c="2"/>}</text:span></text:p>
      <text:p text:style-name="Preformatted_20_Text"><text:span text:style-name="Source_20_Text">});</text:span></text:p>
      <text:p text:style-name="Preformatted_20_Text"/>
      <text:p text:style-name="P26"><text:span text:style-name="Source_20_Text">module.exports = mongoose.model('Note', noteSchema);</text:span></text:p>
      <text:p text:style-name="Text_20_body">Load environment variables from <text:span text:style-name="Source_20_Text">.env</text:span> (which must be gitignored) by calling <text:span text:style-name="Source_20_Text">require('dotenv').config()</text:span> <text:span text:style-name="Strong_20_Emphasis">before</text:span> importing models.</text:p>
      <text:p text:style-name="Text_20_body"><text:soft-page-break/><text:span text:style-name="Strong_20_Emphasis">Read all notes</text:span> in your Express route:</text:p>
      <text:p text:style-name="Preformatted_20_Text"><text:span text:style-name="Source_20_Text">const Note = require('./models/note');</text:span></text:p>
      <text:p text:style-name="Preformatted_20_Text"><text:span text:style-name="Source_20_Text">app.get('/api/notes', (req, res) =&gt; {</text:span></text:p>
      <text:p text:style-name="Preformatted_20_Text"><text:span text:style-name="Source_20_Text"><text:s text:c="2"/>Note.find({}).then(notes =&gt; res.json(notes));</text:span></text:p>
      <text:p text:style-name="P26"><text:span text:style-name="Source_20_Text">});</text:span></text:p>
      <text:p text:style-name="Horizontal_20_Line"/>
      <text:h text:style-name="Heading_20_2" text:outline-level="2"><text:bookmark-start text:name="__RefHeading___Toc9924_899862562"/>Creating, Updating, and Deleting Notes<text:bookmark-end text:name="__RefHeading___Toc9924_899862562"/></text:h>
      <text:p text:style-name="Text_20_body"><text:span text:style-name="Strong_20_Emphasis">POST</text:span> <text:span text:style-name="Source_20_Text">/api/notes</text:span> creates a new document:</text:p>
      <text:p text:style-name="Preformatted_20_Text"><text:span text:style-name="Source_20_Text">app.post('/api/notes', (req, res) =&gt; {</text:span></text:p>
      <text:p text:style-name="Preformatted_20_Text"><text:span text:style-name="Source_20_Text"><text:s text:c="2"/>const { content, important = false } = req.body;</text:span></text:p>
      <text:p text:style-name="Preformatted_20_Text"><text:span text:style-name="Source_20_Text"><text:s text:c="2"/>if (!content) {</text:span></text:p>
      <text:p text:style-name="Preformatted_20_Text"><text:span text:style-name="Source_20_Text"><text:s text:c="4"/>return res.status(400).json({ error: 'content missing' });</text:span></text:p>
      <text:p text:style-name="Preformatted_20_Text"><text:span text:style-name="Source_20_Text"><text:s text:c="2"/>}</text:span></text:p>
      <text:p text:style-name="Preformatted_20_Text"><text:span text:style-name="Source_20_Text"><text:s text:c="2"/>const note = new Note({ content, important });</text:span></text:p>
      <text:p text:style-name="Preformatted_20_Text"><text:span text:style-name="Source_20_Text"><text:s text:c="2"/>note.save().then(saved =&gt; res.json(saved));</text:span></text:p>
      <text:p text:style-name="P26"><text:span text:style-name="Source_20_Text">});</text:span></text:p>
      <text:p text:style-name="Text_20_body"><text:span text:style-name="Strong_20_Emphasis">GET</text:span> <text:span text:style-name="Source_20_Text">/api/notes/:id</text:span> finds by ID, returning <text:span text:style-name="Source_20_Text">404</text:span> if not found and <text:span text:style-name="Source_20_Text">400</text:span> on malformed IDs:</text:p>
      <text:p text:style-name="Preformatted_20_Text"><text:span text:style-name="Source_20_Text">app.get('/api/notes/:id', (req, res, next) =&gt; {</text:span></text:p>
      <text:p text:style-name="Preformatted_20_Text"><text:span text:style-name="Source_20_Text"><text:s text:c="2"/>Note.findById(req.params.id)</text:span></text:p>
      <text:p text:style-name="Preformatted_20_Text"><text:span text:style-name="Source_20_Text"><text:s text:c="4"/>.then(note =&gt; note ? res.json(note) : res.status(404).end())</text:span></text:p>
      <text:p text:style-name="Preformatted_20_Text"><text:span text:style-name="Source_20_Text"><text:s text:c="4"/>.catch(error =&gt; next(error));</text:span></text:p>
      <text:p text:style-name="P26"><text:span text:style-name="Source_20_Text">});</text:span></text:p>
      <text:p text:style-name="Text_20_body"><text:span text:style-name="Strong_20_Emphasis">DELETE</text:span> <text:span text:style-name="Source_20_Text">/api/notes/:id</text:span> removes by ID, responding with <text:span text:style-name="Source_20_Text">204 No Content</text:span>:</text:p>
      <text:p text:style-name="Preformatted_20_Text"><text:span text:style-name="Source_20_Text">app.delete('/api/notes/:id', (req, res, next) =&gt; {</text:span></text:p>
      <text:p text:style-name="Preformatted_20_Text"><text:span text:style-name="Source_20_Text"><text:s text:c="2"/>Note.findByIdAndDelete(req.params.id)</text:span></text:p>
      <text:p text:style-name="Preformatted_20_Text"><text:span text:style-name="Source_20_Text"><text:s text:c="4"/>.then(() =&gt; res.status(204).end())</text:span></text:p>
      <text:p text:style-name="Preformatted_20_Text"><text:span text:style-name="Source_20_Text"><text:s text:c="4"/>.catch(error =&gt; next(error));</text:span></text:p>
      <text:p text:style-name="P26"><text:span text:style-name="Source_20_Text">});</text:span></text:p>
      <text:p text:style-name="Text_20_body"><text:span text:style-name="Strong_20_Emphasis">PUT</text:span> <text:span text:style-name="Source_20_Text">/api/notes/:id</text:span> updates fields and saves:</text:p>
      <text:p text:style-name="Preformatted_20_Text"><text:span text:style-name="Source_20_Text">app.put('/api/notes/:id', (req, res, next) =&gt; {</text:span></text:p>
      <text:p text:style-name="Preformatted_20_Text"><text:span text:style-name="Source_20_Text"><text:s text:c="2"/>const { content, important } = req.body;</text:span></text:p>
      <text:p text:style-name="Preformatted_20_Text"><text:span text:style-name="Source_20_Text"><text:s text:c="2"/>Note.findById(req.params.id)</text:span></text:p>
      <text:p text:style-name="Preformatted_20_Text"><text:span text:style-name="Source_20_Text"><text:s text:c="4"/>.then(note =&gt; {</text:span></text:p>
      <text:p text:style-name="Preformatted_20_Text"><text:span text:style-name="Source_20_Text"><text:s text:c="6"/>if (!note) return res.status(404).end();</text:span></text:p>
      <text:p text:style-name="Preformatted_20_Text"><text:span text:style-name="Source_20_Text"><text:s text:c="6"/>note.content = content; note.important = important;</text:span></text:p>
      <text:p text:style-name="Preformatted_20_Text"><text:span text:style-name="Source_20_Text"><text:s text:c="6"/>return note.save().then(saved =&gt; res.json(saved));</text:span></text:p>
      <text:p text:style-name="Preformatted_20_Text"><text:span text:style-name="Source_20_Text"><text:s text:c="4"/>})</text:span></text:p>
      <text:p text:style-name="Preformatted_20_Text"><text:span text:style-name="Source_20_Text"><text:s text:c="4"/>.catch(error =&gt; next(error));</text:span></text:p>
      <text:p text:style-name="P26"><text:span text:style-name="Source_20_Text">});</text:span></text:p>
      <text:p text:style-name="Horizontal_20_Line"/>
      <text:h text:style-name="Heading_20_2" text:outline-level="2"><text:bookmark-start text:name="__RefHeading___Toc9926_899862562"/>Centralized Error Handling<text:bookmark-end text:name="__RefHeading___Toc9926_899862562"/></text:h>
      <text:p text:style-name="Text_20_body">Move repetitive error logic into middleware placed <text:span text:style-name="Strong_20_Emphasis">after</text:span> routes:</text:p>
      <text:p text:style-name="Preformatted_20_Text"><text:span text:style-name="Source_20_Text">// Unknown endpoint handler</text:span></text:p>
      <text:p text:style-name="Preformatted_20_Text"><text:span text:style-name="Source_20_Text">app.use((req, res) =&gt; res.status(404).json({ error: 'unknown endpoint' }));</text:span></text:p>
      <text:p text:style-name="Preformatted_20_Text"/>
      <text:p text:style-name="Preformatted_20_Text"><text:soft-page-break/><text:span text:style-name="Source_20_Text">// Error handler</text:span></text:p>
      <text:p text:style-name="Preformatted_20_Text"><text:span text:style-name="Source_20_Text">app.use((error, req, res, next) =&gt; {</text:span></text:p>
      <text:p text:style-name="Preformatted_20_Text"><text:span text:style-name="Source_20_Text"><text:s text:c="2"/>console.error(error.message);</text:span></text:p>
      <text:p text:style-name="Preformatted_20_Text"><text:span text:style-name="Source_20_Text"><text:s text:c="2"/>if (error.name === 'CastError') {</text:span></text:p>
      <text:p text:style-name="Preformatted_20_Text"><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next(error);</text:span></text:p>
      <text:p text:style-name="P26"><text:span text:style-name="Source_20_Text">});</text:span></text:p>
      <text:p text:style-name="Text_20_body">Ensure middleware load order is: static → json parser → request logger → routes → unknown endpoint → error handler.</text:p>
      <text:p text:style-name="Text_20_body">With database persistence, schema validation, and robust error handling centralized, your backend can reliably store and manage notes for your full‑stack application.</text:p>
      <text:p text:style-name="Text_20_body"/>
      <text:h text:style-name="Heading_20_2" text:outline-level="2"><text:bookmark-start text:name="__RefHeading___Toc9928_899862562"/>Data Validation in the Backend<text:bookmark-end text:name="__RefHeading___Toc9928_899862562"/></text:h>
      <text:p text:style-name="Text_20_body">Even before saving a note, we must ensure it has valid data. The simplest check occurs in the route handler:</text:p>
      <text:p text:style-name="Preformatted_20_Text"><text:span text:style-name="Source_20_Text">app.post('/api/notes', (req, res) =&gt; {</text:span></text:p>
      <text:p text:style-name="Preformatted_20_Text"><text:span text:style-name="Source_20_Text"><text:s text:c="2"/>const { content } = req.body</text:span></text:p>
      <text:p text:style-name="Preformatted_20_Text"><text:span text:style-name="Source_20_Text"><text:s text:c="2"/>if (!content) {</text:span></text:p>
      <text:p text:style-name="Preformatted_20_Text"><text:span text:style-name="Source_20_Text"><text:s text:c="4"/>return res.status(400).json({ error: 'content missing' })</text:span></text:p>
      <text:p text:style-name="Preformatted_20_Text"><text:span text:style-name="Source_20_Text"><text:s text:c="2"/>}</text:span></text:p>
      <text:p text:style-name="Preformatted_20_Text"><text:span text:style-name="Source_20_Text"><text:s text:c="2"/>// proceed to save</text:span></text:p>
      <text:p text:style-name="P26"><text:span text:style-name="Source_20_Text">})</text:span></text:p>
      <text:p text:style-name="Text_20_body">A more robust approach uses Mongoose schema validators. By defining rules at the model level, invalid documents are rejected automatically:</text:p>
      <text:p text:style-name="Preformatted_20_Text"><text:span text:style-name="Source_20_Text">const noteSchema = new mongoose.Schema({</text:span></text:p>
      <text:p text:style-name="Preformatted_20_Text"><text:span text:style-name="Source_20_Text"><text:s text:c="2"/>content: {</text:span></text:p>
      <text:p text:style-name="Preformatted_20_Text"><text:span text:style-name="Source_20_Text"><text:s text:c="4"/>type: String,</text:span></text:p>
      <text:p text:style-name="Preformatted_20_Text"><text:span text:style-name="Source_20_Text"><text:s text:c="4"/>required: true,</text:span></text:p>
      <text:p text:style-name="Preformatted_20_Text"><text:span text:style-name="Source_20_Text"><text:s text:c="4"/>minLength: 5</text:span></text:p>
      <text:p text:style-name="Preformatted_20_Text"><text:span text:style-name="Source_20_Text"><text:s text:c="2"/>},</text:span></text:p>
      <text:p text:style-name="Preformatted_20_Text"><text:span text:style-name="Source_20_Text"><text:s text:c="2"/>important: Boolean</text:span></text:p>
      <text:p text:style-name="P26"><text:span text:style-name="Source_20_Text">})</text:span></text:p>
      <text:p text:style-name="Text_20_body">If saving violates these rules, Mongoose throws a <text:span text:style-name="Source_20_Text">ValidationError</text:span>. To propagate validation failures to our centralized error handler, we simply forward the error:</text:p>
      <text:p text:style-name="Preformatted_20_Text"><text:span text:style-name="Source_20_Text">app.post('/api/notes', (req, res, next) =&gt; {</text:span></text:p>
      <text:p text:style-name="Preformatted_20_Text"><text:span text:style-name="Source_20_Text"><text:s text:c="2"/>const note = new Note({</text:span></text:p>
      <text:p text:style-name="Preformatted_20_Text"><text:span text:style-name="Source_20_Text"><text:s text:c="4"/>content: req.body.content,</text:span></text:p>
      <text:p text:style-name="Preformatted_20_Text"><text:span text:style-name="Source_20_Text"><text:s text:c="4"/>important: req.body.important || false</text:span></text:p>
      <text:p text:style-name="Preformatted_20_Text"><text:span text:style-name="Source_20_Text"><text:s text:c="2"/>})</text:span></text:p>
      <text:p text:style-name="Preformatted_20_Text"><text:span text:style-name="Source_20_Text"><text:s text:c="2"/>note.save()</text:span></text:p>
      <text:p text:style-name="Preformatted_20_Text"><text:span text:style-name="Source_20_Text"><text:s text:c="4"/>.then(saved =&gt; res.json(saved))</text:span></text:p>
      <text:p text:style-name="Preformatted_20_Text"><text:span text:style-name="Source_20_Text"><text:s text:c="4"/>.catch(err =&gt; next(err))</text:span></text:p>
      <text:p text:style-name="P26"><text:span text:style-name="Source_20_Text">})</text:span></text:p>
      <text:p text:style-name="Text_20_body">In the error middleware, we catch both cast and validation errors:</text:p>
      <text:p text:style-name="Preformatted_20_Text"><text:span text:style-name="Source_20_Text">const errorHandler = (error, req, res, next) =&gt; {</text:span></text:p>
      <text:p text:style-name="Preformatted_20_Text"><text:span text:style-name="Source_20_Text"><text:s text:c="2"/>console.error(error.message)</text:span></text:p>
      <text:p text:style-name="Preformatted_20_Text"><text:span text:style-name="Source_20_Text"><text:s text:c="2"/>if (error.name === 'CastError') {</text:span></text:p>
      <text:p text:style-name="Preformatted_20_Text"><text:soft-page-break/><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if (error.name === 'ValidationError') {</text:span></text:p>
      <text:p text:style-name="Preformatted_20_Text"><text:span text:style-name="Source_20_Text"><text:s text:c="4"/>return res.status(400).json({ error: error.message })</text:span></text:p>
      <text:p text:style-name="Preformatted_20_Text"><text:span text:style-name="Source_20_Text"><text:s text:c="2"/>}</text:span></text:p>
      <text:p text:style-name="Preformatted_20_Text"><text:span text:style-name="Source_20_Text"><text:s text:c="2"/>next(error)</text:span></text:p>
      <text:p text:style-name="Preformatted_20_Text"><text:span text:style-name="Source_20_Text">}</text:span></text:p>
      <text:p text:style-name="P26"><text:span text:style-name="Source_20_Text">app.use(errorHandler)</text:span></text:p>
      <text:p text:style-name="Text_20_body">Now Mongoose will enforce data shape and report clear errors when constraints fail.</text:p>
      <text:p text:style-name="Horizontal_20_Line"/>
      <text:h text:style-name="Heading_20_2" text:outline-level="2"><text:bookmark-start text:name="__RefHeading___Toc9930_899862562"/>Deploying with Environment‑Based Configuration<text:bookmark-end text:name="__RefHeading___Toc9930_899862562"/></text:h>
      <text:p text:style-name="Text_20_body">Our validation logic works locally, but in production the app must still know its MongoDB URI. Rather than relying on <text:span text:style-name="Source_20_Text">.env</text:span> files, platforms like Fly.io and Render let you set environment variables in their dashboards or via CLI. For Fly.io:</text:p>
      <text:p text:style-name="P26"><text:span text:style-name="Source_20_Text">fly secrets set MONGODB_URI='mongodb+srv://&lt;user&gt;:&lt;pass&gt;@cluster0/.../noteApp'</text:span></text:p>
      <text:p text:style-name="Text_20_body">Render users add <text:span text:style-name="Source_20_Text">MONGODB_URI</text:span> under <text:span text:style-name="Strong_20_Emphasis">Environment</text:span> settings. Always verify logs if the database URL is missing or malformed.</text:p>
      <text:p text:style-name="Horizontal_20_Line"/>
      <text:h text:style-name="Heading_20_2" text:outline-level="2"><text:bookmark-start text:name="__RefHeading___Toc9932_899862562"/>Introducing ESLint for Static Analysis<text:bookmark-end text:name="__RefHeading___Toc9932_899862562"/></text:h>
      <text:p text:style-name="Text_20_body">To catch syntax errors and enforce coding conventions, install ESLint as a development dependency:</text:p>
      <text:p text:style-name="P26"><text:span text:style-name="Source_20_Text">npm install --save-dev eslint @eslint/js</text:span></text:p>
      <text:p text:style-name="Text_20_body">Run</text:p>
      <text:p text:style-name="P26"><text:span text:style-name="Source_20_Text">npx eslint --init</text:span></text:p>
      <text:p text:style-name="Text_20_body">to generate <text:span text:style-name="Source_20_Text">eslint.config.mjs</text:span>, then customize it:</text:p>
      <text:p text:style-name="Preformatted_20_Text"><text:span text:style-name="Source_20_Text">import globals from 'globals'</text:span></text:p>
      <text:p text:style-name="Preformatted_20_Text"><text:span text:style-name="Source_20_Text">import js from '@eslint/js'</text:span></text:p>
      <text:p text:style-name="Preformatted_20_Text"><text:span text:style-name="Source_20_Text">import stylisticJs from '@stylistic/eslint-plugin-js'</text:span></text:p>
      <text:p text:style-name="Preformatted_20_Text"/>
      <text:p text:style-name="Preformatted_20_Text"><text:span text:style-name="Source_20_Text">export default [</text:span></text:p>
      <text:p text:style-name="Preformatted_20_Text"><text:span text:style-name="Source_20_Text"><text:s text:c="2"/>js.configs.recommended,</text:span></text:p>
      <text:p text:style-name="Preformatted_20_Text"><text:span text:style-name="Source_20_Text"><text:s text:c="2"/>{</text:span></text:p>
      <text:p text:style-name="Preformatted_20_Text"><text:span text:style-name="Source_20_Text"><text:s text:c="4"/>files: ['**/*.js'],</text:span></text:p>
      <text:p text:style-name="Preformatted_20_Text"><text:span text:style-name="Source_20_Text"><text:s text:c="4"/>languageOptions: {</text:span></text:p>
      <text:p text:style-name="Preformatted_20_Text"><text:span text:style-name="Source_20_Text"><text:s text:c="6"/>sourceType: 'commonjs',</text:span></text:p>
      <text:p text:style-name="Preformatted_20_Text"><text:span text:style-name="Source_20_Text"><text:s text:c="6"/>globals: { ...globals.node },</text:span></text:p>
      <text:p text:style-name="Preformatted_20_Text"><text:span text:style-name="Source_20_Text"><text:s text:c="6"/>ecmaVersion: 'latest'</text:span></text:p>
      <text:p text:style-name="Preformatted_20_Text"><text:span text:style-name="Source_20_Text"><text:s text:c="4"/>},</text:span></text:p>
      <text:p text:style-name="Preformatted_20_Text"><text:span text:style-name="Source_20_Text"><text:s text:c="4"/>plugins: { '@stylistic/js': stylisticJs },</text:span></text:p>
      <text:p text:style-name="Preformatted_20_Text"><text:span text:style-name="Source_20_Text"><text:s text:c="4"/>rules: {</text:span></text:p>
      <text:p text:style-name="Preformatted_20_Text"><text:span text:style-name="Source_20_Text"><text:s text:c="6"/>// stylistic rules</text:span></text:p>
      <text:p text:style-name="Preformatted_20_Text"><text:span text:style-name="Source_20_Text"><text:s text:c="6"/>'@stylistic/js/indent': ['error', 2],</text:span></text:p>
      <text:p text:style-name="Preformatted_20_Text"><text:span text:style-name="Source_20_Text"><text:s text:c="6"/>'@stylistic/js/linebreak-style': ['error', 'unix'],</text:span></text:p>
      <text:p text:style-name="Preformatted_20_Text"><text:span text:style-name="Source_20_Text"><text:s text:c="6"/>'@stylistic/js/quotes': ['error', 'single'],</text:span></text:p>
      <text:p text:style-name="Preformatted_20_Text"><text:span text:style-name="Source_20_Text"><text:s text:c="6"/>'@stylistic/js/semi': ['error', 'never'],</text:span></text:p>
      <text:p text:style-name="Preformatted_20_Text"><text:soft-page-break/><text:span text:style-name="Source_20_Text"><text:s text:c="6"/>// additional quality rules</text:span></text:p>
      <text:p text:style-name="Preformatted_20_Text"><text:span text:style-name="Source_20_Text"><text:s text:c="6"/>eqeqeq: 'error',</text:span></text:p>
      <text:p text:style-name="Preformatted_20_Text"><text:span text:style-name="Source_20_Text"><text:s text:c="6"/>'no-trailing-spaces': 'error',</text:span></text:p>
      <text:p text:style-name="Preformatted_20_Text"><text:span text:style-name="Source_20_Text"><text:s text:c="6"/>'object-curly-spacing': ['error', 'always'],</text:span></text:p>
      <text:p text:style-name="Preformatted_20_Text"><text:span text:style-name="Source_20_Text"><text:s text:c="6"/>'arrow-spacing': ['error', { before: true, after: true }],</text:span></text:p>
      <text:p text:style-name="Preformatted_20_Text"><text:span text:style-name="Source_20_Text"><text:s text:c="6"/>'no-console': 'off'</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ignores: ['dist/**'] }</text:span></text:p>
      <text:p text:style-name="P26"><text:span text:style-name="Source_20_Text">]</text:span></text:p>
      <text:p text:style-name="Text_20_body">Add a lint script to <text:span text:style-name="Source_20_Text">package.json</text:span> so you can run <text:span text:style-name="Source_20_Text">npm run lint</text:span> across the project. For real‑time feedback, install the ESLint plugin in your editor, which will underline issues as you type.</text:p>
      <text:p text:style-name="Text_20_body">Combining schema‑level validation with a strong linting setup helps catch errors early, both at runtime and during development, leading to a more reliable and maintainable codebase.</text:p>
      <text:p text:style-name="Text_20_body"/>
      <text:h text:style-name="Heading_20_1" text:outline-level="1"><text:bookmark-start text:name="__RefHeading___Toc9934_899862562"/>Part 4: Testing Express servers, user administration<text:bookmark-end text:name="__RefHeading___Toc9934_899862562"/></text:h>
      <text:p text:style-name="Text_20_body"/>
      <text:h text:style-name="Heading_20_2" text:outline-level="2"><text:bookmark-start text:name="__RefHeading___Toc9936_899862562"/>Refactoring for Maintainability<text:bookmark-end text:name="__RefHeading___Toc9936_899862562"/></text:h>
      <text:p text:style-name="Text_20_body">As applications grow, separating concerns into distinct modules and directories keeps code clear and testable. A common structure is:</text:p>
      <text:p text:style-name="Preformatted_20_Text"><text:span text:style-name="Source_20_Text">controllers/ <text:s text:c="2"/>└── notes.js <text:s text:c="3"/># route handlers</text:span></text:p>
      <text:p text:style-name="Preformatted_20_Text"><text:span text:style-name="Source_20_Text">models/ <text:s text:c="7"/>└── note.js <text:s text:c="4"/># Mongoose schemas</text:span></text:p>
      <text:p text:style-name="Preformatted_20_Text"><text:span text:style-name="Source_20_Text">utils/ <text:s text:c="8"/>├── config.js <text:s text:c="2"/># env variable loading</text:span></text:p>
      <text:p text:style-name="Preformatted_20_Text"><text:span text:style-name="Source_20_Text"><text:s text:c="14"/>├── logger.js <text:s text:c="2"/># centralized logging</text:span></text:p>
      <text:p text:style-name="Preformatted_20_Text"><text:span text:style-name="Source_20_Text"><text:s text:c="14"/>└── middleware.js# custom Express middleware</text:span></text:p>
      <text:p text:style-name="Preformatted_20_Text"><text:span text:style-name="Source_20_Text">app.js <text:s text:c="8"/># Express application setup</text:span></text:p>
      <text:p text:style-name="P26"><text:span text:style-name="Source_20_Text">index.js <text:s text:c="6"/># server entry point (starts the HTTP server)</text:span></text:p>
      <text:h text:style-name="Heading_20_4" text:outline-level="4"><text:bookmark-start text:name="__RefHeading___Toc9938_899862562"/>Logger Module<text:bookmark-end text:name="__RefHeading___Toc9938_899862562"/></text:h>
      <text:p text:style-name="Text_20_body">Abstract all console output behind a logger interface:</text:p>
      <text:p text:style-name="Preformatted_20_Text"><text:span text:style-name="Source_20_Text">// utils/logger.js</text:span></text:p>
      <text:p text:style-name="Preformatted_20_Text"><text:span text:style-name="Source_20_Text">type info = (...params) =&gt; console.log(...params)</text:span></text:p>
      <text:p text:style-name="Preformatted_20_Text"><text:span text:style-name="Source_20_Text">type error = (...params) =&gt; console.error(...params)</text:span></text:p>
      <text:p text:style-name="P26"><text:span text:style-name="Source_20_Text">module.exports = { info, error }</text:span></text:p>
      <text:p text:style-name="Text_20_body">Switching to a file logger or external service later only requires editing this module.</text:p>
      <text:h text:style-name="Heading_20_4" text:outline-level="4"><text:bookmark-start text:name="__RefHeading___Toc9940_899862562"/>Configuration Module<text:bookmark-end text:name="__RefHeading___Toc9940_899862562"/></text:h>
      <text:p text:style-name="Text_20_body">Load environment variables once and share throughout the app:</text:p>
      <text:p text:style-name="Preformatted_20_Text"><text:span text:style-name="Source_20_Text">// utils/config.js</text:span></text:p>
      <text:p text:style-name="Preformatted_20_Text"><text:span text:style-name="Source_20_Text">require('dotenv').config()</text:span></text:p>
      <text:p text:style-name="Preformatted_20_Text"><text:span text:style-name="Source_20_Text">module.exports = {</text:span></text:p>
      <text:p text:style-name="Preformatted_20_Text"><text:span text:style-name="Source_20_Text"><text:s text:c="2"/>PORT: process.env.PORT,</text:span></text:p>
      <text:p text:style-name="Preformatted_20_Text"><text:span text:style-name="Source_20_Text"><text:s text:c="2"/>MONGODB_URI: process.env.MONGODB_URI</text:span></text:p>
      <text:p text:style-name="P26"><text:span text:style-name="Source_20_Text">}</text:span></text:p>
      <text:p text:style-name="Text_20_body"><text:soft-page-break/>Other modules import <text:span text:style-name="Source_20_Text">config</text:span> and reference <text:span text:style-name="Source_20_Text">config.PORT</text:span> or <text:span text:style-name="Source_20_Text">config.MONGODB_URI</text:span>.</text:p>
      <text:h text:style-name="Heading_20_4" text:outline-level="4"><text:bookmark-start text:name="__RefHeading___Toc9942_899862562"/>Middleware Module<text:bookmark-end text:name="__RefHeading___Toc9942_899862562"/></text:h>
      <text:p text:style-name="Text_20_body">Centralize request logging, unknown endpoint handling, and error handling:</text:p>
      <text:p text:style-name="Preformatted_20_Text"><text:span text:style-name="Source_20_Text">// utils/middleware.js</text:span></text:p>
      <text:p text:style-name="Preformatted_20_Text"><text:span text:style-name="Source_20_Text">const logger = require('./logger')</text:span></text:p>
      <text:p text:style-name="Preformatted_20_Text"/>
      <text:p text:style-name="Preformatted_20_Text"><text:span text:style-name="Source_20_Text">const requestLogger = (req, res, next) =&gt; {</text:span></text:p>
      <text:p text:style-name="Preformatted_20_Text"><text:span text:style-name="Source_20_Text"><text:s text:c="2"/>logger.info(req.method, req.path, req.body)</text:span></text:p>
      <text:p text:style-name="Preformatted_20_Text"><text:span text:style-name="Source_20_Text"><text:s text:c="2"/>next()</text:span></text:p>
      <text:p text:style-name="Preformatted_20_Text"><text:span text:style-name="Source_20_Text">}</text:span></text:p>
      <text:p text:style-name="Preformatted_20_Text"/>
      <text:p text:style-name="Preformatted_20_Text"><text:span text:style-name="Source_20_Text">const unknownEndpoint = (req, res) =&gt; {</text:span></text:p>
      <text:p text:style-name="Preformatted_20_Text"><text:span text:style-name="Source_20_Text"><text:s text:c="2"/>res.status(404).json({ error: 'unknown endpoint' })</text:span></text:p>
      <text:p text:style-name="Preformatted_20_Text"><text:span text:style-name="Source_20_Text">}</text:span></text:p>
      <text:p text:style-name="Preformatted_20_Text"/>
      <text:p text:style-name="Preformatted_20_Text"><text:span text:style-name="Source_20_Text">const errorHandler = (error, req, res, next) =&gt; {</text:span></text:p>
      <text:p text:style-name="Preformatted_20_Text"><text:span text:style-name="Source_20_Text"><text:s text:c="2"/>logger.error(error.message)</text:span></text:p>
      <text:p text:style-name="Preformatted_20_Text"><text:span text:style-name="Source_20_Text"><text:s text:c="2"/>if (error.name === 'CastError') {</text:span></text:p>
      <text:p text:style-name="Preformatted_20_Text"><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if (error.name === 'ValidationError') {</text:span></text:p>
      <text:p text:style-name="Preformatted_20_Text"><text:span text:style-name="Source_20_Text"><text:s text:c="4"/>return res.status(400).json({ error: error.message })</text:span></text:p>
      <text:p text:style-name="Preformatted_20_Text"><text:span text:style-name="Source_20_Text"><text:s text:c="2"/>}</text:span></text:p>
      <text:p text:style-name="Preformatted_20_Text"><text:span text:style-name="Source_20_Text"><text:s text:c="2"/>next(error)</text:span></text:p>
      <text:p text:style-name="Preformatted_20_Text"><text:span text:style-name="Source_20_Text">}</text:span></text:p>
      <text:p text:style-name="Preformatted_20_Text"/>
      <text:p text:style-name="P26"><text:span text:style-name="Source_20_Text">module.exports = { requestLogger, unknownEndpoint, errorHandler }</text:span></text:p>
      <text:h text:style-name="Heading_20_4" text:outline-level="4"><text:bookmark-start text:name="__RefHeading___Toc9944_899862562"/>Controllers<text:bookmark-end text:name="__RefHeading___Toc9944_899862562"/></text:h>
      <text:p text:style-name="Text_20_body">Group related routes using an Express Router in <text:span text:style-name="Source_20_Text">controllers/notes.js</text:span>:</text:p>
      <text:p text:style-name="Preformatted_20_Text"><text:span text:style-name="Source_20_Text">const notesRouter = require('express').Router()</text:span></text:p>
      <text:p text:style-name="Preformatted_20_Text"><text:span text:style-name="Source_20_Text">const Note = require('../models/note')</text:span></text:p>
      <text:p text:style-name="Preformatted_20_Text"/>
      <text:p text:style-name="Preformatted_20_Text"><text:span text:style-name="Source_20_Text">notesRouter</text:span></text:p>
      <text:p text:style-name="Preformatted_20_Text"><text:span text:style-name="Source_20_Text"><text:s text:c="2"/>.get('/', (req, res) =&gt; Note.find({}).then(notes =&gt; res.json(notes)))</text:span></text:p>
      <text:p text:style-name="Preformatted_20_Text"><text:span text:style-name="Source_20_Text"><text:s text:c="2"/>.get('/:id', (req, res, next) =&gt; {</text:span></text:p>
      <text:p text:style-name="Preformatted_20_Text"><text:span text:style-name="Source_20_Text"><text:s text:c="4"/>Note.findById(req.params.id)</text:span></text:p>
      <text:p text:style-name="Preformatted_20_Text"><text:span text:style-name="Source_20_Text"><text:s text:c="6"/>.then(note =&gt; note ? res.json(note) : res.status(404).end())</text:span></text:p>
      <text:p text:style-name="Preformatted_20_Text"><text:span text:style-name="Source_20_Text"><text:s text:c="6"/>.catch(next)</text:span></text:p>
      <text:p text:style-name="Preformatted_20_Text"><text:span text:style-name="Source_20_Text"><text:s text:c="2"/>})</text:span></text:p>
      <text:p text:style-name="Preformatted_20_Text"><text:span text:style-name="Source_20_Text"><text:s text:c="2"/>.post('/', (req, res, next) =&gt; {</text:span></text:p>
      <text:p text:style-name="Preformatted_20_Text"><text:span text:style-name="Source_20_Text"><text:s text:c="4"/>const note = new Note({ content: req.body.content, important: req.body.important || false })</text:span></text:p>
      <text:p text:style-name="Preformatted_20_Text"><text:span text:style-name="Source_20_Text"><text:s text:c="4"/>note.save().then(saved =&gt; res.json(saved)).catch(next)</text:span></text:p>
      <text:p text:style-name="Preformatted_20_Text"><text:span text:style-name="Source_20_Text"><text:s text:c="2"/>})</text:span></text:p>
      <text:p text:style-name="Preformatted_20_Text"><text:span text:style-name="Source_20_Text"><text:s text:c="2"/>.delete('/:id', (req, res, next) =&gt; {</text:span></text:p>
      <text:p text:style-name="Preformatted_20_Text"><text:span text:style-name="Source_20_Text"><text:s text:c="4"/>Note.findByIdAndDelete(req.params.id)</text:span></text:p>
      <text:p text:style-name="Preformatted_20_Text"><text:span text:style-name="Source_20_Text"><text:s text:c="6"/>.then(() =&gt; res.status(204).end()).catch(next)</text:span></text:p>
      <text:p text:style-name="Preformatted_20_Text"><text:span text:style-name="Source_20_Text"><text:s text:c="2"/>})</text:span></text:p>
      <text:p text:style-name="Preformatted_20_Text"><text:span text:style-name="Source_20_Text"><text:s text:c="2"/>.put('/:id', (req, res, next) =&gt; {</text:span></text:p>
      <text:p text:style-name="Preformatted_20_Text"><text:span text:style-name="Source_20_Text"><text:s text:c="4"/>Note.findById(req.params.id)</text:span></text:p>
      <text:p text:style-name="Preformatted_20_Text"><text:span text:style-name="Source_20_Text"><text:s text:c="6"/>.then(note =&gt; {</text:span></text:p>
      <text:p text:style-name="Preformatted_20_Text"><text:span text:style-name="Source_20_Text"><text:s text:c="8"/>if (!note) return res.status(404).end()</text:span></text:p>
      <text:p text:style-name="Preformatted_20_Text"><text:span text:style-name="Source_20_Text"><text:s text:c="8"/>note.content = req.body.content</text:span></text:p>
      <text:p text:style-name="Preformatted_20_Text"><text:span text:style-name="Source_20_Text"><text:s text:c="8"/>note.important = req.body.important</text:span></text:p>
      <text:p text:style-name="Preformatted_20_Text"><text:span text:style-name="Source_20_Text"><text:s text:c="8"/>return note.save().then(updated =&gt; res.json(updated))</text:span></text:p>
      <text:p text:style-name="Preformatted_20_Text"><text:span text:style-name="Source_20_Text"><text:s text:c="6"/>})</text:span></text:p>
      <text:p text:style-name="Preformatted_20_Text"><text:span text:style-name="Source_20_Text"><text:s text:c="6"/>.catch(next)</text:span></text:p>
      <text:p text:style-name="Preformatted_20_Text"><text:soft-page-break/><text:span text:style-name="Source_20_Text"><text:s text:c="2"/>})</text:span></text:p>
      <text:p text:style-name="Preformatted_20_Text"/>
      <text:p text:style-name="P26"><text:span text:style-name="Source_20_Text">module.exports = notesRouter</text:span></text:p>
      <text:h text:style-name="Heading_20_4" text:outline-level="4"><text:bookmark-start text:name="__RefHeading___Toc9946_899862562"/>App and Server Entry Points<text:bookmark-end text:name="__RefHeading___Toc9946_899862562"/></text:h>
      <text:p text:style-name="Text_20_body"><text:span text:style-name="Source_20_Text">app.js</text:span> composes middleware, routers, and database connection:</text:p>
      <text:p text:style-name="Preformatted_20_Text"><text:span text:style-name="Source_20_Text">const express = require('express')</text:span></text:p>
      <text:p text:style-name="Preformatted_20_Text"><text:span text:style-name="Source_20_Text">const mongoose = require('mongoose')</text:span></text:p>
      <text:p text:style-name="Preformatted_20_Text"><text:span text:style-name="Source_20_Text">const config = require('./utils/config')</text:span></text:p>
      <text:p text:style-name="Preformatted_20_Text"><text:span text:style-name="Source_20_Text">const logger = require('./utils/logger')</text:span></text:p>
      <text:p text:style-name="Preformatted_20_Text"><text:span text:style-name="Source_20_Text">const { requestLogger, unknownEndpoint, errorHandler } = require('./utils/middleware')</text:span></text:p>
      <text:p text:style-name="Preformatted_20_Text"><text:span text:style-name="Source_20_Text">const notesRouter = require('./controllers/notes')</text:span></text:p>
      <text:p text:style-name="Preformatted_20_Text"/>
      <text:p text:style-name="Preformatted_20_Text"><text:span text:style-name="Source_20_Text">const app = express()</text:span></text:p>
      <text:p text:style-name="Preformatted_20_Text"/>
      <text:p text:style-name="Preformatted_20_Text"><text:span text:style-name="Source_20_Text">mongoose.connect(config.MONGODB_URI)</text:span></text:p>
      <text:p text:style-name="Preformatted_20_Text"><text:span text:style-name="Source_20_Text"><text:s text:c="2"/>.then(() =&gt; logger.info('connected to MongoDB'))</text:span></text:p>
      <text:p text:style-name="Preformatted_20_Text"><text:span text:style-name="Source_20_Text"><text:s text:c="2"/>.catch(err =&gt; logger.error('connection error:', err.message))</text:span></text:p>
      <text:p text:style-name="Preformatted_20_Text"/>
      <text:p text:style-name="Preformatted_20_Text"><text:span text:style-name="Source_20_Text">app.use(express.static('dist'))</text:span></text:p>
      <text:p text:style-name="Preformatted_20_Text"><text:span text:style-name="Source_20_Text">app.use(express.json())</text:span></text:p>
      <text:p text:style-name="Preformatted_20_Text"><text:span text:style-name="Source_20_Text">app.use(requestLogger)</text:span></text:p>
      <text:p text:style-name="Preformatted_20_Text"><text:span text:style-name="Source_20_Text">app.use('/api/notes', notesRouter)</text:span></text:p>
      <text:p text:style-name="Preformatted_20_Text"><text:span text:style-name="Source_20_Text">app.use(unknownEndpoint)</text:span></text:p>
      <text:p text:style-name="Preformatted_20_Text"><text:span text:style-name="Source_20_Text">app.use(errorHandler)</text:span></text:p>
      <text:p text:style-name="Preformatted_20_Text"/>
      <text:p text:style-name="P26"><text:span text:style-name="Source_20_Text">module.exports = app</text:span></text:p>
      <text:p text:style-name="Text_20_body"><text:span text:style-name="Source_20_Text">index.js</text:span> starts the HTTP server:</text:p>
      <text:p text:style-name="Preformatted_20_Text"><text:span text:style-name="Source_20_Text">const app = require('./app')</text:span></text:p>
      <text:p text:style-name="Preformatted_20_Text"><text:span text:style-name="Source_20_Text">const config = require('./utils/config')</text:span></text:p>
      <text:p text:style-name="Preformatted_20_Text"><text:span text:style-name="Source_20_Text">const logger = require('./utils/logger')</text:span></text:p>
      <text:p text:style-name="Preformatted_20_Text"/>
      <text:p text:style-name="Preformatted_20_Text"><text:span text:style-name="Source_20_Text">app.listen(config.PORT, () =&gt; {</text:span></text:p>
      <text:p text:style-name="Preformatted_20_Text"><text:span text:style-name="Source_20_Text"><text:s text:c="2"/>logger.info(`Server running on port ${config.PORT}`)</text:span></text:p>
      <text:p text:style-name="P26"><text:span text:style-name="Source_20_Text">})</text:span></text:p>
      <text:p text:style-name="Text_20_body">This separation allows importing <text:span text:style-name="Source_20_Text">app</text:span> into tests without starting a real HTTP server, making automated testing faster and more isolated.</text:p>
      <text:p text:style-name="Horizontal_20_Line"/>
      <text:h text:style-name="Heading_20_2" text:outline-level="2"><text:bookmark-start text:name="__RefHeading___Toc9948_899862562"/>Introduction to Testing with Node’s Built‑In Test Runner<text:bookmark-end text:name="__RefHeading___Toc9948_899862562"/></text:h>
      <text:p text:style-name="Text_20_body">For pure JavaScript utilities, create <text:span text:style-name="Source_20_Text">utils/for_testing.js</text:span>:</text:p>
      <text:p text:style-name="Preformatted_20_Text"><text:span text:style-name="Source_20_Text">const reverse = s =&gt; s.split('').reverse().join('')</text:span></text:p>
      <text:p text:style-name="Preformatted_20_Text"><text:span text:style-name="Source_20_Text">const average = arr =&gt; arr.length === 0 ? 0 : arr.reduce((a, b) =&gt; a + b, 0) / arr.length</text:span></text:p>
      <text:p text:style-name="P26"><text:span text:style-name="Source_20_Text">module.exports = { reverse, average }</text:span></text:p>
      <text:p text:style-name="Text_20_body">Then under <text:span text:style-name="Source_20_Text">tests/</text:span>, write tests using Node’s built‑in <text:span text:style-name="Source_20_Text">node:test</text:span> and <text:span text:style-name="Source_20_Text">assert</text:span>:</text:p>
      <text:p text:style-name="Preformatted_20_Text"><text:span text:style-name="Source_20_Text">// tests/reverse.test.js</text:span></text:p>
      <text:p text:style-name="Preformatted_20_Text"><text:span text:style-name="Source_20_Text">const { test } = require('node:test')</text:span></text:p>
      <text:p text:style-name="Preformatted_20_Text"><text:span text:style-name="Source_20_Text">const assert = require('node:assert')</text:span></text:p>
      <text:p text:style-name="Preformatted_20_Text"><text:span text:style-name="Source_20_Text">const reverse = require('../utils/for_testing').reverse</text:span></text:p>
      <text:p text:style-name="Preformatted_20_Text"><text:soft-page-break/></text:p>
      <text:p text:style-name="Preformatted_20_Text"><text:span text:style-name="Source_20_Text">test('reverse of a', () =&gt; {</text:span></text:p>
      <text:p text:style-name="Preformatted_20_Text"><text:span text:style-name="Source_20_Text"><text:s text:c="2"/>assert.strictEqual(reverse('a'), 'a')</text:span></text:p>
      <text:p text:style-name="Preformatted_20_Text"><text:span text:style-name="Source_20_Text">})</text:span></text:p>
      <text:p text:style-name="Preformatted_20_Text"/>
      <text:p text:style-name="Preformatted_20_Text"><text:span text:style-name="Source_20_Text">test('reverse of react', () =&gt; {</text:span></text:p>
      <text:p text:style-name="Preformatted_20_Text"><text:span text:style-name="Source_20_Text"><text:s text:c="2"/>assert.strictEqual(reverse('react'), 'tcaer')</text:span></text:p>
      <text:p text:style-name="P26"><text:span text:style-name="Source_20_Text">})</text:span></text:p>
      <text:p text:style-name="Text_20_body">Group related tests with <text:span text:style-name="Source_20_Text">describe</text:span> and cover edge cases:</text:p>
      <text:p text:style-name="Preformatted_20_Text"><text:span text:style-name="Source_20_Text">// tests/average.test.js</text:span></text:p>
      <text:p text:style-name="Preformatted_20_Text"><text:span text:style-name="Source_20_Text">const { test, describe } = require('node:test')</text:span></text:p>
      <text:p text:style-name="Preformatted_20_Text"><text:span text:style-name="Source_20_Text">const assert = require('node:assert')</text:span></text:p>
      <text:p text:style-name="Preformatted_20_Text"><text:span text:style-name="Source_20_Text">const average = require('../utils/for_testing').average</text:span></text:p>
      <text:p text:style-name="Preformatted_20_Text"/>
      <text:p text:style-name="Preformatted_20_Text"><text:span text:style-name="Source_20_Text">describe('average', () =&gt; {</text:span></text:p>
      <text:p text:style-name="Preformatted_20_Text"><text:span text:style-name="Source_20_Text"><text:s text:c="2"/>test('single value', () =&gt; assert.strictEqual(average([1]), 1))</text:span></text:p>
      <text:p text:style-name="Preformatted_20_Text"><text:span text:style-name="Source_20_Text"><text:s text:c="2"/>test('multiple values', () =&gt; assert.strictEqual(average([1,2,3,4,5,6]), 3.5))</text:span></text:p>
      <text:p text:style-name="Preformatted_20_Text"><text:span text:style-name="Source_20_Text"><text:s text:c="2"/>test('empty array', () =&gt; assert.strictEqual(average([]), 0))</text:span></text:p>
      <text:p text:style-name="P26"><text:span text:style-name="Source_20_Text">})</text:span></text:p>
      <text:p text:style-name="Text_20_body">Add a <text:span text:style-name="Source_20_Text">test</text:span> script to <text:span text:style-name="Source_20_Text">package.json</text:span>:</text:p>
      <text:p text:style-name="Preformatted_20_Text"><text:span text:style-name="Source_20_Text">"scripts": {</text:span></text:p>
      <text:p text:style-name="Preformatted_20_Text"><text:span text:style-name="Source_20_Text"><text:s text:c="2"/>"start": "node index.js",</text:span></text:p>
      <text:p text:style-name="Preformatted_20_Text"><text:span text:style-name="Source_20_Text"><text:s text:c="2"/>"dev": "node --watch index.js",</text:span></text:p>
      <text:p text:style-name="Preformatted_20_Text"><text:span text:style-name="Source_20_Text"><text:s text:c="2"/>"test": "node --test",</text:span></text:p>
      <text:p text:style-name="Preformatted_20_Text"><text:span text:style-name="Source_20_Text"><text:s text:c="2"/>"lint": "eslint ."</text:span></text:p>
      <text:p text:style-name="P26"><text:span text:style-name="Source_20_Text">}</text:span></text:p>
      <text:p text:style-name="Text_20_body">Running <text:span text:style-name="Source_20_Text">npm test</text:span> executes all <text:span text:style-name="Source_20_Text">*.test.js</text:span> files. Fix any failures, and use <text:span text:style-name="Source_20_Text">describe</text:span> blocks for shared setup/teardown when testing Express routes in the future.</text:p>
      <text:p text:style-name="Text_20_body">By organizing code into clear modules and adding automated tests early, you build a foundation for maintainable, reliable backend development.</text:p>
      <text:p text:style-name="Text_20_body"/>
      <text:h text:style-name="Heading_20_2" text:outline-level="2"><text:bookmark-start text:name="__RefHeading___Toc9950_899862562"/>Integration Testing the Notes API<text:bookmark-end text:name="__RefHeading___Toc9950_899862562"/></text:h>
      <text:p text:style-name="Text_20_body">Rather than mocking every dependency, we test the Express application through its HTTP interface to cover routing, middleware, and database interactions in one sweep. These are integration tests, since they involve multiple components working together.</text:p>
      <text:h text:style-name="Heading_20_2" text:outline-level="2"><text:bookmark-start text:name="__RefHeading___Toc9952_899862562"/>Test Environment Configuration<text:bookmark-end text:name="__RefHeading___Toc9952_899862562"/></text:h>
      <text:p text:style-name="Text_20_body">We distinguish development, production, and test modes using the <text:span text:style-name="Source_20_Text">NODE_ENV</text:span> variable. In <text:span text:style-name="Source_20_Text">package.json</text:span> scripts:</text:p>
      <text:p text:style-name="Preformatted_20_Text"><text:span text:style-name="Source_20_Text">"start": "cross-env NODE_ENV=production node index.js",</text:span></text:p>
      <text:p text:style-name="Preformatted_20_Text"><text:span text:style-name="Source_20_Text">"dev": <text:s text:c="2"/>"cross-env NODE_ENV=development node --watch index.js",</text:span></text:p>
      <text:p text:style-name="P26"><text:span text:style-name="Source_20_Text">"test": <text:s/>"cross-env NODE_ENV=test node --test"</text:span></text:p>
      <text:p text:style-name="Text_20_body">In <text:span text:style-name="Source_20_Text">utils/config.js</text:span>, select the MongoDB URI based on <text:span text:style-name="Source_20_Text">NODE_ENV</text:span>:</text:p>
      <text:p text:style-name="Preformatted_20_Text"><text:span text:style-name="Source_20_Text">const MONGODB_URI = process.env.NODE_ENV === 'test'</text:span></text:p>
      <text:p text:style-name="Preformatted_20_Text"><text:span text:style-name="Source_20_Text"><text:s text:c="2"/>? process.env.TEST_MONGODB_URI</text:span></text:p>
      <text:p text:style-name="P26"><text:soft-page-break/><text:span text:style-name="Source_20_Text"><text:s text:c="2"/>: process.env.MONGODB_URI</text:span></text:p>
      <text:p text:style-name="Text_20_body">Development and test URIs live in <text:span text:style-name="Source_20_Text">.env</text:span>, but in CI or production you set them in the hosting service dashboard or via CLI (<text:span text:style-name="Source_20_Text">fly secrets set TEST_MONGODB_URI=...</text:span>).</text:p>
      <text:h text:style-name="Heading_20_2" text:outline-level="2"><text:bookmark-start text:name="__RefHeading___Toc9954_899862562"/>Supertest for API Calls<text:bookmark-end text:name="__RefHeading___Toc9954_899862562"/></text:h>
      <text:p text:style-name="Text_20_body">Install Supertest as a dev dependency. Tests import the Express app directly, no separate server startup needed:</text:p>
      <text:p text:style-name="Preformatted_20_Text"><text:span text:style-name="Source_20_Text">const supertest = require('supertest')</text:span></text:p>
      <text:p text:style-name="Preformatted_20_Text"><text:span text:style-name="Source_20_Text">const app <text:s text:c="6"/>= require('../app')</text:span></text:p>
      <text:p text:style-name="P26"><text:span text:style-name="Source_20_Text">const api <text:s text:c="6"/>= supertest(app)</text:span></text:p>
      <text:p text:style-name="Text_20_body">A basic smoke test checks JSON delivery:</text:p>
      <text:p text:style-name="Preformatted_20_Text"><text:span text:style-name="Source_20_Text">test('notes are returned as json', async () =&gt; {</text:span></text:p>
      <text:p text:style-name="Preformatted_20_Text"><text:span text:style-name="Source_20_Text"><text:s text:c="2"/>await api</text:span></text:p>
      <text:p text:style-name="Preformatted_20_Text"><text:span text:style-name="Source_20_Text"><text:s text:c="4"/>.get('/api/notes')</text:span></text:p>
      <text:p text:style-name="Preformatted_20_Text"><text:span text:style-name="Source_20_Text"><text:s text:c="4"/>.expect(200)</text:span></text:p>
      <text:p text:style-name="Preformatted_20_Text"><text:span text:style-name="Source_20_Text"><text:s text:c="4"/>.expect('Content-Type', /application\/json/)</text:span></text:p>
      <text:p text:style-name="P26"><text:span text:style-name="Source_20_Text">})</text:span></text:p>
      <text:p text:style-name="Text_20_body">The <text:span text:style-name="Source_20_Text">expect</text:span> methods come from Supertest, while async/await makes the code read synchronously.</text:p>
      <text:h text:style-name="Heading_20_2" text:outline-level="2"><text:bookmark-start text:name="__RefHeading___Toc9956_899862562"/>Resetting the Database for Predictable Tests<text:bookmark-end text:name="__RefHeading___Toc9956_899862562"/></text:h>
      <text:p text:style-name="Text_20_body">Before each test suite, clear and seed the test database. In <text:span text:style-name="Source_20_Text">tests/test_helper.js</text:span>:</text:p>
      <text:p text:style-name="Preformatted_20_Text"><text:span text:style-name="Source_20_Text">const Note = require('../models/note')</text:span></text:p>
      <text:p text:style-name="Preformatted_20_Text"/>
      <text:p text:style-name="Preformatted_20_Text"><text:span text:style-name="Source_20_Text">const initialNotes = [</text:span></text:p>
      <text:p text:style-name="Preformatted_20_Text"><text:span text:style-name="Source_20_Text"><text:s text:c="2"/>{ content: 'HTML is easy', important: false },</text:span></text:p>
      <text:p text:style-name="Preformatted_20_Text"><text:span text:style-name="Source_20_Text"><text:s text:c="2"/>{ content: 'Browser can execute only JavaScript', important: true }</text:span></text:p>
      <text:p text:style-name="Preformatted_20_Text"><text:span text:style-name="Source_20_Text">]</text:span></text:p>
      <text:p text:style-name="Preformatted_20_Text"/>
      <text:p text:style-name="Preformatted_20_Text"><text:span text:style-name="Source_20_Text">const notesInDb = async () =&gt;</text:span></text:p>
      <text:p text:style-name="Preformatted_20_Text"><text:span text:style-name="Source_20_Text"><text:s text:c="2"/>(await Note.find({})).map(n =&gt; n.toJSON())</text:span></text:p>
      <text:p text:style-name="Preformatted_20_Text"/>
      <text:p text:style-name="P26"><text:span text:style-name="Source_20_Text">module.exports = { initialNotes, notesInDb }</text:span></text:p>
      <text:p text:style-name="Text_20_body">Then in <text:span text:style-name="Source_20_Text">tests/note_api.test.js</text:span>:</text:p>
      <text:p text:style-name="Preformatted_20_Text"><text:span text:style-name="Source_20_Text">const { beforeEach, test, after } = require('node:test')</text:span></text:p>
      <text:p text:style-name="Preformatted_20_Text"><text:span text:style-name="Source_20_Text">const helper <text:s text:c="2"/>= require('./test_helper')</text:span></text:p>
      <text:p text:style-name="Preformatted_20_Text"><text:span text:style-name="Source_20_Text">const Note <text:s text:c="4"/>= require('../models/note')</text:span></text:p>
      <text:p text:style-name="Preformatted_20_Text"/>
      <text:p text:style-name="Preformatted_20_Text"><text:span text:style-name="Source_20_Text">beforeEach(async () =&gt; {</text:span></text:p>
      <text:p text:style-name="Preformatted_20_Text"><text:span text:style-name="Source_20_Text"><text:s text:c="2"/>await Note.deleteMany({})</text:span></text:p>
      <text:p text:style-name="Preformatted_20_Text"><text:span text:style-name="Source_20_Text"><text:s text:c="2"/>for (const note of helper.initialNotes) {</text:span></text:p>
      <text:p text:style-name="Preformatted_20_Text"><text:span text:style-name="Source_20_Text"><text:s text:c="4"/>await new Note(note).sav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after(async () =&gt; {</text:span></text:p>
      <text:p text:style-name="Preformatted_20_Text"><text:span text:style-name="Source_20_Text"><text:s text:c="2"/>await mongoose.connection.close()</text:span></text:p>
      <text:p text:style-name="P26"><text:span text:style-name="Source_20_Text">})</text:span></text:p>
      <text:p text:style-name="Text_20_body">All tests start with exactly two known notes in the database.</text:p>
      <text:h text:style-name="Heading_20_2" text:outline-level="2"><text:bookmark-start text:name="__RefHeading___Toc9958_899862562"/><text:soft-page-break/>Testing POST and Validation<text:bookmark-end text:name="__RefHeading___Toc9958_899862562"/></text:h>
      <text:p text:style-name="Text_20_body">A test for creating notes increases the count and checks content:</text:p>
      <text:p text:style-name="Preformatted_20_Text"><text:span text:style-name="Source_20_Text">test('a valid note can be added', async () =&gt; {</text:span></text:p>
      <text:p text:style-name="Preformatted_20_Text"><text:span text:style-name="Source_20_Text"><text:s text:c="2"/>const newNote = { content: 'async/await...', important: true }</text:span></text:p>
      <text:p text:style-name="Preformatted_20_Text"><text:span text:style-name="Source_20_Text"><text:s text:c="2"/>await api.post('/api/notes')</text:span></text:p>
      <text:p text:style-name="Preformatted_20_Text"><text:span text:style-name="Source_20_Text"><text:s text:c="4"/>.send(newNote)</text:span></text:p>
      <text:p text:style-name="Preformatted_20_Text"><text:span text:style-name="Source_20_Text"><text:s text:c="4"/>.expect(201)</text:span></text:p>
      <text:p text:style-name="Preformatted_20_Text"><text:span text:style-name="Source_20_Text"><text:s text:c="4"/>.expect('Content-Type', /json/)</text:span></text:p>
      <text:p text:style-name="Preformatted_20_Text"/>
      <text:p text:style-name="Preformatted_20_Text"><text:span text:style-name="Source_20_Text"><text:s text:c="2"/>const notesAtEnd = await helper.notesInDb()</text:span></text:p>
      <text:p text:style-name="Preformatted_20_Text"><text:span text:style-name="Source_20_Text"><text:s text:c="2"/>assert.strictEqual(notesAtEnd.length, helper.initialNotes.length + 1)</text:span></text:p>
      <text:p text:style-name="Preformatted_20_Text"><text:span text:style-name="Source_20_Text"><text:s text:c="2"/>assert(notesAtEnd.map(n =&gt; n.content).includes(newNote.content))</text:span></text:p>
      <text:p text:style-name="P26"><text:span text:style-name="Source_20_Text">})</text:span></text:p>
      <text:p text:style-name="Text_20_body">Failure cases, such as missing content, are tested by expecting status 400 and verifying the database remains unchanged.</text:p>
      <text:h text:style-name="Heading_20_2" text:outline-level="2"><text:bookmark-start text:name="__RefHeading___Toc9960_899862562"/>Refactoring to Async/Await<text:bookmark-end text:name="__RefHeading___Toc9960_899862562"/></text:h>
      <text:p text:style-name="Text_20_body">Once tests are passing, route handlers can switch from promise chains to <text:span text:style-name="Source_20_Text">async</text:span> functions for clarity:</text:p>
      <text:p text:style-name="Preformatted_20_Text"><text:span text:style-name="Source_20_Text">notesRouter.post('/', async (req, res, next) =&gt; {</text:span></text:p>
      <text:p text:style-name="Preformatted_20_Text"><text:span text:style-name="Source_20_Text"><text:s text:c="2"/>try {</text:span></text:p>
      <text:p text:style-name="Preformatted_20_Text"><text:span text:style-name="Source_20_Text"><text:s text:c="4"/>const note = new Note({ content: req.body.content, important: req.body.important })</text:span></text:p>
      <text:p text:style-name="Preformatted_20_Text"><text:span text:style-name="Source_20_Text"><text:s text:c="4"/>const saved = await note.save()</text:span></text:p>
      <text:p text:style-name="Preformatted_20_Text"><text:span text:style-name="Source_20_Text"><text:s text:c="4"/>res.status(201).json(saved)</text:span></text:p>
      <text:p text:style-name="Preformatted_20_Text"><text:span text:style-name="Source_20_Text"><text:s text:c="2"/>} catch (error) {</text:span></text:p>
      <text:p text:style-name="Preformatted_20_Text"><text:span text:style-name="Source_20_Text"><text:s text:c="4"/>next(error)</text:span></text:p>
      <text:p text:style-name="Preformatted_20_Text"><text:span text:style-name="Source_20_Text"><text:s text:c="2"/>}</text:span></text:p>
      <text:p text:style-name="P26"><text:span text:style-name="Source_20_Text">})</text:span></text:p>
      <text:p text:style-name="Text_20_body">This pattern keeps error handling consistent by forwarding exceptions to the central middleware.</text:p>
      <text:p text:style-name="Horizontal_20_Line"/>
      <text:p text:style-name="Text_20_body">Through environment‑aware configuration, Supertest‑driven integration tests, and controlled database state, our backend gains confidence‑inspiring automated coverage without external HTTP servers or mocks. Testing drives refactoring toward clearer, async/await‑based handlers.</text:p>
      <text:p text:style-name="Text_20_body"/>
      <text:h text:style-name="Heading_20_2" text:outline-level="2"><text:bookmark-start text:name="__RefHeading___Toc9962_899862562"/>Introduction to Error Handling<text:bookmark-end text:name="__RefHeading___Toc9962_899862562"/></text:h>
      <text:p text:style-name="Text_20_body">Error handling in JavaScript is an essential part of building robust applications. Errors occur when the program runs into unexpected situations, such as invalid user input or network failures. To manage these scenarios, JavaScript provides mechanisms like <text:span text:style-name="Source_20_Text">try...catch</text:span> and custom error handling.</text:p>
      <text:h text:style-name="Heading_20_2" text:outline-level="2"><text:bookmark-start text:name="__RefHeading___Toc9964_899862562"/>The <text:span text:style-name="Source_20_Text">try...catch</text:span> Statement<text:bookmark-end text:name="__RefHeading___Toc9964_899862562"/></text:h>
      <text:p text:style-name="Text_20_body">The <text:span text:style-name="Source_20_Text">try...catch</text:span> statement allows you to test a block of code for errors and handle them appropriately. The syntax is as follows:</text:p>
      <text:p text:style-name="Preformatted_20_Text"><text:soft-page-break/><text:span text:style-name="Source_20_Text">try {</text:span></text:p>
      <text:p text:style-name="Preformatted_20_Text"><text:span text:style-name="Source_20_Text"><text:s text:c="2"/>// Code that might throw an error</text:span></text:p>
      <text:p text:style-name="Preformatted_20_Text"><text:span text:style-name="Source_20_Text">} catch (error) {</text:span></text:p>
      <text:p text:style-name="Preformatted_20_Text"><text:span text:style-name="Source_20_Text"><text:s text:c="2"/>// Code to handle the error</text:span></text:p>
      <text:p text:style-name="Preformatted_20_Text"><text:span text:style-name="Source_20_Text">} finally {</text:span></text:p>
      <text:p text:style-name="Preformatted_20_Text"><text:span text:style-name="Source_20_Text"><text:s text:c="2"/>// Optional cleanup code</text:span></text:p>
      <text:p text:style-name="P26"><text:span text:style-name="Source_20_Text">}</text:span></text:p>
      <text:list text:style-name="L7">
        <text:list-item>
          <text:p text:style-name="P37"><text:span text:style-name="Strong_20_Emphasis"><text:span text:style-name="Source_20_Text">try</text:span></text:span><text:span text:style-name="Strong_20_Emphasis"> block:</text:span> Contains code that might throw an error.</text:p>
        </text:list-item>
        <text:list-item>
          <text:p text:style-name="P37"><text:span text:style-name="Strong_20_Emphasis"><text:span text:style-name="Source_20_Text">catch</text:span></text:span><text:span text:style-name="Strong_20_Emphasis"> block:</text:span> Executes if an error is thrown in the <text:span text:style-name="Source_20_Text">try</text:span> block. The error object contains details about what went wrong.</text:p>
        </text:list-item>
        <text:list-item>
          <text:p text:style-name="P37"><text:span text:style-name="Strong_20_Emphasis"><text:span text:style-name="Source_20_Text">finally</text:span></text:span><text:span text:style-name="Strong_20_Emphasis"> block (optional):</text:span> Executes code after the <text:span text:style-name="Source_20_Text">try</text:span> and <text:span text:style-name="Source_20_Text">catch</text:span> blocks, regardless of the outcome.</text:p>
        </text:list-item>
      </text:list>
      <text:h text:style-name="Heading_20_3" text:outline-level="3"><text:bookmark-start text:name="__RefHeading___Toc9966_899862562"/>Example<text:bookmark-end text:name="__RefHeading___Toc9966_899862562"/></text:h>
      <text:p text:style-name="Preformatted_20_Text"><text:span text:style-name="Source_20_Text">try {</text:span></text:p>
      <text:p text:style-name="Preformatted_20_Text"><text:span text:style-name="Source_20_Text"><text:s text:c="2"/>const result = riskyOperation(); // Might throw an error</text:span></text:p>
      <text:p text:style-name="Preformatted_20_Text"><text:span text:style-name="Source_20_Text"><text:s text:c="2"/>console.log(result);</text:span></text:p>
      <text:p text:style-name="Preformatted_20_Text"><text:span text:style-name="Source_20_Text">} catch (error) {</text:span></text:p>
      <text:p text:style-name="Preformatted_20_Text"><text:span text:style-name="Source_20_Text"><text:s text:c="2"/>console.error("An error occurred:", error.message);</text:span></text:p>
      <text:p text:style-name="Preformatted_20_Text"><text:span text:style-name="Source_20_Text">} finally {</text:span></text:p>
      <text:p text:style-name="Preformatted_20_Text"><text:span text:style-name="Source_20_Text"><text:s text:c="2"/>console.log("Execution completed.");</text:span></text:p>
      <text:p text:style-name="P26"><text:span text:style-name="Source_20_Text">}</text:span></text:p>
      <text:p text:style-name="Text_20_body">In this example, if <text:span text:style-name="Source_20_Text">riskyOperation()</text:span> throws an error, the <text:span text:style-name="Source_20_Text">catch</text:span> block will log the error message. The <text:span text:style-name="Source_20_Text">finally</text:span> block will run regardless of whether an error occurred.</text:p>
      <text:h text:style-name="Heading_20_2" text:outline-level="2"><text:bookmark-start text:name="__RefHeading___Toc9968_899862562"/>Creating Custom Errors<text:bookmark-end text:name="__RefHeading___Toc9968_899862562"/></text:h>
      <text:p text:style-name="Text_20_body">In JavaScript, you can create custom errors using the <text:span text:style-name="Source_20_Text">Error</text:span> constructor. This allows for more descriptive and application-specific error messages.</text:p>
      <text:h text:style-name="Heading_20_3" text:outline-level="3"><text:bookmark-start text:name="__RefHeading___Toc9970_899862562"/>Syntax<text:bookmark-end text:name="__RefHeading___Toc9970_899862562"/></text:h>
      <text:p text:style-name="P26"><text:span text:style-name="Source_20_Text">throw new Error("Custom error message");</text:span></text:p>
      <text:h text:style-name="Heading_20_3" text:outline-level="3"><text:bookmark-start text:name="__RefHeading___Toc9972_899862562"/>Example<text:bookmark-end text:name="__RefHeading___Toc9972_899862562"/></text:h>
      <text:p text:style-name="Preformatted_20_Text"><text:span text:style-name="Source_20_Text">function validateAge(age) {</text:span></text:p>
      <text:p text:style-name="Preformatted_20_Text"><text:span text:style-name="Source_20_Text"><text:s text:c="2"/>if (age &lt; 18) {</text:span></text:p>
      <text:p text:style-name="Preformatted_20_Text"><text:span text:style-name="Source_20_Text"><text:s text:c="4"/>throw new Error("Age must be 18 or above.");</text:span></text:p>
      <text:p text:style-name="Preformatted_20_Text"><text:span text:style-name="Source_20_Text"><text:s text:c="2"/>}</text:span></text:p>
      <text:p text:style-name="Preformatted_20_Text"><text:span text:style-name="Source_20_Text"><text:s text:c="2"/>return true;</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text:s text:c="2"/>validateAge(16);</text:span></text:p>
      <text:p text:style-name="Preformatted_20_Text"><text:span text:style-name="Source_20_Text">} catch (error) {</text:span></text:p>
      <text:p text:style-name="Preformatted_20_Text"><text:span text:style-name="Source_20_Text"><text:s text:c="2"/>console.error(error.message);</text:span></text:p>
      <text:p text:style-name="P26"><text:span text:style-name="Source_20_Text">}</text:span></text:p>
      <text:p text:style-name="Text_20_body">In this example, the <text:span text:style-name="Source_20_Text">validateAge</text:span> function throws an error if the input is less than 18, which is then caught and logged.</text:p>
      <text:h text:style-name="Heading_20_2" text:outline-level="2"><text:bookmark-start text:name="__RefHeading___Toc9974_899862562"/><text:soft-page-break/>Error Types in JavaScript<text:bookmark-end text:name="__RefHeading___Toc9974_899862562"/></text:h>
      <text:p text:style-name="Text_20_body">JavaScript includes several built-in error types:</text:p>
      <text:list text:style-name="L8">
        <text:list-item>
          <text:p text:style-name="P38"><text:span text:style-name="Strong_20_Emphasis">SyntaxError</text:span>: Thrown when there is a syntax mistake in the code.</text:p>
          <text:p text:style-name="P39"><text:span text:style-name="Source_20_Text">try {</text:span></text:p>
          <text:p text:style-name="P39"><text:span text:style-name="Source_20_Text"><text:s text:c="2"/>eval("hello world");</text:span></text:p>
          <text:p text:style-name="P39"><text:span text:style-name="Source_20_Text">} catch (error) {</text:span></text:p>
          <text:p text:style-name="P39"><text:span text:style-name="Source_20_Text"><text:s text:c="2"/>console.error(error.name); // SyntaxError</text:span></text:p>
          <text:p text:style-name="P40"><text:span text:style-name="Source_20_Text">}</text:span></text:p>
        </text:list-item>
        <text:list-item>
          <text:p text:style-name="P38"><text:span text:style-name="Strong_20_Emphasis">TypeError</text:span>: Thrown when a value is not of the expected type.</text:p>
          <text:p text:style-name="P39"><text:span text:style-name="Source_20_Text">try {</text:span></text:p>
          <text:p text:style-name="P39"><text:span text:style-name="Source_20_Text"><text:s text:c="2"/>null.f();</text:span></text:p>
          <text:p text:style-name="P39"><text:span text:style-name="Source_20_Text">} catch (error) {</text:span></text:p>
          <text:p text:style-name="P39"><text:span text:style-name="Source_20_Text"><text:s text:c="2"/>console.error(error.name); // TypeError</text:span></text:p>
          <text:p text:style-name="P40"><text:span text:style-name="Source_20_Text">}</text:span></text:p>
        </text:list-item>
        <text:list-item>
          <text:p text:style-name="P38"><text:span text:style-name="Strong_20_Emphasis">ReferenceError</text:span>: Thrown when referencing a variable that does not exist.</text:p>
          <text:p text:style-name="P39"><text:span text:style-name="Source_20_Text">try {</text:span></text:p>
          <text:p text:style-name="P39"><text:span text:style-name="Source_20_Text"><text:s text:c="2"/>console.log(undeclaredVariable);</text:span></text:p>
          <text:p text:style-name="P39"><text:span text:style-name="Source_20_Text">} catch (error) {</text:span></text:p>
          <text:p text:style-name="P39"><text:span text:style-name="Source_20_Text"><text:s text:c="2"/>console.error(error.name); // ReferenceError</text:span></text:p>
          <text:p text:style-name="P40"><text:span text:style-name="Source_20_Text">}</text:span></text:p>
        </text:list-item>
        <text:list-item>
          <text:p text:style-name="P38"><text:span text:style-name="Strong_20_Emphasis">RangeError</text:span>: Thrown when a value is out of range.</text:p>
          <text:p text:style-name="P39"><text:span text:style-name="Source_20_Text">try {</text:span></text:p>
          <text:p text:style-name="P39"><text:span text:style-name="Source_20_Text"><text:s text:c="2"/>let arr = Array(-1);</text:span></text:p>
          <text:p text:style-name="P39"><text:span text:style-name="Source_20_Text">} catch (error) {</text:span></text:p>
          <text:p text:style-name="P39"><text:span text:style-name="Source_20_Text"><text:s text:c="2"/>console.error(error.name); // RangeError</text:span></text:p>
          <text:p text:style-name="P40"><text:span text:style-name="Source_20_Text">}</text:span></text:p>
        </text:list-item>
        <text:list-item>
          <text:p text:style-name="P38"><text:span text:style-name="Strong_20_Emphasis">EvalError</text:span>: Thrown when the <text:span text:style-name="Source_20_Text">eval()</text:span> function is used incorrectly.</text:p>
        </text:list-item>
      </text:list>
      <text:h text:style-name="Heading_20_2" text:outline-level="2" text:is-list-header="true"><text:bookmark-start text:name="__RefHeading___Toc9976_899862562"/>Best Practices for Error Handling<text:bookmark-end text:name="__RefHeading___Toc9976_899862562"/></text:h>
      <text:list text:style-name="L9">
        <text:list-item>
          <text:p text:style-name="P41">Always handle errors gracefully and provide meaningful feedback to the user.</text:p>
        </text:list-item>
        <text:list-item>
          <text:p text:style-name="P41">Avoid exposing sensitive information in error messages.</text:p>
        </text:list-item>
        <text:list-item>
          <text:p text:style-name="P41">Use <text:span text:style-name="Source_20_Text">finally</text:span> for cleanup tasks, such as closing files or network connections.</text:p>
        </text:list-item>
        <text:list-item>
          <text:p text:style-name="P41">Validate inputs to prevent runtime errors.</text:p>
        </text:list-item>
        <text:list-item>
          <text:p text:style-name="P41">Log errors for debugging and monitoring purposes.</text:p>
        </text:list-item>
      </text:list>
      <text:h text:style-name="Heading_20_3" text:outline-level="3"><text:bookmark-start text:name="__RefHeading___Toc9978_899862562"/>Example: Comprehensive Error Handling<text:bookmark-end text:name="__RefHeading___Toc9978_899862562"/></text:h>
      <text:p text:style-name="Preformatted_20_Text"><text:span text:style-name="Source_20_Text">function fetchData(url) {</text:span></text:p>
      <text:p text:style-name="Preformatted_20_Text"><text:span text:style-name="Source_20_Text"><text:s text:c="2"/>try {</text:span></text:p>
      <text:p text:style-name="Preformatted_20_Text"><text:span text:style-name="Source_20_Text"><text:s text:c="4"/>const response = fetch(url);</text:span></text:p>
      <text:p text:style-name="Preformatted_20_Text"><text:span text:style-name="Source_20_Text"><text:s text:c="4"/>if (!response.ok) {</text:span></text:p>
      <text:p text:style-name="Preformatted_20_Text"><text:span text:style-name="Source_20_Text"><text:s text:c="6"/>throw new Error(`HTTP error! Status: ${response.status}`);</text:span></text:p>
      <text:p text:style-name="Preformatted_20_Text"><text:span text:style-name="Source_20_Text"><text:s text:c="4"/>}</text:span></text:p>
      <text:p text:style-name="Preformatted_20_Text"><text:span text:style-name="Source_20_Text"><text:s text:c="4"/>return response.json();</text:span></text:p>
      <text:p text:style-name="Preformatted_20_Text"><text:span text:style-name="Source_20_Text"><text:s text:c="2"/>} catch (error) {</text:span></text:p>
      <text:p text:style-name="Preformatted_20_Text"><text:span text:style-name="Source_20_Text"><text:s text:c="4"/>console.error("Error fetching data:", error.message);</text:span></text:p>
      <text:p text:style-name="Preformatted_20_Text"><text:soft-page-break/><text:span text:style-name="Source_20_Text"><text:s text:c="4"/>throw error; // Re-throw the error if necessary</text:span></text:p>
      <text:p text:style-name="Preformatted_20_Text"><text:span text:style-name="Source_20_Text"><text:s text:c="2"/>} finally {</text:span></text:p>
      <text:p text:style-name="Preformatted_20_Text"><text:span text:style-name="Source_20_Text"><text:s text:c="4"/>console.log("Fetch attempt completed.");</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text:s text:c="2"/>const data = fetchData("https://api.example.com/data");</text:span></text:p>
      <text:p text:style-name="Preformatted_20_Text"><text:span text:style-name="Source_20_Text"><text:s text:c="2"/>console.log(data);</text:span></text:p>
      <text:p text:style-name="Preformatted_20_Text"><text:span text:style-name="Source_20_Text">} catch (error) {</text:span></text:p>
      <text:p text:style-name="Preformatted_20_Text"><text:span text:style-name="Source_20_Text"><text:s text:c="2"/>console.error("Could not retrieve data:", error.message);</text:span></text:p>
      <text:p text:style-name="P26"><text:span text:style-name="Source_20_Text">}</text:span></text:p>
      <text:p text:style-name="Text_20_body">This example demonstrates fetching data from an API while handling HTTP errors, network issues, and logging completion of the fetch attempt.</text:p>
      <text:h text:style-name="Heading_20_2" text:outline-level="2"><text:bookmark-start text:name="__RefHeading___Toc9980_899862562"/>Conclusion<text:bookmark-end text:name="__RefHeading___Toc9980_899862562"/></text:h>
      <text:p text:style-name="Text_20_body">Error handling in JavaScript is crucial for building reliable applications. By using tools like <text:span text:style-name="Source_20_Text">try...catch</text:span>, creating custom errors, and following best practices, you can manage errors effectively and improve the user experience.</text:p>
      <text:p text:style-name="Text_20_body"><text:span text:style-name="Strong_20_Emphasis"/></text:p>
      <text:p text:style-name="Text_20_body">Incorporating user authentication and authorization requires associating each note with the user who created it. The application should ensure that only the creating user can edit or delete their notes. Below is an explanation of the implementation:</text:p>
      <text:h text:style-name="Heading_20_2" text:outline-level="2"><text:bookmark-start text:name="__RefHeading___Toc9982_899862562"/>Database Relationships<text:bookmark-end text:name="__RefHeading___Toc9982_899862562"/></text:h>
      <text:p text:style-name="Text_20_body">In a relational database, this is achieved using a foreign key relationship. The notes table stores the ID of the user who created each note. In MongoDB, a document database, similar relationships can be modeled using Object IDs. Users and notes are stored in separate collections, with references linking them.</text:p>
      <text:p text:style-name="Text_20_body"><text:span text:style-name="Strong_20_Emphasis">Example: User and Note Collections</text:span></text:p>
      <text:p text:style-name="Preformatted_20_Text"><text:span text:style-name="Source_20_Text">// Users collection</text:span></text:p>
      <text:p text:style-name="Preformatted_20_Text"><text:span text:style-name="Source_20_Text">[</text:span></text:p>
      <text:p text:style-name="Preformatted_20_Text"><text:span text:style-name="Source_20_Text"><text:s text:c="2"/>{ "username": "mluukkai", "_id": 123456 },</text:span></text:p>
      <text:p text:style-name="Preformatted_20_Text"><text:span text:style-name="Source_20_Text"><text:s text:c="2"/>{ "username": "hellas", "_id": 141414 }</text:span></text:p>
      <text:p text:style-name="Preformatted_20_Text"><text:span text:style-name="Source_20_Text">]</text:span></text:p>
      <text:p text:style-name="Preformatted_20_Text"/>
      <text:p text:style-name="Preformatted_20_Text"><text:span text:style-name="Source_20_Text">// Notes collection</text:span></text:p>
      <text:p text:style-name="Preformatted_20_Text"><text:span text:style-name="Source_20_Text">[</text:span></text:p>
      <text:p text:style-name="Preformatted_20_Text"><text:span text:style-name="Source_20_Text"><text:s text:c="2"/>{ "content": "HTML is easy", "important": false, "_id": 221212, "user": 123456 },</text:span></text:p>
      <text:p text:style-name="Preformatted_20_Text"><text:span text:style-name="Source_20_Text"><text:s text:c="2"/>{ "content": "The most important operations of HTTP protocol are GET and POST", "important": true, "_id": 221255, "user": 123456 },</text:span></text:p>
      <text:p text:style-name="Preformatted_20_Text"><text:span text:style-name="Source_20_Text"><text:s text:c="2"/>{ "content": "A proper dinosaur codes with Java", "important": false, "_id": 221244, "user": 141414 }</text:span></text:p>
      <text:p text:style-name="P26"><text:span text:style-name="Source_20_Text">]</text:span></text:p>
      <text:p text:style-name="Text_20_body">Alternatively, notes can be embedded within the user documents, but this approach trades flexibility for performance optimization in certain use cases.</text:p>
      <text:h text:style-name="Heading_20_2" text:outline-level="2"><text:bookmark-start text:name="__RefHeading___Toc9984_899862562"/><text:soft-page-break/>Mongoose Schemas<text:bookmark-end text:name="__RefHeading___Toc9984_899862562"/></text:h>
      <text:p text:style-name="Text_20_body">Users store an array of note IDs, and notes reference the ID of the user who created them.</text:p>
      <text:p text:style-name="Text_20_body"><text:span text:style-name="Strong_20_Emphasis">User Schema:</text:span></text:p>
      <text:p text:style-name="Preformatted_20_Text"><text:span text:style-name="Source_20_Text">const userSchema = new mongoose.Schema({</text:span></text:p>
      <text:p text:style-name="Preformatted_20_Text"><text:span text:style-name="Source_20_Text"><text:s text:c="2"/>username: String,</text:span></text:p>
      <text:p text:style-name="Preformatted_20_Text"><text:span text:style-name="Source_20_Text"><text:s text:c="2"/>name: String,</text:span></text:p>
      <text:p text:style-name="Preformatted_20_Text"><text:span text:style-name="Source_20_Text"><text:s text:c="2"/>passwordHash: String,</text:span></text:p>
      <text:p text:style-name="Preformatted_20_Text"><text:span text:style-name="Source_20_Text"><text:s text:c="2"/>notes: [{ type: mongoose.Schema.Types.ObjectId, ref: 'Note' }]</text:span></text:p>
      <text:p text:style-name="P26"><text:span text:style-name="Source_20_Text">});</text:span></text:p>
      <text:p text:style-name="Text_20_body"><text:span text:style-name="Strong_20_Emphasis">Note Schema:</text:span></text:p>
      <text:p text:style-name="Preformatted_20_Text"><text:span text:style-name="Source_20_Text">const noteSchema = new mongoose.Schema({</text:span></text:p>
      <text:p text:style-name="Preformatted_20_Text"><text:span text:style-name="Source_20_Text"><text:s text:c="2"/>content: { type: String, required: true, minlength: 5 },</text:span></text:p>
      <text:p text:style-name="Preformatted_20_Text"><text:span text:style-name="Source_20_Text"><text:s text:c="2"/>important: Boolean,</text:span></text:p>
      <text:p text:style-name="Preformatted_20_Text"><text:span text:style-name="Source_20_Text"><text:s text:c="2"/>user: { type: mongoose.Schema.Types.ObjectId, ref: 'User' }</text:span></text:p>
      <text:p text:style-name="P26"><text:span text:style-name="Source_20_Text">});</text:span></text:p>
      <text:h text:style-name="Heading_20_2" text:outline-level="2"><text:bookmark-start text:name="__RefHeading___Toc9986_899862562"/>Creating Users<text:bookmark-end text:name="__RefHeading___Toc9986_899862562"/></text:h>
      <text:p text:style-name="Text_20_body">User creation involves storing a hashed password for security. The following route in <text:span text:style-name="Source_20_Text">controllers/users.js</text:span> handles user registration:</text:p>
      <text:p text:style-name="Preformatted_20_Text"><text:span text:style-name="Source_20_Text">usersRouter.post('/', async (request, response) =&gt; {</text:span></text:p>
      <text:p text:style-name="Preformatted_20_Text"><text:span text:style-name="Source_20_Text"><text:s text:c="2"/>const { username, name, password } = request.body;</text:span></text:p>
      <text:p text:style-name="Preformatted_20_Text"><text:span text:style-name="Source_20_Text"><text:s text:c="2"/>const passwordHash = await bcrypt.hash(password, 10);</text:span></text:p>
      <text:p text:style-name="Preformatted_20_Text"/>
      <text:p text:style-name="Preformatted_20_Text"><text:span text:style-name="Source_20_Text"><text:s text:c="2"/>const user = new User({ username, name, passwordHash });</text:span></text:p>
      <text:p text:style-name="Preformatted_20_Text"><text:span text:style-name="Source_20_Text"><text:s text:c="2"/>const savedUser = await user.save();</text:span></text:p>
      <text:p text:style-name="Preformatted_20_Text"><text:span text:style-name="Source_20_Text"><text:s text:c="2"/>response.status(201).json(savedUser);</text:span></text:p>
      <text:p text:style-name="P26"><text:span text:style-name="Source_20_Text">});</text:span></text:p>
      <text:h text:style-name="Heading_20_2" text:outline-level="2"><text:bookmark-start text:name="__RefHeading___Toc9988_899862562"/>Validation and Uniqueness<text:bookmark-end text:name="__RefHeading___Toc9988_899862562"/></text:h>
      <text:p text:style-name="Text_20_body">Mongoose provides a <text:span text:style-name="Source_20_Text">unique</text:span> index to enforce username uniqueness. Error handling ensures descriptive messages for violations:</text:p>
      <text:p text:style-name="Preformatted_20_Text"><text:span text:style-name="Source_20_Text">if (error.name === 'MongoServerError' &amp;&amp; error.message.includes('E11000 duplicate key error')) {</text:span></text:p>
      <text:p text:style-name="Preformatted_20_Text"><text:span text:style-name="Source_20_Text"><text:s text:c="2"/>return response.status(400).json({ error: 'expected `username` to be unique' });</text:span></text:p>
      <text:p text:style-name="P26"><text:span text:style-name="Source_20_Text">}</text:span></text:p>
      <text:h text:style-name="Heading_20_2" text:outline-level="2"><text:bookmark-start text:name="__RefHeading___Toc9990_899862562"/>Associating Notes with Users<text:bookmark-end text:name="__RefHeading___Toc9990_899862562"/></text:h>
      <text:p text:style-name="Text_20_body">When creating a new note, the user reference is added, and the note ID is appended to the user's <text:span text:style-name="Source_20_Text">notes</text:span> array:</text:p>
      <text:p text:style-name="Preformatted_20_Text"><text:span text:style-name="Source_20_Text">const user = await User.findById(body.userId);</text:span></text:p>
      <text:p text:style-name="Preformatted_20_Text"><text:span text:style-name="Source_20_Text">const note = new Note({ content: body.content, important: body.important, user: user.id });</text:span></text:p>
      <text:p text:style-name="Preformatted_20_Text"/>
      <text:p text:style-name="Preformatted_20_Text"><text:span text:style-name="Source_20_Text">const savedNote = await note.save();</text:span></text:p>
      <text:p text:style-name="Preformatted_20_Text"><text:span text:style-name="Source_20_Text">user.notes = user.notes.concat(savedNote._id);</text:span></text:p>
      <text:p text:style-name="Preformatted_20_Text"><text:span text:style-name="Source_20_Text">await user.save();</text:span></text:p>
      <text:p text:style-name="P26"><text:soft-page-break/><text:span text:style-name="Source_20_Text">response.status(201).json(savedNote);</text:span></text:p>
      <text:h text:style-name="Heading_20_2" text:outline-level="2"><text:bookmark-start text:name="__RefHeading___Toc9992_899862562"/>Populating References<text:bookmark-end text:name="__RefHeading___Toc9992_899862562"/></text:h>
      <text:p text:style-name="Text_20_body">Mongoose's <text:span text:style-name="Source_20_Text">populate</text:span> method retrieves complete note objects for user queries, simulating a relational database join:</text:p>
      <text:p text:style-name="Preformatted_20_Text"><text:span text:style-name="Source_20_Text">const users = await User.find({}).populate('notes', { content: 1, important: 1 });</text:span></text:p>
      <text:p text:style-name="P26"><text:span text:style-name="Source_20_Text">response.json(users);</text:span></text:p>
      <text:p text:style-name="Text_20_body"><text:span text:style-name="Strong_20_Emphasis">Output Example:</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username": "mluukkai",</text:span></text:p>
      <text:p text:style-name="Preformatted_20_Text"><text:span text:style-name="Source_20_Text"><text:s text:c="4"/>"notes": [</text:span></text:p>
      <text:p text:style-name="Preformatted_20_Text"><text:span text:style-name="Source_20_Text"><text:s text:c="6"/>{ "content": "HTML is easy", "important": false },</text:span></text:p>
      <text:p text:style-name="Preformatted_20_Text"><text:span text:style-name="Source_20_Text"><text:s text:c="6"/>{ "content": "The most important operations of HTTP protocol are GET and POST", "important": true }</text:span></text:p>
      <text:p text:style-name="Preformatted_20_Text"><text:span text:style-name="Source_20_Text"><text:s text:c="4"/>]</text:span></text:p>
      <text:p text:style-name="Preformatted_20_Text"><text:span text:style-name="Source_20_Text"><text:s text:c="2"/>}</text:span></text:p>
      <text:p text:style-name="P26"><text:span text:style-name="Source_20_Text">]</text:span></text:p>
      <text:h text:style-name="Heading_20_2" text:outline-level="2"><text:bookmark-start text:name="__RefHeading___Toc9994_899862562"/>Testing<text:bookmark-end text:name="__RefHeading___Toc9994_899862562"/></text:h>
      <text:p text:style-name="Text_20_body">Tests ensure robust functionality, verifying user creation and username uniqueness. Example test case:</text:p>
      <text:p text:style-name="Preformatted_20_Text"><text:span text:style-name="Source_20_Text">test('creation succeeds with a fresh username', async () =&gt; {</text:span></text:p>
      <text:p text:style-name="Preformatted_20_Text"><text:span text:style-name="Source_20_Text"><text:s text:c="2"/>const newUser = { username: 'mluukkai', name: 'Matti Luukkainen', password: 'salainen' };</text:span></text:p>
      <text:p text:style-name="Preformatted_20_Text"><text:span text:style-name="Source_20_Text"><text:s text:c="2"/>await api.post('/api/users').send(newUser).expect(201);</text:span></text:p>
      <text:p text:style-name="P26"><text:span text:style-name="Source_20_Text">});</text:span></text:p>
      <text:p text:style-name="Text_20_body">This approach establishes a secure and scalable user management system, leveraging MongoDB's flexibility while adhering to RESTful principles.</text:p>
      <text:p text:style-name="Text_20_body"/>
      <text:h text:style-name="Heading_20_2" text:outline-level="2"><text:bookmark-start text:name="__RefHeading___Toc9996_899862562"/>Token Authentication<text:bookmark-end text:name="__RefHeading___Toc9996_899862562"/></text:h>
      <text:p text:style-name="Text_20_body">Token authentication is used to identify users and associate their actions, like creating notes, with their identities. We use JSON Web Tokens (JWT) for this purpose. The following is an explanation of its implementation and challenges.</text:p>
      <text:h text:style-name="Heading_20_2" text:outline-level="2"><text:bookmark-start text:name="__RefHeading___Toc9998_899862562"/>Overview of the Authentication Process<text:bookmark-end text:name="__RefHeading___Toc9998_899862562"/></text:h>
      <text:list text:style-name="L10">
        <text:list-item>
          <text:p text:style-name="P42"><text:span text:style-name="Strong_20_Emphasis">User Login</text:span>: The user logs in through a form.</text:p>
        </text:list-item>
        <text:list-item>
          <text:p text:style-name="P42"><text:span text:style-name="Strong_20_Emphasis">Server Request</text:span>: The frontend sends an HTTP POST request to <text:span text:style-name="Source_20_Text">/api/login</text:span> with the user's credentials.</text:p>
        </text:list-item>
        <text:list-item>
          <text:p text:style-name="P42"><text:span text:style-name="Strong_20_Emphasis">Token Generation</text:span>: If the credentials are valid, the server generates a signed JWT containing the user's ID and username.</text:p>
        </text:list-item>
        <text:list-item>
          <text:p text:style-name="P42"><text:soft-page-break/><text:span text:style-name="Strong_20_Emphasis">Token Storage</text:span>: The client stores the token, often in the React application's state.</text:p>
        </text:list-item>
        <text:list-item>
          <text:p text:style-name="P42"><text:span text:style-name="Strong_20_Emphasis">Authenticated Requests</text:span>: Subsequent requests, like creating a note, include the token in the Authorization header.</text:p>
        </text:list-item>
        <text:list-item>
          <text:p text:style-name="P42"><text:span text:style-name="Strong_20_Emphasis">Token Validation</text:span>: The server verifies the token to identify the user.</text:p>
        </text:list-item>
      </text:list>
      <text:h text:style-name="Heading_20_2" text:outline-level="2"><text:bookmark-start text:name="__RefHeading___Toc10000_899862562"/>Backend Implementation<text:bookmark-end text:name="__RefHeading___Toc10000_899862562"/></text:h>
      <text:p text:style-name="Text_20_body"><text:span text:style-name="Strong_20_Emphasis">Dependencies</text:span>: Install the <text:span text:style-name="Source_20_Text">jsonwebtoken</text:span> library to generate and validate tokens.</text:p>
      <text:p text:style-name="P26"><text:span text:style-name="Source_20_Text">npm install jsonwebtoken</text:span></text:p>
      <text:p text:style-name="Text_20_body"><text:span text:style-name="Strong_20_Emphasis">Login Functionality</text:span>: Add the following code in <text:span text:style-name="Source_20_Text">controllers/login.js</text:span>:</text:p>
      <text:p text:style-name="Preformatted_20_Text"><text:span text:style-name="Source_20_Text">const jwt = require('jsonwebtoken')</text:span></text:p>
      <text:p text:style-name="Preformatted_20_Text"><text:span text:style-name="Source_20_Text">const bcrypt = require('bcrypt')</text:span></text:p>
      <text:p text:style-name="Preformatted_20_Text"><text:span text:style-name="Source_20_Text">const loginRouter = require('express').Router()</text:span></text:p>
      <text:p text:style-name="Preformatted_20_Text"><text:span text:style-name="Source_20_Text">const User = require('../models/user')</text:span></text:p>
      <text:p text:style-name="Preformatted_20_Text"/>
      <text:p text:style-name="Preformatted_20_Text"><text:span text:style-name="Source_20_Text">loginRouter.post('/', async (request, response) =&gt; {</text:span></text:p>
      <text:p text:style-name="Preformatted_20_Text"><text:span text:style-name="Source_20_Text"><text:s text:c="2"/>const { username, password } = request.body</text:span></text:p>
      <text:p text:style-name="Preformatted_20_Text"/>
      <text:p text:style-name="Preformatted_20_Text"><text:span text:style-name="Source_20_Text"><text:s text:c="2"/>const user = await User.findOne({ username })</text:span></text:p>
      <text:p text:style-name="Preformatted_20_Text"><text:span text:style-name="Source_20_Text"><text:s text:c="2"/>const passwordCorrect = user === null</text:span></text:p>
      <text:p text:style-name="Preformatted_20_Text"><text:span text:style-name="Source_20_Text"><text:s text:c="4"/>? false</text:span></text:p>
      <text:p text:style-name="Preformatted_20_Text"><text:span text:style-name="Source_20_Text"><text:s text:c="4"/>: await bcrypt.compare(password, user.passwordHash)</text:span></text:p>
      <text:p text:style-name="Preformatted_20_Text"/>
      <text:p text:style-name="Preformatted_20_Text"><text:span text:style-name="Source_20_Text"><text:s text:c="2"/>if (!(user &amp;&amp; passwordCorrect)) {</text:span></text:p>
      <text:p text:style-name="Preformatted_20_Text"><text:span text:style-name="Source_20_Text"><text:s text:c="4"/>return response.status(401).json({</text:span></text:p>
      <text:p text:style-name="Preformatted_20_Text"><text:span text:style-name="Source_20_Text"><text:s text:c="6"/>error: 'invalid username or passwor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userForToken = {</text:span></text:p>
      <text:p text:style-name="Preformatted_20_Text"><text:span text:style-name="Source_20_Text"><text:s text:c="4"/>username: user.username,</text:span></text:p>
      <text:p text:style-name="Preformatted_20_Text"><text:span text:style-name="Source_20_Text"><text:s text:c="4"/>id: user._id,</text:span></text:p>
      <text:p text:style-name="Preformatted_20_Text"><text:span text:style-name="Source_20_Text"><text:s text:c="2"/>}</text:span></text:p>
      <text:p text:style-name="Preformatted_20_Text"/>
      <text:p text:style-name="Preformatted_20_Text"><text:span text:style-name="Source_20_Text"><text:s text:c="2"/>const token = jwt.sign(userForToken, process.env.SECRET)</text:span></text:p>
      <text:p text:style-name="Preformatted_20_Text"/>
      <text:p text:style-name="Preformatted_20_Text"><text:span text:style-name="Source_20_Text"><text:s text:c="2"/>response</text:span></text:p>
      <text:p text:style-name="Preformatted_20_Text"><text:span text:style-name="Source_20_Text"><text:s text:c="4"/>.status(200)</text:span></text:p>
      <text:p text:style-name="Preformatted_20_Text"><text:span text:style-name="Source_20_Text"><text:s text:c="4"/>.send({ token, username: user.username, name: user.name })</text:span></text:p>
      <text:p text:style-name="Preformatted_20_Text"><text:span text:style-name="Source_20_Text">})</text:span></text:p>
      <text:p text:style-name="Preformatted_20_Text"/>
      <text:p text:style-name="P26"><text:span text:style-name="Source_20_Text">module.exports = loginRouter</text:span></text:p>
      <text:list text:style-name="L11">
        <text:list-item>
          <text:p text:style-name="P43"><text:span text:style-name="Strong_20_Emphasis">Token Creation</text:span>:</text:p>
          <text:list>
            <text:list-item>
              <text:p text:style-name="P43"><text:span text:style-name="Source_20_Text">jwt.sign</text:span> generates a signed token using a secret key.</text:p>
            </text:list-item>
            <text:list-item>
              <text:p text:style-name="P43">The <text:span text:style-name="Source_20_Text">SECRET</text:span> is defined in an environment variable.</text:p>
            </text:list-item>
          </text:list>
        </text:list-item>
        <text:list-item>
          <text:p text:style-name="P43"><text:span text:style-name="Strong_20_Emphasis">Password Validation</text:span>:</text:p>
          <text:list>
            <text:list-item>
              <text:p text:style-name="P43"><text:span text:style-name="Source_20_Text">bcrypt.compare</text:span> verifies the password against its hashed version stored in the database.</text:p>
            </text:list-item>
          </text:list>
        </text:list-item>
      </text:list>
      <text:p text:style-name="Text_20_body"><text:span text:style-name="Strong_20_Emphasis">Routing</text:span>: Include the login router in <text:span text:style-name="Source_20_Text">app.js</text:span>:</text:p>
      <text:p text:style-name="Preformatted_20_Text"><text:soft-page-break/><text:span text:style-name="Source_20_Text">const loginRouter = require('./controllers/login')</text:span></text:p>
      <text:p text:style-name="P26"><text:span text:style-name="Source_20_Text">app.use('/api/login', loginRouter)</text:span></text:p>
      <text:p text:style-name="Text_20_body"><text:span text:style-name="Strong_20_Emphasis">Error Handling</text:span>: Ensure proper error handling for invalid tokens by extending the middleware:</text:p>
      <text:p text:style-name="Preformatted_20_Text"><text:span text:style-name="Source_20_Text">const errorHandler = (error, request, response, next) =&gt; {</text:span></text:p>
      <text:p text:style-name="Preformatted_20_Text"><text:span text:style-name="Source_20_Text"><text:s text:c="2"/>if (error.name === 'JsonWebTokenError') {</text:span></text:p>
      <text:p text:style-name="Preformatted_20_Text"><text:span text:style-name="Source_20_Text"><text:s text:c="4"/>return response.status(401).json({ error: 'invalid token' })</text:span></text:p>
      <text:p text:style-name="Preformatted_20_Text"><text:span text:style-name="Source_20_Text"><text:s text:c="2"/>}</text:span></text:p>
      <text:p text:style-name="Preformatted_20_Text"><text:span text:style-name="Source_20_Text"><text:s text:c="2"/>next(error)</text:span></text:p>
      <text:p text:style-name="P26"><text:span text:style-name="Source_20_Text">}</text:span></text:p>
      <text:h text:style-name="Heading_20_2" text:outline-level="2"><text:bookmark-start text:name="__RefHeading___Toc10002_899862562"/>Restricting Note Creation to Logged-In Users<text:bookmark-end text:name="__RefHeading___Toc10002_899862562"/></text:h>
      <text:p text:style-name="Text_20_body">To allow only authenticated users to create notes, modify <text:span text:style-name="Source_20_Text">controllers/notes.js</text:span>:</text:p>
      <text:p text:style-name="Preformatted_20_Text"><text:span text:style-name="Source_20_Text">const jwt = require('jsonwebtoken')</text:span></text:p>
      <text:p text:style-name="Preformatted_20_Text"/>
      <text:p text:style-name="Preformatted_20_Text"><text:span text:style-name="Source_20_Text">const getTokenFrom = request =&gt; {</text:span></text:p>
      <text:p text:style-name="Preformatted_20_Text"><text:span text:style-name="Source_20_Text"><text:s text:c="2"/>const authorization = request.get('authorization')</text:span></text:p>
      <text:p text:style-name="Preformatted_20_Text"><text:span text:style-name="Source_20_Text"><text:s text:c="2"/>if (authorization &amp;&amp; authorization.startsWith('Bearer ')) {</text:span></text:p>
      <text:p text:style-name="Preformatted_20_Text"><text:span text:style-name="Source_20_Text"><text:s text:c="4"/>return authorization.replace('Bearer ', '')</text:span></text:p>
      <text:p text:style-name="Preformatted_20_Text"><text:span text:style-name="Source_20_Text"><text:s text:c="2"/>}</text:span></text:p>
      <text:p text:style-name="Preformatted_20_Text"><text:span text:style-name="Source_20_Text"><text:s text:c="2"/>return null</text:span></text:p>
      <text:p text:style-name="Preformatted_20_Text"><text:span text:style-name="Source_20_Text">}</text:span></text:p>
      <text:p text:style-name="Preformatted_20_Text"/>
      <text:p text:style-name="Preformatted_20_Text"><text:span text:style-name="Source_20_Text">notesRouter.post('/', async (request, response) =&gt; {</text:span></text:p>
      <text:p text:style-name="Preformatted_20_Text"><text:span text:style-name="Source_20_Text"><text:s text:c="2"/>const body = request.body</text:span></text:p>
      <text:p text:style-name="Preformatted_20_Text"><text:span text:style-name="Source_20_Text"><text:s text:c="2"/>const decodedToken = jwt.verify(getTokenFrom(request), process.env.SECRET)</text:span></text:p>
      <text:p text:style-name="Preformatted_20_Text"><text:span text:style-name="Source_20_Text"><text:s text:c="2"/>if (!decodedToken.id) {</text:span></text:p>
      <text:p text:style-name="Preformatted_20_Text"><text:span text:style-name="Source_20_Text"><text:s text:c="4"/>return response.status(401).json({ error: 'token invalid' })</text:span></text:p>
      <text:p text:style-name="Preformatted_20_Text"><text:span text:style-name="Source_20_Text"><text:s text:c="2"/>}</text:span></text:p>
      <text:p text:style-name="Preformatted_20_Text"><text:span text:style-name="Source_20_Text"><text:s text:c="2"/>const user = await User.findById(decodedToken.id)</text:span></text:p>
      <text:p text:style-name="Preformatted_20_Text"/>
      <text:p text:style-name="Preformatted_20_Text"><text:span text:style-name="Source_20_Text"><text:s text:c="2"/>const note = new Note({</text:span></text:p>
      <text:p text:style-name="Preformatted_20_Text"><text:span text:style-name="Source_20_Text"><text:s text:c="4"/>content: body.content,</text:span></text:p>
      <text:p text:style-name="Preformatted_20_Text"><text:span text:style-name="Source_20_Text"><text:s text:c="4"/>important: body.important || false,</text:span></text:p>
      <text:p text:style-name="Preformatted_20_Text"><text:span text:style-name="Source_20_Text"><text:s text:c="4"/>user: user._id</text:span></text:p>
      <text:p text:style-name="Preformatted_20_Text"><text:span text:style-name="Source_20_Text"><text:s text:c="2"/>})</text:span></text:p>
      <text:p text:style-name="Preformatted_20_Text"/>
      <text:p text:style-name="Preformatted_20_Text"><text:span text:style-name="Source_20_Text"><text:s text:c="2"/>const savedNote = await note.save()</text:span></text:p>
      <text:p text:style-name="Preformatted_20_Text"><text:span text:style-name="Source_20_Text"><text:s text:c="2"/>user.notes = user.notes.concat(savedNote._id)</text:span></text:p>
      <text:p text:style-name="Preformatted_20_Text"><text:span text:style-name="Source_20_Text"><text:s text:c="2"/>await user.save()</text:span></text:p>
      <text:p text:style-name="Preformatted_20_Text"/>
      <text:p text:style-name="Preformatted_20_Text"><text:span text:style-name="Source_20_Text"><text:s text:c="2"/>response.json(savedNote)</text:span></text:p>
      <text:p text:style-name="P26"><text:span text:style-name="Source_20_Text">})</text:span></text:p>
      <text:list text:style-name="L12">
        <text:list-item>
          <text:p text:style-name="P44"><text:span text:style-name="Strong_20_Emphasis">Token Retrieval</text:span>: The helper function <text:span text:style-name="Source_20_Text">getTokenFrom</text:span> extracts the token from the Authorization header.</text:p>
        </text:list-item>
        <text:list-item>
          <text:p text:style-name="P44"><text:span text:style-name="Strong_20_Emphasis">Token Validation</text:span>: <text:span text:style-name="Source_20_Text">jwt.verify</text:span> decodes the token and verifies its validity.</text:p>
        </text:list-item>
      </text:list>
      <text:h text:style-name="Heading_20_2" text:outline-level="2"><text:bookmark-start text:name="__RefHeading___Toc10004_899862562"/>Enhancements and Limitations<text:bookmark-end text:name="__RefHeading___Toc10004_899862562"/></text:h>
      <text:p text:style-name="Text_20_body"><text:span text:style-name="Strong_20_Emphasis">Token Expiration</text:span>: To improve security, tokens can be given an expiration time:</text:p>
      <text:p text:style-name="P26"><text:span text:style-name="Source_20_Text">const token = jwt.sign(userForToken, process.env.SECRET, { expiresIn: 60 * 60 }) // 1 hour</text:span></text:p>
      <text:p text:style-name="Text_20_body">Extend the error handler to address expired tokens:</text:p>
      <text:p text:style-name="Preformatted_20_Text"><text:soft-page-break/><text:span text:style-name="Source_20_Text">else if (error.name === 'TokenExpiredError') {</text:span></text:p>
      <text:p text:style-name="Preformatted_20_Text"><text:span text:style-name="Source_20_Text"><text:s text:c="2"/>return response.status(401).json({ error: 'token expired' })</text:span></text:p>
      <text:p text:style-name="P26"><text:span text:style-name="Source_20_Text">}</text:span></text:p>
      <text:p text:style-name="Text_20_body"><text:span text:style-name="Strong_20_Emphasis">Server-Side Sessions</text:span>: An alternative to JWTs is storing session data on the server. While more secure, it introduces complexity and performance overhead. This is often managed using fast key-value databases like Redis.</text:p>
      <text:h text:style-name="Heading_20_2" text:outline-level="2"><text:bookmark-start text:name="__RefHeading___Toc10006_899862562"/>End Notes<text:bookmark-end text:name="__RefHeading___Toc10006_899862562"/></text:h>
      <text:list text:style-name="L13">
        <text:list-item>
          <text:p text:style-name="P45">Always use HTTPS for secure transmission of tokens.</text:p>
        </text:list-item>
        <text:list-item>
          <text:p text:style-name="P45">The backend changes will temporarily break note creation until the frontend supports login.</text:p>
        </text:list-item>
        <text:list-item>
          <text:p text:style-name="P45">Login functionality will be integrated with the frontend in the next step.</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BM Plex Mono" svg:font-family="'IBM Plex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7:11:29.518000000</meta:creation-date>
    <dc:date>2025-04-22T18:43:26.155000000</dc:date>
    <meta:editing-duration>PT4H6M56S</meta:editing-duration>
    <meta:editing-cycles>6</meta:editing-cycles>
    <meta:generator>LibreOffice/24.8.6.2$Windows_X86_64 LibreOffice_project/6d98ba145e9a8a39fc57bcc76981d1fb1316c60c</meta:generator>
    <meta:document-statistic meta:table-count="0" meta:image-count="0" meta:object-count="0" meta:page-count="57" meta:paragraph-count="1758" meta:word-count="12908" meta:character-count="91159" meta:non-whitespace-character-count="77561"/>
  </office:meta>
</office:document-meta>
</file>